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31.44pt"/>
    </style:style>
    <style:style style:name="co3" style:family="table-column">
      <style:table-column-properties fo:break-before="auto" style:column-width="34.61pt"/>
    </style:style>
    <style:style style:name="co4" style:family="table-column">
      <style:table-column-properties fo:break-before="auto" style:column-width="37.19pt"/>
    </style:style>
    <style:style style:name="co5" style:family="table-column">
      <style:table-column-properties fo:break-before="auto" style:column-width="28.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31.21pt"/>
    </style:style>
    <style:style style:name="co9" style:family="table-column">
      <style:table-column-properties fo:break-before="auto" style:column-width="36.34pt"/>
    </style:style>
    <style:style style:name="co10" style:family="table-column">
      <style:table-column-properties fo:break-before="auto" style:column-width="49.21pt"/>
    </style:style>
    <style:style style:name="co11" style:family="table-column">
      <style:table-column-properties fo:break-before="auto" style:column-width="35.49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40.65pt"/>
    </style:style>
    <style:style style:name="co14" style:family="table-column">
      <style:table-column-properties fo:break-before="auto" style:column-width="53.49pt"/>
    </style:style>
    <style:style style:name="co15" style:family="table-column">
      <style:table-column-properties fo:break-before="auto" style:column-width="47.51pt"/>
    </style:style>
    <style:style style:name="co16" style:family="table-column">
      <style:table-column-properties fo:break-before="auto" style:column-width="65.51pt"/>
    </style:style>
    <style:style style:name="co17" style:family="table-column">
      <style:table-column-properties fo:break-before="auto" style:column-width="39.74pt"/>
    </style:style>
    <style:style style:name="co18" style:family="table-column">
      <style:table-column-properties fo:break-before="auto" style:column-width="32.06pt"/>
    </style:style>
    <style:style style:name="co19" style:family="table-column">
      <style:table-column-properties fo:break-before="auto" style:column-width="32.91pt"/>
    </style:style>
    <style:style style:name="co20" style:family="table-column">
      <style:table-column-properties fo:break-before="auto" style:column-width="50.91pt"/>
    </style:style>
    <style:style style:name="co21" style:family="table-column">
      <style:table-column-properties fo:break-before="auto" style:column-width="82.66pt"/>
    </style:style>
    <style:style style:name="co22" style:family="table-column">
      <style:table-column-properties fo:break-before="auto" style:column-width="71.49pt"/>
    </style:style>
    <style:style style:name="co23" style:family="table-column">
      <style:table-column-properties fo:break-before="auto" style:column-width="29.51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416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5" style:family="table-cell" style:parent-style-name="Default">
      <style:map style:condition="cell-content()&gt;=600" style:apply-style-name="Bad" style:base-cell-address="Sheet1.E7"/>
      <style:map style:condition="cell-content()&gt;=0" style:apply-style-name="Good" style:base-cell-address="Sheet1.E7"/>
    </style:style>
    <style:style style:name="ce6" style:family="table-cell" style:parent-style-name="Default">
      <style:map style:condition="cell-content()&gt;=600" style:apply-style-name="Bad" style:base-cell-address="Sheet1.E8"/>
      <style:map style:condition="cell-content()&gt;=0" style:apply-style-name="Good" style:base-cell-address="Sheet1.E8"/>
    </style:style>
    <style:style style:name="ce8" style:family="table-cell" style:parent-style-name="Default">
      <style:map style:condition="cell-content()&gt;=600" style:apply-style-name="Bad" style:base-cell-address="Sheet1.F7"/>
      <style:map style:condition="cell-content()&gt;=0" style:apply-style-name="Good" style:base-cell-address="Sheet1.F7"/>
    </style:style>
    <style:style style:name="ce9" style:family="table-cell" style:parent-style-name="Default">
      <style:map style:condition="cell-content()&gt;=600" style:apply-style-name="Bad" style:base-cell-address="Sheet1.F8"/>
      <style:map style:condition="cell-content()&gt;=0" style:apply-style-name="Good" style:base-cell-address="Sheet1.F8"/>
    </style:style>
    <style:style style:name="ce10" style:family="table-cell" style:parent-style-name="Default">
      <style:map style:condition="cell-content()&gt;=600" style:apply-style-name="Bad" style:base-cell-address="Sheet1.F9"/>
      <style:map style:condition="cell-content()&gt;=0" style:apply-style-name="Good" style:base-cell-address="Sheet1.F9"/>
    </style:style>
    <style:style style:name="ce1100" style:family="table-cell" style:parent-style-name="Default">
      <style:map style:condition="cell-content()&gt;=600" style:apply-style-name="Bad" style:base-cell-address="Sheet1.G5"/>
      <style:map style:condition="cell-content()&gt;=0" style:apply-style-name="Good" style:base-cell-address="Sheet1.G5"/>
    </style:style>
    <style:style style:name="ce13" style:family="table-cell" style:parent-style-name="Default">
      <style:map style:condition="cell-content()&gt;=600" style:apply-style-name="Bad" style:base-cell-address="Sheet1.G8"/>
      <style:map style:condition="cell-content()&gt;=0" style:apply-style-name="Good" style:base-cell-address="Sheet1.G8"/>
    </style:style>
    <style:style style:name="ce14" style:family="table-cell" style:parent-style-name="Default">
      <style:map style:condition="cell-content()&gt;=600" style:apply-style-name="Bad" style:base-cell-address="Sheet1.G9"/>
      <style:map style:condition="cell-content()&gt;=0" style:apply-style-name="Good" style:base-cell-address="Sheet1.G9"/>
    </style:style>
    <style:style style:name="ce1101" style:family="table-cell" style:parent-style-name="Default">
      <style:map style:condition="cell-content()&gt;=600" style:apply-style-name="Bad" style:base-cell-address="Sheet1.H5"/>
      <style:map style:condition="cell-content()&gt;=0" style:apply-style-name="Good" style:base-cell-address="Sheet1.H5"/>
    </style:style>
    <style:style style:name="ce1102" style:family="table-cell" style:parent-style-name="Default">
      <style:map style:condition="cell-content()&gt;=600" style:apply-style-name="Bad" style:base-cell-address="Sheet1.H7"/>
      <style:map style:condition="cell-content()&gt;=0" style:apply-style-name="Good" style:base-cell-address="Sheet1.H7"/>
    </style:style>
    <style:style style:name="ce18" style:family="table-cell" style:parent-style-name="Default">
      <style:map style:condition="cell-content()&gt;=600" style:apply-style-name="Bad" style:base-cell-address="Sheet1.H9"/>
      <style:map style:condition="cell-content()&gt;=0" style:apply-style-name="Good" style:base-cell-address="Sheet1.H9"/>
    </style:style>
    <style:style style:name="ce1105" style:family="table-cell" style:parent-style-name="Default">
      <style:map style:condition="cell-content()&gt;=600" style:apply-style-name="Bad" style:base-cell-address="Sheet1.I7"/>
      <style:map style:condition="cell-content()&gt;=0" style:apply-style-name="Good" style:base-cell-address="Sheet1.I7"/>
    </style:style>
    <style:style style:name="ce20" style:family="table-cell" style:parent-style-name="Default">
      <style:map style:condition="cell-content()&gt;=600" style:apply-style-name="Bad" style:base-cell-address="Sheet1.I9"/>
      <style:map style:condition="cell-content()&gt;=0" style:apply-style-name="Good" style:base-cell-address="Sheet1.I9"/>
    </style:style>
    <style:style style:name="ce1107" style:family="table-cell" style:parent-style-name="Default">
      <style:map style:condition="cell-content()&gt;=600" style:apply-style-name="Bad" style:base-cell-address="Sheet1.J7"/>
      <style:map style:condition="cell-content()&gt;=0" style:apply-style-name="Good" style:base-cell-address="Sheet1.J7"/>
    </style:style>
    <style:style style:name="ce21" style:family="table-cell" style:parent-style-name="Default">
      <style:map style:condition="cell-content()&gt;=600" style:apply-style-name="Bad" style:base-cell-address="Sheet1.J9"/>
      <style:map style:condition="cell-content()&gt;=0" style:apply-style-name="Good" style:base-cell-address="Sheet1.J9"/>
    </style:style>
    <style:style style:name="ce1110" style:family="table-cell" style:parent-style-name="Default">
      <style:map style:condition="cell-content()&gt;=600" style:apply-style-name="Bad" style:base-cell-address="Sheet1.K7"/>
      <style:map style:condition="cell-content()&gt;=0" style:apply-style-name="Good" style:base-cell-address="Sheet1.K7"/>
    </style:style>
    <style:style style:name="ce22" style:family="table-cell" style:parent-style-name="Default">
      <style:map style:condition="cell-content()&gt;=600" style:apply-style-name="Bad" style:base-cell-address="Sheet1.K9"/>
      <style:map style:condition="cell-content()&gt;=0" style:apply-style-name="Good" style:base-cell-address="Sheet1.K9"/>
    </style:style>
    <style:style style:name="ce23" style:family="table-cell" style:parent-style-name="Default">
      <style:map style:condition="cell-content()&gt;=600" style:apply-style-name="Bad" style:base-cell-address="Sheet1.L9"/>
      <style:map style:condition="cell-content()&gt;=0" style:apply-style-name="Good" style:base-cell-address="Sheet1.L9"/>
    </style:style>
    <style:style style:name="ce24" style:family="table-cell" style:parent-style-name="Default">
      <style:map style:condition="cell-content()&gt;=600" style:apply-style-name="Bad" style:base-cell-address="Sheet1.M8"/>
      <style:map style:condition="cell-content()&gt;=0" style:apply-style-name="Good" style:base-cell-address="Sheet1.M8"/>
    </style:style>
    <style:style style:name="ce1117" style:family="table-cell" style:parent-style-name="Default">
      <style:map style:condition="cell-content()&gt;=600" style:apply-style-name="Bad" style:base-cell-address="Sheet1.M27"/>
      <style:map style:condition="cell-content()&gt;=0" style:apply-style-name="Good" style:base-cell-address="Sheet1.M27"/>
    </style:style>
    <style:style style:name="ce1118" style:family="table-cell" style:parent-style-name="Default">
      <style:map style:condition="cell-content()&gt;=600" style:apply-style-name="Bad" style:base-cell-address="Sheet1.M28"/>
      <style:map style:condition="cell-content()&gt;=0" style:apply-style-name="Good" style:base-cell-address="Sheet1.M28"/>
    </style:style>
    <style:style style:name="ce28" style:family="table-cell" style:parent-style-name="Default">
      <style:map style:condition="cell-content()&gt;=600" style:apply-style-name="Bad" style:base-cell-address="Sheet1.N5"/>
      <style:map style:condition="cell-content()&gt;=0" style:apply-style-name="Good" style:base-cell-address="Sheet1.N5"/>
    </style:style>
    <style:style style:name="ce29" style:family="table-cell" style:parent-style-name="Default">
      <style:map style:condition="cell-content()&gt;=600" style:apply-style-name="Bad" style:base-cell-address="Sheet1.N8"/>
      <style:map style:condition="cell-content()&gt;=0" style:apply-style-name="Good" style:base-cell-address="Sheet1.N8"/>
    </style:style>
    <style:style style:name="ce30" style:family="table-cell" style:parent-style-name="Default">
      <style:map style:condition="cell-content()&gt;=600" style:apply-style-name="Bad" style:base-cell-address="Sheet1.N10"/>
      <style:map style:condition="cell-content()&gt;=0" style:apply-style-name="Good" style:base-cell-address="Sheet1.N10"/>
    </style:style>
    <style:style style:name="ce1122" style:family="table-cell" style:parent-style-name="Default">
      <style:map style:condition="cell-content()&gt;=600" style:apply-style-name="Bad" style:base-cell-address="Sheet1.N28"/>
      <style:map style:condition="cell-content()&gt;=0" style:apply-style-name="Good" style:base-cell-address="Sheet1.N28"/>
    </style:style>
    <style:style style:name="ce34" style:family="table-cell" style:parent-style-name="Default">
      <style:map style:condition="cell-content()&gt;=600" style:apply-style-name="Bad" style:base-cell-address="Sheet1.O5"/>
      <style:map style:condition="cell-content()&gt;=0" style:apply-style-name="Good" style:base-cell-address="Sheet1.O5"/>
    </style:style>
    <style:style style:name="ce36" style:family="table-cell" style:parent-style-name="Default">
      <style:map style:condition="cell-content()&gt;=600" style:apply-style-name="Bad" style:base-cell-address="Sheet1.O9"/>
      <style:map style:condition="cell-content()&gt;=0" style:apply-style-name="Good" style:base-cell-address="Sheet1.O9"/>
    </style:style>
    <style:style style:name="ce37" style:family="table-cell" style:parent-style-name="Default">
      <style:map style:condition="cell-content()&gt;=600" style:apply-style-name="Bad" style:base-cell-address="Sheet1.O10"/>
      <style:map style:condition="cell-content()&gt;=0" style:apply-style-name="Good" style:base-cell-address="Sheet1.O10"/>
    </style:style>
    <style:style style:name="ce1126" style:family="table-cell" style:parent-style-name="Default">
      <style:map style:condition="cell-content()&gt;=600" style:apply-style-name="Bad" style:base-cell-address="Sheet1.O27"/>
      <style:map style:condition="cell-content()&gt;=0" style:apply-style-name="Good" style:base-cell-address="Sheet1.O27"/>
    </style:style>
    <style:style style:name="ce1127" style:family="table-cell" style:parent-style-name="Default">
      <style:map style:condition="cell-content()&gt;=600" style:apply-style-name="Bad" style:base-cell-address="Sheet1.O28"/>
      <style:map style:condition="cell-content()&gt;=0" style:apply-style-name="Good" style:base-cell-address="Sheet1.O28"/>
    </style:style>
    <style:style style:name="ce42" style:family="table-cell" style:parent-style-name="Default">
      <style:map style:condition="cell-content()&gt;=600" style:apply-style-name="Bad" style:base-cell-address="Sheet1.P5"/>
      <style:map style:condition="cell-content()&gt;=0" style:apply-style-name="Good" style:base-cell-address="Sheet1.P5"/>
    </style:style>
    <style:style style:name="ce44" style:family="table-cell" style:parent-style-name="Default">
      <style:map style:condition="cell-content()&gt;=600" style:apply-style-name="Bad" style:base-cell-address="Sheet1.P10"/>
      <style:map style:condition="cell-content()&gt;=0" style:apply-style-name="Good" style:base-cell-address="Sheet1.P10"/>
    </style:style>
    <style:style style:name="ce1130" style:family="table-cell" style:parent-style-name="Default">
      <style:map style:condition="cell-content()&gt;=600" style:apply-style-name="Bad" style:base-cell-address="Sheet1.P28"/>
      <style:map style:condition="cell-content()&gt;=0" style:apply-style-name="Good" style:base-cell-address="Sheet1.P28"/>
    </style:style>
    <style:style style:name="ce1131" style:family="table-cell" style:parent-style-name="Default">
      <style:map style:condition="cell-content()&gt;=600" style:apply-style-name="Bad" style:base-cell-address="Sheet1.Q27"/>
      <style:map style:condition="cell-content()&gt;=0" style:apply-style-name="Good" style:base-cell-address="Sheet1.Q27"/>
    </style:style>
    <style:style style:name="ce1132" style:family="table-cell" style:parent-style-name="Default">
      <style:map style:condition="cell-content()&gt;=600" style:apply-style-name="Bad" style:base-cell-address="Sheet1.Q28"/>
      <style:map style:condition="cell-content()&gt;=0" style:apply-style-name="Good" style:base-cell-address="Sheet1.Q28"/>
    </style:style>
    <style:style style:name="ce52" style:family="table-cell" style:parent-style-name="Default">
      <style:map style:condition="cell-content()&gt;=600" style:apply-style-name="Bad" style:base-cell-address="Sheet1.R5"/>
      <style:map style:condition="cell-content()&gt;=0" style:apply-style-name="Good" style:base-cell-address="Sheet1.R5"/>
    </style:style>
    <style:style style:name="ce54" style:family="table-cell" style:parent-style-name="Default">
      <style:map style:condition="cell-content()&gt;=600" style:apply-style-name="Bad" style:base-cell-address="Sheet1.R9"/>
      <style:map style:condition="cell-content()&gt;=0" style:apply-style-name="Good" style:base-cell-address="Sheet1.R9"/>
    </style:style>
    <style:style style:name="ce55" style:family="table-cell" style:parent-style-name="Default">
      <style:map style:condition="cell-content()&gt;=600" style:apply-style-name="Bad" style:base-cell-address="Sheet1.R10"/>
      <style:map style:condition="cell-content()&gt;=0" style:apply-style-name="Good" style:base-cell-address="Sheet1.R10"/>
    </style:style>
    <style:style style:name="ce1136" style:family="table-cell" style:parent-style-name="Default">
      <style:map style:condition="cell-content()&gt;=600" style:apply-style-name="Bad" style:base-cell-address="Sheet1.R27"/>
      <style:map style:condition="cell-content()&gt;=0" style:apply-style-name="Good" style:base-cell-address="Sheet1.R27"/>
    </style:style>
    <style:style style:name="ce1137" style:family="table-cell" style:parent-style-name="Default">
      <style:map style:condition="cell-content()&gt;=600" style:apply-style-name="Bad" style:base-cell-address="Sheet1.R28"/>
      <style:map style:condition="cell-content()&gt;=0" style:apply-style-name="Good" style:base-cell-address="Sheet1.R28"/>
    </style:style>
    <style:style style:name="ce1138" style:family="table-cell" style:parent-style-name="Default">
      <style:map style:condition="cell-content()&gt;=600" style:apply-style-name="Bad" style:base-cell-address="Sheet1.R29"/>
      <style:map style:condition="cell-content()&gt;=0" style:apply-style-name="Good" style:base-cell-address="Sheet1.R29"/>
    </style:style>
    <style:style style:name="ce60" style:family="table-cell" style:parent-style-name="Default">
      <style:map style:condition="cell-content()&gt;=600" style:apply-style-name="Bad" style:base-cell-address="Sheet1.S5"/>
      <style:map style:condition="cell-content()&gt;=0" style:apply-style-name="Good" style:base-cell-address="Sheet1.S5"/>
    </style:style>
    <style:style style:name="ce62" style:family="table-cell" style:parent-style-name="Default">
      <style:map style:condition="cell-content()&gt;=600" style:apply-style-name="Bad" style:base-cell-address="Sheet1.S9"/>
      <style:map style:condition="cell-content()&gt;=0" style:apply-style-name="Good" style:base-cell-address="Sheet1.S9"/>
    </style:style>
    <style:style style:name="ce63" style:family="table-cell" style:parent-style-name="Default">
      <style:map style:condition="cell-content()&gt;=600" style:apply-style-name="Bad" style:base-cell-address="Sheet1.S10"/>
      <style:map style:condition="cell-content()&gt;=0" style:apply-style-name="Good" style:base-cell-address="Sheet1.S10"/>
    </style:style>
    <style:style style:name="ce1142" style:family="table-cell" style:parent-style-name="Default">
      <style:map style:condition="cell-content()&gt;=600" style:apply-style-name="Bad" style:base-cell-address="Sheet1.S27"/>
      <style:map style:condition="cell-content()&gt;=0" style:apply-style-name="Good" style:base-cell-address="Sheet1.S27"/>
    </style:style>
    <style:style style:name="ce1143" style:family="table-cell" style:parent-style-name="Default">
      <style:map style:condition="cell-content()&gt;=600" style:apply-style-name="Bad" style:base-cell-address="Sheet1.S28"/>
      <style:map style:condition="cell-content()&gt;=0" style:apply-style-name="Good" style:base-cell-address="Sheet1.S28"/>
    </style:style>
    <style:style style:name="ce1144" style:family="table-cell" style:parent-style-name="Default">
      <style:map style:condition="cell-content()&gt;=600" style:apply-style-name="Bad" style:base-cell-address="Sheet1.S29"/>
      <style:map style:condition="cell-content()&gt;=0" style:apply-style-name="Good" style:base-cell-address="Sheet1.S29"/>
    </style:style>
    <style:style style:name="ce1146" style:family="table-cell" style:parent-style-name="Default">
      <style:map style:condition="cell-content()&gt;=600" style:apply-style-name="Bad" style:base-cell-address="Sheet1.T27"/>
      <style:map style:condition="cell-content()&gt;=0" style:apply-style-name="Good" style:base-cell-address="Sheet1.T27"/>
    </style:style>
    <style:style style:name="ce1147" style:family="table-cell" style:parent-style-name="Default">
      <style:map style:condition="cell-content()&gt;=600" style:apply-style-name="Bad" style:base-cell-address="Sheet1.T29"/>
      <style:map style:condition="cell-content()&gt;=0" style:apply-style-name="Good" style:base-cell-address="Sheet1.T29"/>
    </style:style>
    <style:style style:name="ce72" style:family="table-cell" style:parent-style-name="Default">
      <style:map style:condition="cell-content()&gt;=600" style:apply-style-name="Bad" style:base-cell-address="Sheet1.U5"/>
      <style:map style:condition="cell-content()&gt;=0" style:apply-style-name="Good" style:base-cell-address="Sheet1.U5"/>
    </style:style>
    <style:style style:name="ce74" style:family="table-cell" style:parent-style-name="Default">
      <style:map style:condition="cell-content()&gt;=600" style:apply-style-name="Bad" style:base-cell-address="Sheet1.U10"/>
      <style:map style:condition="cell-content()&gt;=0" style:apply-style-name="Good" style:base-cell-address="Sheet1.U10"/>
    </style:style>
    <style:style style:name="ce1150" style:family="table-cell" style:parent-style-name="Default">
      <style:map style:condition="cell-content()&gt;=600" style:apply-style-name="Bad" style:base-cell-address="Sheet1.U29"/>
      <style:map style:condition="cell-content()&gt;=0" style:apply-style-name="Good" style:base-cell-address="Sheet1.U29"/>
    </style:style>
    <style:style style:name="ce79" style:family="table-cell" style:parent-style-name="Default">
      <style:map style:condition="cell-content()&gt;=600" style:apply-style-name="Bad" style:base-cell-address="Sheet1.V5"/>
      <style:map style:condition="cell-content()&gt;=0" style:apply-style-name="Good" style:base-cell-address="Sheet1.V5"/>
    </style:style>
    <style:style style:name="ce81" style:family="table-cell" style:parent-style-name="Default">
      <style:map style:condition="cell-content()&gt;=600" style:apply-style-name="Bad" style:base-cell-address="Sheet1.V9"/>
      <style:map style:condition="cell-content()&gt;=0" style:apply-style-name="Good" style:base-cell-address="Sheet1.V9"/>
    </style:style>
    <style:style style:name="ce82" style:family="table-cell" style:parent-style-name="Default">
      <style:map style:condition="cell-content()&gt;=600" style:apply-style-name="Bad" style:base-cell-address="Sheet1.V10"/>
      <style:map style:condition="cell-content()&gt;=0" style:apply-style-name="Good" style:base-cell-address="Sheet1.V10"/>
    </style:style>
    <style:style style:name="ce1154" style:family="table-cell" style:parent-style-name="Default">
      <style:map style:condition="cell-content()&gt;=600" style:apply-style-name="Bad" style:base-cell-address="Sheet1.V29"/>
      <style:map style:condition="cell-content()&gt;=0" style:apply-style-name="Good" style:base-cell-address="Sheet1.V29"/>
    </style:style>
    <style:style style:name="ce90" style:family="table-cell" style:parent-style-name="Default">
      <style:map style:condition="cell-content()&gt;=600" style:apply-style-name="Bad" style:base-cell-address="Sheet1.W9"/>
      <style:map style:condition="cell-content()&gt;=0" style:apply-style-name="Good" style:base-cell-address="Sheet1.W9"/>
    </style:style>
    <style:style style:name="ce91" style:family="table-cell" style:parent-style-name="Default">
      <style:map style:condition="cell-content()&gt;=600" style:apply-style-name="Bad" style:base-cell-address="Sheet1.W10"/>
      <style:map style:condition="cell-content()&gt;=0" style:apply-style-name="Good" style:base-cell-address="Sheet1.W10"/>
    </style:style>
    <style:style style:name="ce1157" style:family="table-cell" style:parent-style-name="Default">
      <style:map style:condition="cell-content()&gt;=600" style:apply-style-name="Bad" style:base-cell-address="Sheet1.W29"/>
      <style:map style:condition="cell-content()&gt;=0" style:apply-style-name="Good" style:base-cell-address="Sheet1.W29"/>
    </style:style>
    <style:style style:name="ce99" style:family="table-cell" style:parent-style-name="Default">
      <style:map style:condition="cell-content()&gt;=600" style:apply-style-name="Bad" style:base-cell-address="Sheet1.X9"/>
      <style:map style:condition="cell-content()&gt;=0" style:apply-style-name="Good" style:base-cell-address="Sheet1.X9"/>
    </style:style>
    <style:style style:name="ce100" style:family="table-cell" style:parent-style-name="Default">
      <style:map style:condition="cell-content()&gt;=600" style:apply-style-name="Bad" style:base-cell-address="Sheet1.X10"/>
      <style:map style:condition="cell-content()&gt;=0" style:apply-style-name="Good" style:base-cell-address="Sheet1.X10"/>
    </style:style>
    <style:style style:name="ce106" style:family="table-cell" style:parent-style-name="Default">
      <style:map style:condition="cell-content()&gt;=600" style:apply-style-name="Bad" style:base-cell-address="Sheet1.Y3"/>
      <style:map style:condition="cell-content()&gt;=0" style:apply-style-name="Good" style:base-cell-address="Sheet1.Y3"/>
    </style:style>
    <style:style style:name="ce107" style:family="table-cell" style:parent-style-name="Default">
      <style:map style:condition="cell-content()&gt;=600" style:apply-style-name="Bad" style:base-cell-address="Sheet1.Y4"/>
      <style:map style:condition="cell-content()&gt;=0" style:apply-style-name="Good" style:base-cell-address="Sheet1.Y4"/>
    </style:style>
    <style:style style:name="ce110" style:family="table-cell" style:parent-style-name="Default">
      <style:map style:condition="cell-content()&gt;=600" style:apply-style-name="Bad" style:base-cell-address="Sheet1.Y9"/>
      <style:map style:condition="cell-content()&gt;=0" style:apply-style-name="Good" style:base-cell-address="Sheet1.Y9"/>
    </style:style>
    <style:style style:name="ce111" style:family="table-cell" style:parent-style-name="Default">
      <style:map style:condition="cell-content()&gt;=600" style:apply-style-name="Bad" style:base-cell-address="Sheet1.Y10"/>
      <style:map style:condition="cell-content()&gt;=0" style:apply-style-name="Good" style:base-cell-address="Sheet1.Y10"/>
    </style:style>
    <style:style style:name="ce117" style:family="table-cell" style:parent-style-name="Default">
      <style:map style:condition="cell-content()&gt;=600" style:apply-style-name="Bad" style:base-cell-address="Sheet1.Z3"/>
      <style:map style:condition="cell-content()&gt;=0" style:apply-style-name="Good" style:base-cell-address="Sheet1.Z3"/>
    </style:style>
    <style:style style:name="ce118" style:family="table-cell" style:parent-style-name="Default">
      <style:map style:condition="cell-content()&gt;=600" style:apply-style-name="Bad" style:base-cell-address="Sheet1.Z4"/>
      <style:map style:condition="cell-content()&gt;=0" style:apply-style-name="Good" style:base-cell-address="Sheet1.Z4"/>
    </style:style>
    <style:style style:name="ce1166" style:family="table-cell" style:parent-style-name="Default">
      <style:map style:condition="cell-content()&gt;=600" style:apply-style-name="Bad" style:base-cell-address="Sheet1.Z33"/>
      <style:map style:condition="cell-content()&gt;=0" style:apply-style-name="Good" style:base-cell-address="Sheet1.Z33"/>
    </style:style>
    <style:style style:name="ce1167" style:family="table-cell" style:parent-style-name="Default">
      <style:map style:condition="cell-content()&gt;=600" style:apply-style-name="Bad" style:base-cell-address="Sheet1.Z34"/>
      <style:map style:condition="cell-content()&gt;=0" style:apply-style-name="Good" style:base-cell-address="Sheet1.Z34"/>
    </style:style>
    <style:style style:name="ce128" style:family="table-cell" style:parent-style-name="Default">
      <style:map style:condition="cell-content()&gt;=600" style:apply-style-name="Bad" style:base-cell-address="Sheet1.AA3"/>
      <style:map style:condition="cell-content()&gt;=0" style:apply-style-name="Good" style:base-cell-address="Sheet1.AA3"/>
    </style:style>
    <style:style style:name="ce1169" style:family="table-cell" style:parent-style-name="Default">
      <style:map style:condition="cell-content()&gt;=600" style:apply-style-name="Bad" style:base-cell-address="Sheet1.AA32"/>
      <style:map style:condition="cell-content()&gt;=0" style:apply-style-name="Good" style:base-cell-address="Sheet1.AA32"/>
    </style:style>
    <style:style style:name="ce1170" style:family="table-cell" style:parent-style-name="Default">
      <style:map style:condition="cell-content()&gt;=600" style:apply-style-name="Bad" style:base-cell-address="Sheet1.AA34"/>
      <style:map style:condition="cell-content()&gt;=0" style:apply-style-name="Good" style:base-cell-address="Sheet1.AA34"/>
    </style:style>
    <style:style style:name="ce139" style:family="table-cell" style:parent-style-name="Default">
      <style:map style:condition="cell-content()&gt;=600" style:apply-style-name="Bad" style:base-cell-address="Sheet1.AB3"/>
      <style:map style:condition="cell-content()&gt;=0" style:apply-style-name="Good" style:base-cell-address="Sheet1.AB3"/>
    </style:style>
    <style:style style:name="ce224" style:family="table-cell" style:parent-style-name="Default">
      <style:map style:condition="cell-content()&gt;=600" style:apply-style-name="Bad" style:base-cell-address="Sheet1.AB12"/>
      <style:map style:condition="cell-content()&gt;=0" style:apply-style-name="Good" style:base-cell-address="Sheet1.AB12"/>
    </style:style>
    <style:style style:name="ce1173" style:family="table-cell" style:parent-style-name="Default">
      <style:map style:condition="cell-content()&gt;=600" style:apply-style-name="Bad" style:base-cell-address="Sheet1.AB32"/>
      <style:map style:condition="cell-content()&gt;=0" style:apply-style-name="Good" style:base-cell-address="Sheet1.AB32"/>
    </style:style>
    <style:style style:name="ce1174" style:family="table-cell" style:parent-style-name="Default">
      <style:map style:condition="cell-content()&gt;=600" style:apply-style-name="Bad" style:base-cell-address="Sheet1.AB33"/>
      <style:map style:condition="cell-content()&gt;=0" style:apply-style-name="Good" style:base-cell-address="Sheet1.AB33"/>
    </style:style>
    <style:style style:name="ce150" style:family="table-cell" style:parent-style-name="Default">
      <style:map style:condition="cell-content()&gt;=600" style:apply-style-name="Bad" style:base-cell-address="Sheet1.AC3"/>
      <style:map style:condition="cell-content()&gt;=0" style:apply-style-name="Good" style:base-cell-address="Sheet1.AC3"/>
    </style:style>
    <style:style style:name="ce152" style:family="table-cell" style:parent-style-name="Default">
      <style:map style:condition="cell-content()&gt;=600" style:apply-style-name="Bad" style:base-cell-address="Sheet1.AC5"/>
      <style:map style:condition="cell-content()&gt;=0" style:apply-style-name="Good" style:base-cell-address="Sheet1.AC5"/>
    </style:style>
    <style:style style:name="ce154" style:family="table-cell" style:parent-style-name="Default">
      <style:map style:condition="cell-content()&gt;=600" style:apply-style-name="Bad" style:base-cell-address="Sheet1.AC9"/>
      <style:map style:condition="cell-content()&gt;=0" style:apply-style-name="Good" style:base-cell-address="Sheet1.AC9"/>
    </style:style>
    <style:style style:name="ce155" style:family="table-cell" style:parent-style-name="Default">
      <style:map style:condition="cell-content()&gt;=600" style:apply-style-name="Bad" style:base-cell-address="Sheet1.AC10"/>
      <style:map style:condition="cell-content()&gt;=0" style:apply-style-name="Good" style:base-cell-address="Sheet1.AC10"/>
    </style:style>
    <style:style style:name="ce1179" style:family="table-cell" style:parent-style-name="Default">
      <style:map style:condition="cell-content()&gt;=600" style:apply-style-name="Bad" style:base-cell-address="Sheet1.AC14"/>
      <style:map style:condition="cell-content()&gt;=0" style:apply-style-name="Good" style:base-cell-address="Sheet1.AC14"/>
    </style:style>
    <style:style style:name="ce1068" style:family="table-cell" style:parent-style-name="Default">
      <style:map style:condition="cell-content()&gt;=600" style:apply-style-name="Bad" style:base-cell-address="Sheet1.AC10"/>
      <style:map style:condition="cell-content()&gt;=0" style:apply-style-name="Good" style:base-cell-address="Sheet1.AC10"/>
    </style:style>
    <style:style style:name="ce192" style:family="table-cell" style:parent-style-name="Default">
      <style:map style:condition="cell-content()&gt;=600" style:apply-style-name="Bad" style:base-cell-address="Sheet1.AC12"/>
      <style:map style:condition="cell-content()&gt;=0" style:apply-style-name="Good" style:base-cell-address="Sheet1.AC12"/>
    </style:style>
    <style:style style:name="ce1182" style:family="table-cell" style:parent-style-name="Default">
      <style:map style:condition="cell-content()&gt;=600" style:apply-style-name="Bad" style:base-cell-address="Sheet1.AC31"/>
      <style:map style:condition="cell-content()&gt;=0" style:apply-style-name="Good" style:base-cell-address="Sheet1.AC31"/>
    </style:style>
    <style:style style:name="ce1183" style:family="table-cell" style:parent-style-name="Default">
      <style:map style:condition="cell-content()&gt;=600" style:apply-style-name="Bad" style:base-cell-address="Sheet1.AC32"/>
      <style:map style:condition="cell-content()&gt;=0" style:apply-style-name="Good" style:base-cell-address="Sheet1.AC32"/>
    </style:style>
    <style:style style:name="ce1184" style:family="table-cell" style:parent-style-name="Default">
      <style:map style:condition="cell-content()&gt;=600" style:apply-style-name="Bad" style:base-cell-address="Sheet1.AC33"/>
      <style:map style:condition="cell-content()&gt;=0" style:apply-style-name="Good" style:base-cell-address="Sheet1.AC33"/>
    </style:style>
    <style:style style:name="ce1185" style:family="table-cell" style:parent-style-name="Default">
      <style:map style:condition="cell-content()&gt;=600" style:apply-style-name="Bad" style:base-cell-address="Sheet1.AC34"/>
      <style:map style:condition="cell-content()&gt;=0" style:apply-style-name="Good" style:base-cell-address="Sheet1.AC34"/>
    </style:style>
    <style:style style:name="ce165" style:family="table-cell" style:parent-style-name="Default">
      <style:map style:condition="cell-content()&gt;=600" style:apply-style-name="Bad" style:base-cell-address="Sheet1.AD3"/>
      <style:map style:condition="cell-content()&gt;=0" style:apply-style-name="Good" style:base-cell-address="Sheet1.AD3"/>
    </style:style>
    <style:style style:name="ce1187" style:family="table-cell" style:parent-style-name="Default">
      <style:map style:condition="cell-content()&gt;=600" style:apply-style-name="Bad" style:base-cell-address="Sheet1.AD15"/>
      <style:map style:condition="cell-content()&gt;=0" style:apply-style-name="Good" style:base-cell-address="Sheet1.AD15"/>
    </style:style>
    <style:style style:name="ce1188" style:family="table-cell" style:parent-style-name="Default">
      <style:map style:condition="cell-content()&gt;=600" style:apply-style-name="Bad" style:base-cell-address="Sheet1.AD14"/>
      <style:map style:condition="cell-content()&gt;=0" style:apply-style-name="Good" style:base-cell-address="Sheet1.AD14"/>
    </style:style>
    <style:style style:name="ce1036" style:family="table-cell" style:parent-style-name="Default">
      <style:map style:condition="cell-content()&gt;=600" style:apply-style-name="Bad" style:base-cell-address="Sheet1.AD10"/>
      <style:map style:condition="cell-content()&gt;=0" style:apply-style-name="Good" style:base-cell-address="Sheet1.AD10"/>
    </style:style>
    <style:style style:name="ce1190" style:family="table-cell" style:parent-style-name="Default">
      <style:map style:condition="cell-content()&gt;=600" style:apply-style-name="Bad" style:base-cell-address="Sheet1.AD34"/>
      <style:map style:condition="cell-content()&gt;=0" style:apply-style-name="Good" style:base-cell-address="Sheet1.AD34"/>
    </style:style>
    <style:style style:name="ce183" style:family="table-cell" style:parent-style-name="Default">
      <style:map style:condition="cell-content()&gt;=600" style:apply-style-name="Bad" style:base-cell-address="Sheet1.AE3"/>
      <style:map style:condition="cell-content()&gt;=0" style:apply-style-name="Good" style:base-cell-address="Sheet1.AE3"/>
    </style:style>
    <style:style style:name="ce185" style:family="table-cell" style:parent-style-name="Default">
      <style:map style:condition="cell-content()&gt;=600" style:apply-style-name="Bad" style:base-cell-address="Sheet1.AE5"/>
      <style:map style:condition="cell-content()&gt;=0" style:apply-style-name="Good" style:base-cell-address="Sheet1.AE5"/>
    </style:style>
    <style:style style:name="ce186" style:family="table-cell" style:parent-style-name="Default">
      <style:map style:condition="cell-content()&gt;=600" style:apply-style-name="Bad" style:base-cell-address="Sheet1.AE6"/>
      <style:map style:condition="cell-content()&gt;=0" style:apply-style-name="Good" style:base-cell-address="Sheet1.AE6"/>
    </style:style>
    <style:style style:name="ce1194" style:family="table-cell" style:parent-style-name="Default"/>
    <style:style style:name="ce191" style:family="table-cell" style:parent-style-name="Default">
      <style:map style:condition="cell-content()&gt;=600" style:apply-style-name="Bad" style:base-cell-address="Sheet1.AE11"/>
      <style:map style:condition="cell-content()&gt;=0" style:apply-style-name="Good" style:base-cell-address="Sheet1.AE11"/>
    </style:style>
    <style:style style:name="ce215" style:family="table-cell" style:parent-style-name="Default">
      <style:map style:condition="cell-content()&gt;=600" style:apply-style-name="Bad" style:base-cell-address="Sheet1.AF3"/>
      <style:map style:condition="cell-content()&gt;=0" style:apply-style-name="Good" style:base-cell-address="Sheet1.AF3"/>
    </style:style>
    <style:style style:name="ce217" style:family="table-cell" style:parent-style-name="Default">
      <style:map style:condition="cell-content()&gt;=600" style:apply-style-name="Bad" style:base-cell-address="Sheet1.AF5"/>
      <style:map style:condition="cell-content()&gt;=0" style:apply-style-name="Good" style:base-cell-address="Sheet1.AF5"/>
    </style:style>
    <style:style style:name="ce218" style:family="table-cell" style:parent-style-name="Default">
      <style:map style:condition="cell-content()&gt;=600" style:apply-style-name="Bad" style:base-cell-address="Sheet1.AF6"/>
      <style:map style:condition="cell-content()&gt;=0" style:apply-style-name="Good" style:base-cell-address="Sheet1.AF6"/>
    </style:style>
    <style:style style:name="ce1199" style:family="table-cell" style:parent-style-name="Default"/>
    <style:style style:name="ce223" style:family="table-cell" style:parent-style-name="Default">
      <style:map style:condition="cell-content()&gt;=600" style:apply-style-name="Bad" style:base-cell-address="Sheet1.AF11"/>
      <style:map style:condition="cell-content()&gt;=0" style:apply-style-name="Good" style:base-cell-address="Sheet1.AF11"/>
    </style:style>
    <style:style style:name="ce247" style:family="table-cell" style:parent-style-name="Default">
      <style:map style:condition="cell-content()&gt;=600" style:apply-style-name="Bad" style:base-cell-address="Sheet1.AG3"/>
      <style:map style:condition="cell-content()&gt;=0" style:apply-style-name="Good" style:base-cell-address="Sheet1.AG3"/>
    </style:style>
    <style:style style:name="ce1145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270" style:family="table-cell" style:parent-style-name="Default">
      <style:map style:condition="cell-content()&gt;=600" style:apply-style-name="Bad" style:base-cell-address="Sheet1.AH3"/>
      <style:map style:condition="cell-content()&gt;=0" style:apply-style-name="Good" style:base-cell-address="Sheet1.AH3"/>
    </style:style>
    <style:style style:name="ce293" style:family="table-cell" style:parent-style-name="Default">
      <style:map style:condition="cell-content()&gt;=600" style:apply-style-name="Bad" style:base-cell-address="Sheet1.AI3"/>
      <style:map style:condition="cell-content()&gt;=0" style:apply-style-name="Good" style:base-cell-address="Sheet1.AI3"/>
    </style:style>
    <style:style style:name="ce316" style:family="table-cell" style:parent-style-name="Default">
      <style:map style:condition="cell-content()&gt;=600" style:apply-style-name="Bad" style:base-cell-address="Sheet1.AJ3"/>
      <style:map style:condition="cell-content()&gt;=0" style:apply-style-name="Good" style:base-cell-address="Sheet1.AJ3"/>
    </style:style>
    <style:style style:name="ce339" style:family="table-cell" style:parent-style-name="Default">
      <style:map style:condition="cell-content()&gt;=600" style:apply-style-name="Bad" style:base-cell-address="Sheet1.AK3"/>
      <style:map style:condition="cell-content()&gt;=0" style:apply-style-name="Good" style:base-cell-address="Sheet1.AK3"/>
    </style:style>
    <style:style style:name="ce362" style:family="table-cell" style:parent-style-name="Default">
      <style:map style:condition="cell-content()&gt;=600" style:apply-style-name="Bad" style:base-cell-address="Sheet1.AL3"/>
      <style:map style:condition="cell-content()&gt;=0" style:apply-style-name="Good" style:base-cell-address="Sheet1.AL3"/>
    </style:style>
    <style:style style:name="ce371" style:family="table-cell" style:parent-style-name="Default">
      <style:map style:condition="cell-content()&gt;=600" style:apply-style-name="Bad" style:base-cell-address="Sheet1.AL12"/>
      <style:map style:condition="cell-content()&gt;=0" style:apply-style-name="Good" style:base-cell-address="Sheet1.AL12"/>
    </style:style>
    <style:style style:name="ce1209" style:family="table-cell" style:parent-style-name="Default">
      <style:map style:condition="cell-content()&gt;=600" style:apply-style-name="Bad" style:base-cell-address="Sheet1.AL14"/>
      <style:map style:condition="cell-content()&gt;=0" style:apply-style-name="Good" style:base-cell-address="Sheet1.AL14"/>
    </style:style>
    <style:style style:name="ce1210" style:family="table-cell" style:parent-style-name="Default">
      <style:map style:condition="cell-content()&gt;=600" style:apply-style-name="Bad" style:base-cell-address="Sheet1.AL15"/>
      <style:map style:condition="cell-content()&gt;=0" style:apply-style-name="Good" style:base-cell-address="Sheet1.AL15"/>
    </style:style>
    <style:style style:name="ce1211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1212" style:family="table-cell" style:parent-style-name="Default">
      <style:map style:condition="cell-content()&gt;=600" style:apply-style-name="Bad" style:base-cell-address="Sheet1.AC14"/>
      <style:map style:condition="cell-content()&gt;=0" style:apply-style-name="Good" style:base-cell-address="Sheet1.AC14"/>
    </style:style>
    <style:style style:name="ce393" style:family="table-cell" style:parent-style-name="Default">
      <style:map style:condition="cell-content()&gt;=600" style:apply-style-name="Bad" style:base-cell-address="Sheet1.AM3"/>
      <style:map style:condition="cell-content()&gt;=0" style:apply-style-name="Good" style:base-cell-address="Sheet1.AM3"/>
    </style:style>
    <style:style style:name="ce402" style:family="table-cell" style:parent-style-name="Default">
      <style:map style:condition="cell-content()&gt;=600" style:apply-style-name="Bad" style:base-cell-address="Sheet1.AM12"/>
      <style:map style:condition="cell-content()&gt;=0" style:apply-style-name="Good" style:base-cell-address="Sheet1.AM12"/>
    </style:style>
    <style:style style:name="ce1215" style:family="table-cell" style:parent-style-name="Default">
      <style:map style:condition="cell-content()&gt;=600" style:apply-style-name="Bad" style:base-cell-address="Sheet1.AD14"/>
      <style:map style:condition="cell-content()&gt;=0" style:apply-style-name="Good" style:base-cell-address="Sheet1.AD14"/>
    </style:style>
    <style:style style:name="ce1216" style:family="table-cell" style:parent-style-name="Default">
      <style:map style:condition="cell-content()&gt;=600" style:apply-style-name="Bad" style:base-cell-address="Sheet1.AE11"/>
      <style:map style:condition="cell-content()&gt;=0" style:apply-style-name="Good" style:base-cell-address="Sheet1.AE11"/>
    </style:style>
    <style:style style:name="ce1217" style:family="table-cell" style:parent-style-name="Default">
      <style:map style:condition="cell-content()&gt;=600" style:apply-style-name="Bad" style:base-cell-address="Sheet1.AC12"/>
      <style:map style:condition="cell-content()&gt;=0" style:apply-style-name="Good" style:base-cell-address="Sheet1.AC12"/>
    </style:style>
    <style:style style:name="ce424" style:family="table-cell" style:parent-style-name="Default">
      <style:map style:condition="cell-content()&gt;=600" style:apply-style-name="Bad" style:base-cell-address="Sheet1.AN3"/>
      <style:map style:condition="cell-content()&gt;=0" style:apply-style-name="Good" style:base-cell-address="Sheet1.AN3"/>
    </style:style>
    <style:style style:name="ce444" style:family="table-cell" style:parent-style-name="Default">
      <style:map style:condition="cell-content()&gt;=600" style:apply-style-name="Bad" style:base-cell-address="Sheet1.AN24"/>
      <style:map style:condition="cell-content()&gt;=0" style:apply-style-name="Good" style:base-cell-address="Sheet1.AN24"/>
    </style:style>
    <style:style style:name="ce1220" style:family="table-cell" style:parent-style-name="Default">
      <style:map style:condition="cell-content()&gt;=600" style:apply-style-name="Bad" style:base-cell-address="Sheet1.AF11"/>
      <style:map style:condition="cell-content()&gt;=0" style:apply-style-name="Good" style:base-cell-address="Sheet1.AF11"/>
    </style:style>
    <style:style style:name="ce1221" style:family="table-cell" style:parent-style-name="Default">
      <style:map style:condition="cell-content()&gt;=600" style:apply-style-name="Bad" style:base-cell-address="Sheet1.AB12"/>
      <style:map style:condition="cell-content()&gt;=0" style:apply-style-name="Good" style:base-cell-address="Sheet1.AB12"/>
    </style:style>
    <style:style style:name="ce455" style:family="table-cell" style:parent-style-name="Default">
      <style:map style:condition="cell-content()&gt;=600" style:apply-style-name="Bad" style:base-cell-address="Sheet1.AO3"/>
      <style:map style:condition="cell-content()&gt;=0" style:apply-style-name="Good" style:base-cell-address="Sheet1.AO3"/>
    </style:style>
    <style:style style:name="ce475" style:family="table-cell" style:parent-style-name="Default">
      <style:map style:condition="cell-content()&gt;=600" style:apply-style-name="Bad" style:base-cell-address="Sheet1.AO24"/>
      <style:map style:condition="cell-content()&gt;=0" style:apply-style-name="Good" style:base-cell-address="Sheet1.AO24"/>
    </style:style>
    <style:style style:name="ce486" style:family="table-cell" style:parent-style-name="Default">
      <style:map style:condition="cell-content()&gt;=600" style:apply-style-name="Bad" style:base-cell-address="Sheet1.AP3"/>
      <style:map style:condition="cell-content()&gt;=0" style:apply-style-name="Good" style:base-cell-address="Sheet1.AP3"/>
    </style:style>
    <style:style style:name="ce517" style:family="table-cell" style:parent-style-name="Default">
      <style:map style:condition="cell-content()&gt;=600" style:apply-style-name="Bad" style:base-cell-address="Sheet1.AQ3"/>
      <style:map style:condition="cell-content()&gt;=0" style:apply-style-name="Good" style:base-cell-address="Sheet1.AQ3"/>
    </style:style>
    <style:style style:name="ce545" style:family="table-cell" style:parent-style-name="Default">
      <style:map style:condition="cell-content()&gt;=600" style:apply-style-name="Bad" style:base-cell-address="Sheet1.AR3"/>
      <style:map style:condition="cell-content()&gt;=0" style:apply-style-name="Good" style:base-cell-address="Sheet1.AR3"/>
    </style:style>
    <style:style style:name="ce555" style:family="table-cell" style:parent-style-name="Default">
      <style:map style:condition="cell-content()&gt;=600" style:apply-style-name="Bad" style:base-cell-address="Sheet1.AR13"/>
      <style:map style:condition="cell-content()&gt;=0" style:apply-style-name="Good" style:base-cell-address="Sheet1.AR13"/>
    </style:style>
    <style:style style:name="ce1228" style:family="table-cell" style:parent-style-name="Default">
      <style:map style:condition="cell-content()&gt;=600" style:apply-style-name="Bad" style:base-cell-address="Sheet1.AR14"/>
      <style:map style:condition="cell-content()&gt;=0" style:apply-style-name="Good" style:base-cell-address="Sheet1.AR14"/>
    </style:style>
    <style:style style:name="ce573" style:family="table-cell" style:parent-style-name="Default">
      <style:map style:condition="cell-content()&gt;=600" style:apply-style-name="Bad" style:base-cell-address="Sheet1.AS3"/>
      <style:map style:condition="cell-content()&gt;=0" style:apply-style-name="Good" style:base-cell-address="Sheet1.AS3"/>
    </style:style>
    <style:style style:name="ce582" style:family="table-cell" style:parent-style-name="Default">
      <style:map style:condition="cell-content()&gt;=600" style:apply-style-name="Bad" style:base-cell-address="Sheet1.AS13"/>
      <style:map style:condition="cell-content()&gt;=0" style:apply-style-name="Good" style:base-cell-address="Sheet1.AS13"/>
    </style:style>
    <style:style style:name="ce1231" style:family="table-cell" style:parent-style-name="Default">
      <style:map style:condition="cell-content()&gt;=600" style:apply-style-name="Bad" style:base-cell-address="Sheet1.AS15"/>
      <style:map style:condition="cell-content()&gt;=0" style:apply-style-name="Good" style:base-cell-address="Sheet1.AS15"/>
    </style:style>
    <style:style style:name="ce600" style:family="table-cell" style:parent-style-name="Default">
      <style:map style:condition="cell-content()&gt;=600" style:apply-style-name="Bad" style:base-cell-address="Sheet1.AT3"/>
      <style:map style:condition="cell-content()&gt;=0" style:apply-style-name="Good" style:base-cell-address="Sheet1.AT3"/>
    </style:style>
    <style:style style:name="ce1233" style:family="table-cell" style:parent-style-name="Default">
      <style:map style:condition="cell-content()&gt;=600" style:apply-style-name="Bad" style:base-cell-address="Sheet1.AT12"/>
      <style:map style:condition="cell-content()&gt;=0" style:apply-style-name="Good" style:base-cell-address="Sheet1.AT12"/>
    </style:style>
    <style:style style:name="ce1234" style:family="table-cell" style:parent-style-name="Default">
      <style:map style:condition="cell-content()&gt;=600" style:apply-style-name="Bad" style:base-cell-address="Sheet1.AT14"/>
      <style:map style:condition="cell-content()&gt;=0" style:apply-style-name="Good" style:base-cell-address="Sheet1.AT14"/>
    </style:style>
    <style:style style:name="ce1235" style:family="table-cell" style:parent-style-name="Default">
      <style:map style:condition="cell-content()&gt;=600" style:apply-style-name="Bad" style:base-cell-address="Sheet1.AT16"/>
      <style:map style:condition="cell-content()&gt;=0" style:apply-style-name="Good" style:base-cell-address="Sheet1.AT16"/>
    </style:style>
    <style:style style:name="ce1236" style:family="table-cell" style:parent-style-name="Default">
      <style:map style:condition="cell-content()&gt;=600" style:apply-style-name="Bad" style:base-cell-address="Sheet1.AT17"/>
      <style:map style:condition="cell-content()&gt;=0" style:apply-style-name="Good" style:base-cell-address="Sheet1.AT17"/>
    </style:style>
    <style:style style:name="ce616" style:family="table-cell" style:parent-style-name="Default">
      <style:map style:condition="cell-content()&gt;=600" style:apply-style-name="Bad" style:base-cell-address="Sheet1.AT21"/>
      <style:map style:condition="cell-content()&gt;=0" style:apply-style-name="Good" style:base-cell-address="Sheet1.AT21"/>
    </style:style>
    <style:style style:name="ce628" style:family="table-cell" style:parent-style-name="Default">
      <style:map style:condition="cell-content()&gt;=600" style:apply-style-name="Bad" style:base-cell-address="Sheet1.AU3"/>
      <style:map style:condition="cell-content()&gt;=0" style:apply-style-name="Good" style:base-cell-address="Sheet1.AU3"/>
    </style:style>
    <style:style style:name="ce1239" style:family="table-cell" style:parent-style-name="Default">
      <style:map style:condition="cell-content()&gt;=600" style:apply-style-name="Bad" style:base-cell-address="Sheet1.AU12"/>
      <style:map style:condition="cell-content()&gt;=0" style:apply-style-name="Good" style:base-cell-address="Sheet1.AU12"/>
    </style:style>
    <style:style style:name="ce1240" style:family="table-cell" style:parent-style-name="Default">
      <style:map style:condition="cell-content()&gt;=600" style:apply-style-name="Bad" style:base-cell-address="Sheet1.AU14"/>
      <style:map style:condition="cell-content()&gt;=0" style:apply-style-name="Good" style:base-cell-address="Sheet1.AU14"/>
    </style:style>
    <style:style style:name="ce1241" style:family="table-cell" style:parent-style-name="Default">
      <style:map style:condition="cell-content()&gt;=600" style:apply-style-name="Bad" style:base-cell-address="Sheet1.AU16"/>
      <style:map style:condition="cell-content()&gt;=0" style:apply-style-name="Good" style:base-cell-address="Sheet1.AU16"/>
    </style:style>
    <style:style style:name="ce1242" style:family="table-cell" style:parent-style-name="Default">
      <style:map style:condition="cell-content()&gt;=600" style:apply-style-name="Bad" style:base-cell-address="Sheet1.AU17"/>
      <style:map style:condition="cell-content()&gt;=0" style:apply-style-name="Good" style:base-cell-address="Sheet1.AU17"/>
    </style:style>
    <style:style style:name="ce644" style:family="table-cell" style:parent-style-name="Default">
      <style:map style:condition="cell-content()&gt;=600" style:apply-style-name="Bad" style:base-cell-address="Sheet1.AU21"/>
      <style:map style:condition="cell-content()&gt;=0" style:apply-style-name="Good" style:base-cell-address="Sheet1.AU21"/>
    </style:style>
    <style:style style:name="ce656" style:family="table-cell" style:parent-style-name="Default">
      <style:map style:condition="cell-content()&gt;=600" style:apply-style-name="Bad" style:base-cell-address="Sheet1.AV3"/>
      <style:map style:condition="cell-content()&gt;=0" style:apply-style-name="Good" style:base-cell-address="Sheet1.AV3"/>
    </style:style>
    <style:style style:name="ce1245" style:family="table-cell" style:parent-style-name="Default">
      <style:map style:condition="cell-content()&gt;=600" style:apply-style-name="Bad" style:base-cell-address="Sheet1.AV12"/>
      <style:map style:condition="cell-content()&gt;=0" style:apply-style-name="Good" style:base-cell-address="Sheet1.AV12"/>
    </style:style>
    <style:style style:name="ce1246" style:family="table-cell" style:parent-style-name="Default">
      <style:map style:condition="cell-content()&gt;=600" style:apply-style-name="Bad" style:base-cell-address="Sheet1.AV14"/>
      <style:map style:condition="cell-content()&gt;=0" style:apply-style-name="Good" style:base-cell-address="Sheet1.AV14"/>
    </style:style>
    <style:style style:name="ce672" style:family="table-cell" style:parent-style-name="Default">
      <style:map style:condition="cell-content()&gt;=600" style:apply-style-name="Bad" style:base-cell-address="Sheet1.AV21"/>
      <style:map style:condition="cell-content()&gt;=0" style:apply-style-name="Good" style:base-cell-address="Sheet1.AV21"/>
    </style:style>
    <style:style style:name="ce684" style:family="table-cell" style:parent-style-name="Default">
      <style:map style:condition="cell-content()&gt;=600" style:apply-style-name="Bad" style:base-cell-address="Sheet1.AW3"/>
      <style:map style:condition="cell-content()&gt;=0" style:apply-style-name="Good" style:base-cell-address="Sheet1.AW3"/>
    </style:style>
    <style:style style:name="ce1249" style:family="table-cell" style:parent-style-name="Default">
      <style:map style:condition="cell-content()&gt;=600" style:apply-style-name="Bad" style:base-cell-address="Sheet1.AW12"/>
      <style:map style:condition="cell-content()&gt;=0" style:apply-style-name="Good" style:base-cell-address="Sheet1.AW12"/>
    </style:style>
    <style:style style:name="ce1250" style:family="table-cell" style:parent-style-name="Default">
      <style:map style:condition="cell-content()&gt;=600" style:apply-style-name="Bad" style:base-cell-address="Sheet1.AW14"/>
      <style:map style:condition="cell-content()&gt;=0" style:apply-style-name="Good" style:base-cell-address="Sheet1.AW14"/>
    </style:style>
    <style:style style:name="ce700" style:family="table-cell" style:parent-style-name="Default">
      <style:map style:condition="cell-content()&gt;=600" style:apply-style-name="Bad" style:base-cell-address="Sheet1.AW21"/>
      <style:map style:condition="cell-content()&gt;=0" style:apply-style-name="Good" style:base-cell-address="Sheet1.AW21"/>
    </style:style>
    <style:style style:name="ce712" style:family="table-cell" style:parent-style-name="Default">
      <style:map style:condition="cell-content()&gt;=600" style:apply-style-name="Bad" style:base-cell-address="Sheet1.AX3"/>
      <style:map style:condition="cell-content()&gt;=0" style:apply-style-name="Good" style:base-cell-address="Sheet1.AX3"/>
    </style:style>
    <style:style style:name="ce1253" style:family="table-cell" style:parent-style-name="Default">
      <style:map style:condition="cell-content()&gt;=600" style:apply-style-name="Bad" style:base-cell-address="Sheet1.AX12"/>
      <style:map style:condition="cell-content()&gt;=0" style:apply-style-name="Good" style:base-cell-address="Sheet1.AX12"/>
    </style:style>
    <style:style style:name="ce728" style:family="table-cell" style:parent-style-name="Default">
      <style:map style:condition="cell-content()&gt;=600" style:apply-style-name="Bad" style:base-cell-address="Sheet1.AX21"/>
      <style:map style:condition="cell-content()&gt;=0" style:apply-style-name="Good" style:base-cell-address="Sheet1.AX21"/>
    </style:style>
    <style:style style:name="ce740" style:family="table-cell" style:parent-style-name="Default">
      <style:map style:condition="cell-content()&gt;=600" style:apply-style-name="Bad" style:base-cell-address="Sheet1.AY3"/>
      <style:map style:condition="cell-content()&gt;=0" style:apply-style-name="Good" style:base-cell-address="Sheet1.AY3"/>
    </style:style>
    <style:style style:name="ce1256" style:family="table-cell" style:parent-style-name="Default">
      <style:map style:condition="cell-content()&gt;=600" style:apply-style-name="Bad" style:base-cell-address="Sheet1.AY12"/>
      <style:map style:condition="cell-content()&gt;=0" style:apply-style-name="Good" style:base-cell-address="Sheet1.AY12"/>
    </style:style>
    <style:style style:name="ce756" style:family="table-cell" style:parent-style-name="Default">
      <style:map style:condition="cell-content()&gt;=600" style:apply-style-name="Bad" style:base-cell-address="Sheet1.AY21"/>
      <style:map style:condition="cell-content()&gt;=0" style:apply-style-name="Good" style:base-cell-address="Sheet1.AY21"/>
    </style:style>
    <style:style style:name="ce768" style:family="table-cell" style:parent-style-name="Default">
      <style:map style:condition="cell-content()&gt;=600" style:apply-style-name="Bad" style:base-cell-address="Sheet1.AZ3"/>
      <style:map style:condition="cell-content()&gt;=0" style:apply-style-name="Good" style:base-cell-address="Sheet1.AZ3"/>
    </style:style>
    <style:style style:name="ce1259" style:family="table-cell" style:parent-style-name="Default">
      <style:map style:condition="cell-content()&gt;=600" style:apply-style-name="Bad" style:base-cell-address="Sheet1.AZ12"/>
      <style:map style:condition="cell-content()&gt;=0" style:apply-style-name="Good" style:base-cell-address="Sheet1.AZ12"/>
    </style:style>
    <style:style style:name="ce800" style:family="table-cell" style:parent-style-name="Default">
      <style:map style:condition="cell-content()&gt;=600" style:apply-style-name="Bad" style:base-cell-address="Sheet1.BA3"/>
      <style:map style:condition="cell-content()&gt;=0" style:apply-style-name="Good" style:base-cell-address="Sheet1.BA3"/>
    </style:style>
    <style:style style:name="ce832" style:family="table-cell" style:parent-style-name="Default">
      <style:map style:condition="cell-content()&gt;=600" style:apply-style-name="Bad" style:base-cell-address="Sheet1.BB3"/>
      <style:map style:condition="cell-content()&gt;=0" style:apply-style-name="Good" style:base-cell-address="Sheet1.BB3"/>
    </style:style>
    <style:style style:name="ce845" style:family="table-cell" style:parent-style-name="Default">
      <style:map style:condition="cell-content()&gt;=600" style:apply-style-name="Bad" style:base-cell-address="Sheet1.BB20"/>
      <style:map style:condition="cell-content()&gt;=0" style:apply-style-name="Good" style:base-cell-address="Sheet1.BB20"/>
    </style:style>
    <style:style style:name="ce1263" style:family="table-cell" style:parent-style-name="Default">
      <style:map style:condition="cell-content()&gt;=600" style:apply-style-name="Bad" style:base-cell-address="Sheet1.BB21"/>
      <style:map style:condition="cell-content()&gt;=0" style:apply-style-name="Good" style:base-cell-address="Sheet1.BB21"/>
    </style:style>
    <style:style style:name="ce1264" style:family="table-cell" style:parent-style-name="Default">
      <style:map style:condition="cell-content()&gt;=600" style:apply-style-name="Bad" style:base-cell-address="Sheet1.BB23"/>
      <style:map style:condition="cell-content()&gt;=0" style:apply-style-name="Good" style:base-cell-address="Sheet1.BB23"/>
    </style:style>
    <style:style style:name="ce1265" style:family="table-cell" style:parent-style-name="Default">
      <style:map style:condition="cell-content()&gt;=600" style:apply-style-name="Bad" style:base-cell-address="Sheet1.BB25"/>
      <style:map style:condition="cell-content()&gt;=0" style:apply-style-name="Good" style:base-cell-address="Sheet1.BB25"/>
    </style:style>
    <style:style style:name="ce1266" style:family="table-cell" style:parent-style-name="Default">
      <style:map style:condition="cell-content()&gt;=600" style:apply-style-name="Bad" style:base-cell-address="Sheet1.BB14"/>
      <style:map style:condition="cell-content()&gt;=0" style:apply-style-name="Good" style:base-cell-address="Sheet1.BB14"/>
    </style:style>
    <style:style style:name="ce1071" style:family="table-cell" style:parent-style-name="Default">
      <style:map style:condition="cell-content()&gt;=600" style:apply-style-name="Bad" style:base-cell-address="Sheet1.BB13"/>
      <style:map style:condition="cell-content()&gt;=0" style:apply-style-name="Good" style:base-cell-address="Sheet1.BB13"/>
    </style:style>
    <style:style style:name="ce1268" style:family="table-cell" style:parent-style-name="Default">
      <style:map style:condition="cell-content()&gt;=600" style:apply-style-name="Bad" style:base-cell-address="Sheet1.BB30"/>
      <style:map style:condition="cell-content()&gt;=0" style:apply-style-name="Good" style:base-cell-address="Sheet1.BB30"/>
    </style:style>
    <style:style style:name="ce1269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857" style:family="table-cell" style:parent-style-name="Default">
      <style:map style:condition="cell-content()&gt;=600" style:apply-style-name="Bad" style:base-cell-address="Sheet1.BC3"/>
      <style:map style:condition="cell-content()&gt;=0" style:apply-style-name="Good" style:base-cell-address="Sheet1.BC3"/>
    </style:style>
    <style:style style:name="ce1271" style:family="table-cell" style:parent-style-name="Default">
      <style:map style:condition="cell-content()&gt;=600" style:apply-style-name="Bad" style:base-cell-address="Sheet1.BC7"/>
      <style:map style:condition="cell-content()&gt;=0" style:apply-style-name="Good" style:base-cell-address="Sheet1.BC7"/>
    </style:style>
    <style:style style:name="ce1272" style:family="table-cell" style:parent-style-name="Default"/>
    <style:style style:name="ce1273" style:family="table-cell" style:parent-style-name="Default">
      <style:map style:condition="cell-content()&gt;=600" style:apply-style-name="Bad" style:base-cell-address="Sheet1.AD10"/>
      <style:map style:condition="cell-content()&gt;=0" style:apply-style-name="Good" style:base-cell-address="Sheet1.AD10"/>
    </style:style>
    <style:style style:name="ce1274" style:family="table-cell" style:parent-style-name="Default">
      <style:map style:condition="cell-content()&gt;=600" style:apply-style-name="Bad" style:base-cell-address="Sheet1.AE11"/>
      <style:map style:condition="cell-content()&gt;=0" style:apply-style-name="Good" style:base-cell-address="Sheet1.AE11"/>
    </style:style>
    <style:style style:name="ce1275" style:family="table-cell" style:parent-style-name="Default">
      <style:map style:condition="cell-content()&gt;=600" style:apply-style-name="Bad" style:base-cell-address="Sheet1.AV12"/>
      <style:map style:condition="cell-content()&gt;=0" style:apply-style-name="Good" style:base-cell-address="Sheet1.AV12"/>
    </style:style>
    <style:style style:name="ce1276" style:family="table-cell" style:parent-style-name="Default"/>
    <style:style style:name="ce1277" style:family="table-cell" style:parent-style-name="Default">
      <style:map style:condition="cell-content()&gt;=600" style:apply-style-name="Bad" style:base-cell-address="Sheet1.AW14"/>
      <style:map style:condition="cell-content()&gt;=0" style:apply-style-name="Good" style:base-cell-address="Sheet1.AW14"/>
    </style:style>
    <style:style style:name="ce1278" style:family="table-cell" style:parent-style-name="Default">
      <style:map style:condition="cell-content()&gt;=600" style:apply-style-name="Bad" style:base-cell-address="Sheet1.BC25"/>
      <style:map style:condition="cell-content()&gt;=0" style:apply-style-name="Good" style:base-cell-address="Sheet1.BC25"/>
    </style:style>
    <style:style style:name="ce1279" style:family="table-cell" style:parent-style-name="Default">
      <style:map style:condition="cell-content()&gt;=600" style:apply-style-name="Bad" style:base-cell-address="Sheet1.BC14"/>
      <style:map style:condition="cell-content()&gt;=0" style:apply-style-name="Good" style:base-cell-address="Sheet1.BC14"/>
    </style:style>
    <style:style style:name="ce975" style:family="table-cell" style:parent-style-name="Default">
      <style:map style:condition="cell-content()&gt;=600" style:apply-style-name="Bad" style:base-cell-address="Sheet1.BC13"/>
      <style:map style:condition="cell-content()&gt;=0" style:apply-style-name="Good" style:base-cell-address="Sheet1.BC13"/>
    </style:style>
    <style:style style:name="ce1281" style:family="table-cell" style:parent-style-name="Default">
      <style:map style:condition="cell-content()&gt;=600" style:apply-style-name="Bad" style:base-cell-address="Sheet1.BC30"/>
      <style:map style:condition="cell-content()&gt;=0" style:apply-style-name="Good" style:base-cell-address="Sheet1.BC30"/>
    </style:style>
    <style:style style:name="ce1282" style:family="table-cell" style:parent-style-name="Default">
      <style:map style:condition="cell-content()&gt;=600" style:apply-style-name="Bad" style:base-cell-address="Sheet1.BC31"/>
      <style:map style:condition="cell-content()&gt;=0" style:apply-style-name="Good" style:base-cell-address="Sheet1.BC31"/>
    </style:style>
    <style:style style:name="ce889" style:family="table-cell" style:parent-style-name="Default">
      <style:map style:condition="cell-content()&gt;=600" style:apply-style-name="Bad" style:base-cell-address="Sheet1.BD3"/>
      <style:map style:condition="cell-content()&gt;=0" style:apply-style-name="Good" style:base-cell-address="Sheet1.BD3"/>
    </style:style>
    <style:style style:name="ce1284" style:family="table-cell" style:parent-style-name="Default">
      <style:map style:condition="cell-content()&gt;=600" style:apply-style-name="Bad" style:base-cell-address="Sheet1.BD7"/>
      <style:map style:condition="cell-content()&gt;=0" style:apply-style-name="Good" style:base-cell-address="Sheet1.BD7"/>
    </style:style>
    <style:style style:name="ce1285" style:family="table-cell" style:parent-style-name="Default">
      <style:map style:condition="cell-content()&gt;=600" style:apply-style-name="Bad" style:base-cell-address="Sheet1.BD20"/>
      <style:map style:condition="cell-content()&gt;=0" style:apply-style-name="Good" style:base-cell-address="Sheet1.BD20"/>
    </style:style>
    <style:style style:name="ce1286" style:family="table-cell" style:parent-style-name="Default">
      <style:map style:condition="cell-content()&gt;=600" style:apply-style-name="Bad" style:base-cell-address="Sheet1.BD21"/>
      <style:map style:condition="cell-content()&gt;=0" style:apply-style-name="Good" style:base-cell-address="Sheet1.BD21"/>
    </style:style>
    <style:style style:name="ce1287" style:family="table-cell" style:parent-style-name="Default">
      <style:map style:condition="cell-content()&gt;=600" style:apply-style-name="Bad" style:base-cell-address="Sheet1.BD23"/>
      <style:map style:condition="cell-content()&gt;=0" style:apply-style-name="Good" style:base-cell-address="Sheet1.BD23"/>
    </style:style>
    <style:style style:name="ce1288" style:family="table-cell" style:parent-style-name="Default">
      <style:map style:condition="cell-content()&gt;=600" style:apply-style-name="Bad" style:base-cell-address="Sheet1.BD25"/>
      <style:map style:condition="cell-content()&gt;=0" style:apply-style-name="Good" style:base-cell-address="Sheet1.BD25"/>
    </style:style>
    <style:style style:name="ce1289" style:family="table-cell" style:parent-style-name="Default">
      <style:map style:condition="cell-content()&gt;=600" style:apply-style-name="Bad" style:base-cell-address="Sheet1.BD14"/>
      <style:map style:condition="cell-content()&gt;=0" style:apply-style-name="Good" style:base-cell-address="Sheet1.BD14"/>
    </style:style>
    <style:style style:name="ce1007" style:family="table-cell" style:parent-style-name="Default">
      <style:map style:condition="cell-content()&gt;=600" style:apply-style-name="Bad" style:base-cell-address="Sheet1.BD13"/>
      <style:map style:condition="cell-content()&gt;=0" style:apply-style-name="Good" style:base-cell-address="Sheet1.BD13"/>
    </style:style>
    <style:style style:name="ce1291" style:family="table-cell" style:parent-style-name="Default">
      <style:map style:condition="cell-content()&gt;=600" style:apply-style-name="Bad" style:base-cell-address="Sheet1.BD31"/>
      <style:map style:condition="cell-content()&gt;=0" style:apply-style-name="Good" style:base-cell-address="Sheet1.BD31"/>
    </style:style>
    <style:style style:name="ce915" style:family="table-cell" style:parent-style-name="Default">
      <style:map style:condition="cell-content()&gt;=600" style:apply-style-name="Bad" style:base-cell-address="Sheet1.BE3"/>
      <style:map style:condition="cell-content()&gt;=0" style:apply-style-name="Good" style:base-cell-address="Sheet1.BE3"/>
    </style:style>
    <style:style style:name="ce1293" style:family="table-cell" style:parent-style-name="Default">
      <style:map style:condition="cell-content()&gt;=600" style:apply-style-name="Bad" style:base-cell-address="Sheet1.BE7"/>
      <style:map style:condition="cell-content()&gt;=0" style:apply-style-name="Good" style:base-cell-address="Sheet1.BE7"/>
    </style:style>
    <style:style style:name="ce924" style:family="table-cell" style:parent-style-name="Default">
      <style:map style:condition="cell-content()&gt;=600" style:apply-style-name="Bad" style:base-cell-address="Sheet1.BE13"/>
      <style:map style:condition="cell-content()&gt;=0" style:apply-style-name="Good" style:base-cell-address="Sheet1.BE13"/>
    </style:style>
    <style:style style:name="ce1295" style:family="table-cell" style:parent-style-name="Default">
      <style:map style:condition="cell-content()&gt;=600" style:apply-style-name="Bad" style:base-cell-address="Sheet1.BE15"/>
      <style:map style:condition="cell-content()&gt;=0" style:apply-style-name="Good" style:base-cell-address="Sheet1.BE15"/>
    </style:style>
    <style:style style:name="ce1296" style:family="table-cell" style:parent-style-name="Default">
      <style:map style:condition="cell-content()&gt;=600" style:apply-style-name="Bad" style:base-cell-address="Sheet1.BE19"/>
      <style:map style:condition="cell-content()&gt;=0" style:apply-style-name="Good" style:base-cell-address="Sheet1.BE19"/>
    </style:style>
    <style:style style:name="ce1297" style:family="table-cell" style:parent-style-name="Default">
      <style:map style:condition="cell-content()&gt;=600" style:apply-style-name="Bad" style:base-cell-address="Sheet1.BE20"/>
      <style:map style:condition="cell-content()&gt;=0" style:apply-style-name="Good" style:base-cell-address="Sheet1.BE20"/>
    </style:style>
    <style:style style:name="ce1298" style:family="table-cell" style:parent-style-name="Default">
      <style:map style:condition="cell-content()&gt;=600" style:apply-style-name="Bad" style:base-cell-address="Sheet1.BE22"/>
      <style:map style:condition="cell-content()&gt;=0" style:apply-style-name="Good" style:base-cell-address="Sheet1.BE22"/>
    </style:style>
    <style:style style:name="ce1299" style:family="table-cell" style:parent-style-name="Default">
      <style:map style:condition="cell-content()&gt;=600" style:apply-style-name="Bad" style:base-cell-address="Sheet1.BE24"/>
      <style:map style:condition="cell-content()&gt;=0" style:apply-style-name="Good" style:base-cell-address="Sheet1.BE24"/>
    </style:style>
    <style:style style:name="ce1300" style:family="table-cell" style:parent-style-name="Default">
      <style:map style:condition="cell-content()&gt;=600" style:apply-style-name="Bad" style:base-cell-address="Sheet1.BE14"/>
      <style:map style:condition="cell-content()&gt;=0" style:apply-style-name="Good" style:base-cell-address="Sheet1.BE14"/>
    </style:style>
    <style:style style:name="ce1039" style:family="table-cell" style:parent-style-name="Default">
      <style:map style:condition="cell-content()&gt;=600" style:apply-style-name="Bad" style:base-cell-address="Sheet1.BE13"/>
      <style:map style:condition="cell-content()&gt;=0" style:apply-style-name="Good" style:base-cell-address="Sheet1.BE13"/>
    </style:style>
    <style:style style:name="ce1302" style:family="table-cell" style:parent-style-name="Default">
      <style:map style:condition="cell-content()&gt;=600" style:apply-style-name="Bad" style:base-cell-address="Sheet1.BE30"/>
      <style:map style:condition="cell-content()&gt;=0" style:apply-style-name="Good" style:base-cell-address="Sheet1.BE30"/>
    </style:style>
    <style:style style:name="ce1303" style:family="table-cell" style:parent-style-name="Default">
      <style:map style:condition="cell-content()&gt;=600" style:apply-style-name="Bad" style:base-cell-address="Sheet1.BE31"/>
      <style:map style:condition="cell-content()&gt;=0" style:apply-style-name="Good" style:base-cell-address="Sheet1.BE31"/>
    </style:style>
    <style:style style:name="ce939" style:family="table-cell" style:parent-style-name="Default">
      <style:map style:condition="cell-content()&gt;=600" style:apply-style-name="Bad" style:base-cell-address="Sheet1.BF3"/>
      <style:map style:condition="cell-content()&gt;=0" style:apply-style-name="Good" style:base-cell-address="Sheet1.BF3"/>
    </style:style>
    <style:style style:name="ce1305" style:family="table-cell" style:parent-style-name="Default">
      <style:map style:condition="cell-content()&gt;=600" style:apply-style-name="Bad" style:base-cell-address="Sheet1.BF7"/>
      <style:map style:condition="cell-content()&gt;=0" style:apply-style-name="Good" style:base-cell-address="Sheet1.BF7"/>
    </style:style>
    <style:style style:name="ce1306" style:family="table-cell" style:parent-style-name="Default"/>
    <style:style style:name="ce1307" style:family="table-cell" style:parent-style-name="Default">
      <style:map style:condition="cell-content()&gt;=600" style:apply-style-name="Bad" style:base-cell-address="Sheet1.BF14"/>
      <style:map style:condition="cell-content()&gt;=0" style:apply-style-name="Good" style:base-cell-address="Sheet1.BF14"/>
    </style:style>
    <style:style style:name="ce1308" style:family="table-cell" style:parent-style-name="Default">
      <style:map style:condition="cell-content()&gt;=600" style:apply-style-name="Bad" style:base-cell-address="Sheet1.BF16"/>
      <style:map style:condition="cell-content()&gt;=0" style:apply-style-name="Good" style:base-cell-address="Sheet1.BF16"/>
    </style:style>
    <style:style style:name="ce1309" style:family="table-cell" style:parent-style-name="Default">
      <style:map style:condition="cell-content()&gt;=600" style:apply-style-name="Bad" style:base-cell-address="Sheet1.BF17"/>
      <style:map style:condition="cell-content()&gt;=0" style:apply-style-name="Good" style:base-cell-address="Sheet1.BF17"/>
    </style:style>
    <style:style style:name="ce1310" style:family="table-cell" style:parent-style-name="Default">
      <style:map style:condition="cell-content()&gt;=600" style:apply-style-name="Bad" style:base-cell-address="Sheet1.BF20"/>
      <style:map style:condition="cell-content()&gt;=0" style:apply-style-name="Good" style:base-cell-address="Sheet1.BF20"/>
    </style:style>
    <style:style style:name="ce1311" style:family="table-cell" style:parent-style-name="Default">
      <style:map style:condition="cell-content()&gt;=600" style:apply-style-name="Bad" style:base-cell-address="Sheet1.BF21"/>
      <style:map style:condition="cell-content()&gt;=0" style:apply-style-name="Good" style:base-cell-address="Sheet1.BF21"/>
    </style:style>
    <style:style style:name="ce1312" style:family="table-cell" style:parent-style-name="Default">
      <style:map style:condition="cell-content()&gt;=600" style:apply-style-name="Bad" style:base-cell-address="Sheet1.BF23"/>
      <style:map style:condition="cell-content()&gt;=0" style:apply-style-name="Good" style:base-cell-address="Sheet1.BF23"/>
    </style:style>
    <style:style style:name="ce956" style:family="table-cell" style:parent-style-name="Default">
      <style:map style:condition="cell-content()&gt;=600" style:apply-style-name="Bad" style:base-cell-address="Sheet1.BF25"/>
      <style:map style:condition="cell-content()&gt;=0" style:apply-style-name="Good" style:base-cell-address="Sheet1.BF25"/>
    </style:style>
    <style:style style:name="ce1314" style:family="table-cell" style:parent-style-name="Default">
      <style:map style:condition="cell-content()&gt;=600" style:apply-style-name="Bad" style:base-cell-address="Sheet1.BF30"/>
      <style:map style:condition="cell-content()&gt;=0" style:apply-style-name="Good" style:base-cell-address="Sheet1.BF30"/>
    </style:style>
    <style:style style:name="ce965" style:family="table-cell" style:parent-style-name="Default">
      <style:map style:condition="cell-content()&gt;=600" style:apply-style-name="Bad" style:base-cell-address="Sheet1.BG3"/>
      <style:map style:condition="cell-content()&gt;=0" style:apply-style-name="Good" style:base-cell-address="Sheet1.BG3"/>
    </style:style>
    <style:style style:name="ce1316" style:family="table-cell" style:parent-style-name="Default"/>
    <style:style style:name="ce997" style:family="table-cell" style:parent-style-name="Default">
      <style:map style:condition="cell-content()&gt;=600" style:apply-style-name="Bad" style:base-cell-address="Sheet1.BH3"/>
      <style:map style:condition="cell-content()&gt;=0" style:apply-style-name="Good" style:base-cell-address="Sheet1.BH3"/>
    </style:style>
    <style:style style:name="ce1318" style:family="table-cell" style:parent-style-name="Default">
      <style:map style:condition="cell-content()&gt;=600" style:apply-style-name="Bad" style:base-cell-address="Sheet1.BH12"/>
      <style:map style:condition="cell-content()&gt;=0" style:apply-style-name="Good" style:base-cell-address="Sheet1.BH12"/>
    </style:style>
    <style:style style:name="ce1029" style:family="table-cell" style:parent-style-name="Default">
      <style:map style:condition="cell-content()&gt;=600" style:apply-style-name="Bad" style:base-cell-address="Sheet1.BI3"/>
      <style:map style:condition="cell-content()&gt;=0" style:apply-style-name="Good" style:base-cell-address="Sheet1.BI3"/>
    </style:style>
    <style:style style:name="ce1320" style:family="table-cell" style:parent-style-name="Default">
      <style:map style:condition="cell-content()&gt;=600" style:apply-style-name="Bad" style:base-cell-address="Sheet1.BI12"/>
      <style:map style:condition="cell-content()&gt;=0" style:apply-style-name="Good" style:base-cell-address="Sheet1.BI12"/>
    </style:style>
    <style:style style:name="ce1061" style:family="table-cell" style:parent-style-name="Default">
      <style:map style:condition="cell-content()&gt;=600" style:apply-style-name="Bad" style:base-cell-address="Sheet1.BJ3"/>
      <style:map style:condition="cell-content()&gt;=0" style:apply-style-name="Good" style:base-cell-address="Sheet1.BJ3"/>
    </style:style>
    <style:style style:name="ce1322" style:family="table-cell" style:parent-style-name="Default">
      <style:map style:condition="cell-content()&gt;=600" style:apply-style-name="Bad" style:base-cell-address="Sheet1.BJ12"/>
      <style:map style:condition="cell-content()&gt;=0" style:apply-style-name="Good" style:base-cell-address="Sheet1.BJ1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6" table:default-cell-style-name="Default"/>
        <table:table-column table:style-name="co5" table:default-cell-style-name="Default"/>
        <table:table-column table:style-name="co2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2" table:default-cell-style-name="Default"/>
        <table:table-column table:style-name="co23" table:default-cell-style-name="Default"/>
        <table:table-column table:style-name="co5" table:number-columns-repeated="1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begin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boolean</text:p>
          </table:table-cell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else</text:p>
          </table:table-cell>
          <table:table-cell table:style-name="ce1" office:value-type="string" calcext:value-type="string">
            <text:p>elseif</text:p>
          </table:table-cell>
          <table:table-cell table:style-name="ce1" office:value-type="string" calcext:value-type="string">
            <text:p>endif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endfor</text:p>
          </table:table-cell>
          <table:table-cell table:style-name="ce1" office:value-type="string" calcext:value-type="string">
            <text:p>while</text:p>
          </table:table-cell>
          <table:table-cell table:style-name="ce1" office:value-type="string" calcext:value-type="string">
            <text:p>endwhil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endfunction</text:p>
          </table:table-cell>
          <table:table-cell table:style-name="ce1" office:value-type="string" calcext:value-type="string">
            <text:p>import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enter</text:p>
          </table:table-cell>
          <table:table-cell table:style-name="ce1" office:value-type="string" calcext:value-type="string">
            <text:p>principal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library identifie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real scientific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||</text:p>
          </table:table-cell>
          <table:table-cell office:value-type="string" calcext:value-type="string">
            <text:p>&amp;&amp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“==”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string" calcext:value-type="string">
            <text:p>Program’s head: The program must start with either library declaration or class defini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ROGRA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0"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106" office:value-type="float" office:value="601" calcext:value-type="float">
            <text:p>601</text:p>
          </table:table-cell>
          <table:table-cell table:style-name="ce117" office:value-type="float" office:value="601" calcext:value-type="float">
            <text:p>601</text:p>
          </table:table-cell>
          <table:table-cell table:style-name="ce128" office:value-type="float" office:value="601" calcext:value-type="float">
            <text:p>601</text:p>
          </table:table-cell>
          <table:table-cell table:style-name="ce139" office:value-type="float" office:value="601" calcext:value-type="float">
            <text:p>601</text:p>
          </table:table-cell>
          <table:table-cell table:style-name="ce150" office:value-type="float" office:value="601" calcext:value-type="float">
            <text:p>601</text:p>
          </table:table-cell>
          <table:table-cell table:style-name="ce165" office:value-type="float" office:value="601" calcext:value-type="float">
            <text:p>601</text:p>
          </table:table-cell>
          <table:table-cell table:style-name="ce183" office:value-type="float" office:value="601" calcext:value-type="float">
            <text:p>601</text:p>
          </table:table-cell>
          <table:table-cell table:style-name="ce215" office:value-type="float" office:value="601" calcext:value-type="float">
            <text:p>601</text:p>
          </table:table-cell>
          <table:table-cell table:style-name="ce247" office:value-type="float" office:value="601" calcext:value-type="float">
            <text:p>601</text:p>
          </table:table-cell>
          <table:table-cell table:style-name="ce270" office:value-type="float" office:value="601" calcext:value-type="float">
            <text:p>601</text:p>
          </table:table-cell>
          <table:table-cell table:style-name="ce293" office:value-type="float" office:value="601" calcext:value-type="float">
            <text:p>601</text:p>
          </table:table-cell>
          <table:table-cell table:style-name="ce316" office:value-type="float" office:value="601" calcext:value-type="float">
            <text:p>601</text:p>
          </table:table-cell>
          <table:table-cell table:style-name="ce339" office:value-type="float" office:value="601" calcext:value-type="float">
            <text:p>601</text:p>
          </table:table-cell>
          <table:table-cell table:style-name="ce362" office:value-type="float" office:value="601" calcext:value-type="float">
            <text:p>601</text:p>
          </table:table-cell>
          <table:table-cell table:style-name="ce393" office:value-type="float" office:value="601" calcext:value-type="float">
            <text:p>601</text:p>
          </table:table-cell>
          <table:table-cell table:style-name="ce424" office:value-type="float" office:value="601" calcext:value-type="float">
            <text:p>601</text:p>
          </table:table-cell>
          <table:table-cell table:style-name="ce455" office:value-type="float" office:value="601" calcext:value-type="float">
            <text:p>601</text:p>
          </table:table-cell>
          <table:table-cell table:style-name="ce486" office:value-type="float" office:value="601" calcext:value-type="float">
            <text:p>601</text:p>
          </table:table-cell>
          <table:table-cell table:style-name="ce517" office:value-type="float" office:value="601" calcext:value-type="float">
            <text:p>601</text:p>
          </table:table-cell>
          <table:table-cell table:style-name="ce545" office:value-type="float" office:value="601" calcext:value-type="float">
            <text:p>601</text:p>
          </table:table-cell>
          <table:table-cell table:style-name="ce573" office:value-type="float" office:value="601" calcext:value-type="float">
            <text:p>601</text:p>
          </table:table-cell>
          <table:table-cell table:style-name="ce600" office:value-type="float" office:value="601" calcext:value-type="float">
            <text:p>601</text:p>
          </table:table-cell>
          <table:table-cell table:style-name="ce628" office:value-type="float" office:value="601" calcext:value-type="float">
            <text:p>601</text:p>
          </table:table-cell>
          <table:table-cell table:style-name="ce656" office:value-type="float" office:value="601" calcext:value-type="float">
            <text:p>601</text:p>
          </table:table-cell>
          <table:table-cell table:style-name="ce684" office:value-type="float" office:value="601" calcext:value-type="float">
            <text:p>601</text:p>
          </table:table-cell>
          <table:table-cell table:style-name="ce712" office:value-type="float" office:value="601" calcext:value-type="float">
            <text:p>601</text:p>
          </table:table-cell>
          <table:table-cell table:style-name="ce740" office:value-type="float" office:value="601" calcext:value-type="float">
            <text:p>601</text:p>
          </table:table-cell>
          <table:table-cell table:style-name="ce768" office:value-type="float" office:value="601" calcext:value-type="float">
            <text:p>601</text:p>
          </table:table-cell>
          <table:table-cell table:style-name="ce800" office:value-type="float" office:value="601" calcext:value-type="float">
            <text:p>601</text:p>
          </table:table-cell>
          <table:table-cell table:style-name="ce832" office:value-type="float" office:value="601" calcext:value-type="float">
            <text:p>601</text:p>
          </table:table-cell>
          <table:table-cell table:style-name="ce857" office:value-type="float" office:value="601" calcext:value-type="float">
            <text:p>601</text:p>
          </table:table-cell>
          <table:table-cell table:style-name="ce889" office:value-type="float" office:value="601" calcext:value-type="float">
            <text:p>601</text:p>
          </table:table-cell>
          <table:table-cell table:style-name="ce915" office:value-type="float" office:value="601" calcext:value-type="float">
            <text:p>601</text:p>
          </table:table-cell>
          <table:table-cell table:style-name="ce939" office:value-type="float" office:value="601" calcext:value-type="float">
            <text:p>601</text:p>
          </table:table-cell>
          <table:table-cell table:style-name="ce965" office:value-type="float" office:value="601" calcext:value-type="float">
            <text:p>601</text:p>
          </table:table-cell>
          <table:table-cell table:style-name="ce997" office:value-type="float" office:value="601" calcext:value-type="float">
            <text:p>601</text:p>
          </table:table-cell>
          <table:table-cell table:style-name="ce1029" office:value-type="float" office:value="601" calcext:value-type="float">
            <text:p>601</text:p>
          </table:table-cell>
          <table:table-cell table:style-name="ce1061" office:value-type="float" office:value="601" calcext:value-type="float">
            <text:p>601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string" calcext:value-type="string">
            <text:p>Program’s head: Expected class definition or the import of a libra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L_LIBRARIE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0" table:style-name="ce3" office:value-type="float" office:value="602" calcext:value-type="float">
            <text:p>602</text:p>
          </table:table-cell>
          <table:table-cell table:style-name="ce3" office:value-type="float" office:value="1" calcext:value-type="float">
            <text:p>1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Expected variable declaration or a valid statem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L_VARIABLES</text:p>
          </table:table-cell>
          <table:table-cell table:number-columns-repeated="2" table:style-name="ce3" office:value-type="float" office:value="603" calcext:value-type="float">
            <text:p>6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100" office:value-type="float" office:value="603" calcext:value-type="float">
            <text:p>603</text:p>
          </table:table-cell>
          <table:table-cell table:style-name="ce1101" office:value-type="float" office:value="603" calcext:value-type="float">
            <text:p>603</text:p>
          </table:table-cell>
          <table:table-cell table:style-name="ce1100" office:value-type="float" office:value="603" calcext:value-type="float">
            <text:p>603</text:p>
          </table:table-cell>
          <table:table-cell table:style-name="ce1101" office:value-type="float" office:value="603" calcext:value-type="float">
            <text:p>603</text:p>
          </table:table-cell>
          <table:table-cell table:style-name="ce1100" office:value-type="float" office:value="603" calcext:value-type="float">
            <text:p>603</text:p>
          </table:table-cell>
          <table:table-cell table:style-name="ce1101" office:value-type="float" office:value="603" calcext:value-type="float">
            <text:p>603</text:p>
          </table:table-cell>
          <table:table-cell table:style-name="ce3" office:value-type="float" office:value="4" calcext:value-type="float">
            <text:p>4</text:p>
          </table:table-cell>
          <table:table-cell table:style-name="ce28" office:value-type="float" office:value="603" calcext:value-type="float">
            <text:p>603</text:p>
          </table:table-cell>
          <table:table-cell table:style-name="ce34" office:value-type="float" office:value="603" calcext:value-type="float">
            <text:p>603</text:p>
          </table:table-cell>
          <table:table-cell table:style-name="ce42" office:value-type="float" office:value="603" calcext:value-type="float">
            <text:p>603</text:p>
          </table:table-cell>
          <table:table-cell table:style-name="ce3" office:value-type="float" office:value="4" calcext:value-type="float">
            <text:p>4</text:p>
          </table:table-cell>
          <table:table-cell table:style-name="ce52" office:value-type="float" office:value="603" calcext:value-type="float">
            <text:p>603</text:p>
          </table:table-cell>
          <table:table-cell table:style-name="ce60" office:value-type="float" office:value="603" calcext:value-type="float">
            <text:p>603</text:p>
          </table:table-cell>
          <table:table-cell table:style-name="ce3" office:value-type="float" office:value="4" calcext:value-type="float">
            <text:p>4</text:p>
          </table:table-cell>
          <table:table-cell table:style-name="ce72" office:value-type="float" office:value="603" calcext:value-type="float">
            <text:p>603</text:p>
          </table:table-cell>
          <table:table-cell table:style-name="ce79" office:value-type="float" office:value="603" calcext:value-type="float">
            <text:p>603</text:p>
          </table:table-cell>
          <table:table-cell table:style-name="ce72" office:value-type="float" office:value="603" calcext:value-type="float">
            <text:p>603</text:p>
          </table:table-cell>
          <table:table-cell table:style-name="ce79" office:value-type="float" office:value="603" calcext:value-type="float">
            <text:p>603</text:p>
          </table:table-cell>
          <table:table-cell table:style-name="ce72" office:value-type="float" office:value="603" calcext:value-type="float">
            <text:p>60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152" office:value-type="float" office:value="603" calcext:value-type="float">
            <text:p>603</text:p>
          </table:table-cell>
          <table:table-cell table:style-name="ce3" office:value-type="float" office:value="4" calcext:value-type="float">
            <text:p>4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string" calcext:value-type="string">
            <text:p>Variables: Expected a variable identifi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ARIABLES</text:p>
          </table:table-cell>
          <table:table-cell table:number-columns-repeated="27" table:style-name="ce3" office:value-type="float" office:value="604" calcext:value-type="float">
            <text:p>604</text:p>
          </table:table-cell>
          <table:table-cell table:style-name="ce3" office:value-type="float" office:value="5" calcext:value-type="float">
            <text:p>5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string" calcext:value-type="string">
            <text:p>Variables declaration: Expected a , or the “as” reserved 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RE_VARIABLES</text:p>
          </table:table-cell>
          <table:table-cell table:number-columns-repeated="2" table:style-name="ce3" office:value-type="float" office:value="605" calcext:value-type="float">
            <text:p>605</text:p>
          </table:table-cell>
          <table:table-cell table:style-name="ce5" office:value-type="float" office:value="605" calcext:value-type="float">
            <text:p>605</text:p>
          </table:table-cell>
          <table:table-cell table:style-name="ce8" office:value-type="float" office:value="605" calcext:value-type="float">
            <text:p>605</text:p>
          </table:table-cell>
          <table:table-cell table:style-name="ce3" office:value-type="float" office:value="7" calcext:value-type="float">
            <text:p>7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3" office:value-type="float" office:value="6" calcext:value-type="float">
            <text:p>6</text:p>
          </table:table-cell>
          <table:table-cell table:style-name="ce1271" office:value-type="float" office:value="605" calcext:value-type="float">
            <text:p>605</text:p>
          </table:table-cell>
          <table:table-cell table:style-name="ce1284" office:value-type="float" office:value="605" calcext:value-type="float">
            <text:p>605</text:p>
          </table:table-cell>
          <table:table-cell table:style-name="ce1293" office:value-type="float" office:value="605" calcext:value-type="float">
            <text:p>605</text:p>
          </table:table-cell>
          <table:table-cell table:style-name="ce1305" office:value-type="float" office:value="605" calcext:value-type="float">
            <text:p>605</text:p>
          </table:table-cell>
          <table:table-cell table:style-name="ce1271" office:value-type="float" office:value="605" calcext:value-type="float">
            <text:p>605</text:p>
          </table:table-cell>
          <table:table-cell table:style-name="ce1284" office:value-type="float" office:value="605" calcext:value-type="float">
            <text:p>605</text:p>
          </table:table-cell>
          <table:table-cell table:style-name="ce1293" office:value-type="float" office:value="605" calcext:value-type="float">
            <text:p>605</text:p>
          </table:table-cell>
          <table:table-cell table:style-name="ce1305" office:value-type="float" office:value="605" calcext:value-type="float">
            <text:p>605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string" calcext:value-type="string">
            <text:p>Type specification: Invalid typ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table:number-columns-repeated="2" table:style-name="ce3" office:value-type="float" office:value="606" calcext:value-type="float">
            <text:p>606</text:p>
          </table:table-cell>
          <table:table-cell table:style-name="ce6" office:value-type="float" office:value="606" calcext:value-type="float">
            <text:p>606</text:p>
          </table:table-cell>
          <table:table-cell table:style-name="ce9" office:value-type="float" office:value="606" calcext:value-type="float">
            <text:p>606</text:p>
          </table:table-cell>
          <table:table-cell table:style-name="ce13" office:value-type="float" office:value="606" calcext:value-type="float">
            <text:p>60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number-columns-repeated="2"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number-columns-repeated="2"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string" calcext:value-type="string">
            <text:p>Expected a valid statement or the “end” reserved 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TEMENTS</text:p>
          </table:table-cell>
          <table:table-cell table:number-columns-repeated="2" table:style-name="ce3" office:value-type="float" office:value="607" calcext:value-type="float">
            <text:p>607</text:p>
          </table:table-cell>
          <table:table-cell table:style-name="ce3" office:value-type="float" office:value="14" calcext:value-type="float">
            <text:p>14</text:p>
          </table:table-cell>
          <table:table-cell table:style-name="ce10" office:value-type="float" office:value="607" calcext:value-type="float">
            <text:p>607</text:p>
          </table:table-cell>
          <table:table-cell table:style-name="ce14" office:value-type="float" office:value="607" calcext:value-type="float">
            <text:p>607</text:p>
          </table:table-cell>
          <table:table-cell table:style-name="ce18" office:value-type="float" office:value="607" calcext:value-type="float">
            <text:p>607</text:p>
          </table:table-cell>
          <table:table-cell table:style-name="ce20" office:value-type="float" office:value="607" calcext:value-type="float">
            <text:p>607</text:p>
          </table:table-cell>
          <table:table-cell table:style-name="ce21" office:value-type="float" office:value="607" calcext:value-type="float">
            <text:p>607</text:p>
          </table:table-cell>
          <table:table-cell table:style-name="ce22" office:value-type="float" office:value="607" calcext:value-type="float">
            <text:p>607</text:p>
          </table:table-cell>
          <table:table-cell table:style-name="ce23" office:value-type="float" office:value="607" calcext:value-type="float">
            <text:p>60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6" office:value-type="float" office:value="607" calcext:value-type="float">
            <text:p>60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54" office:value-type="float" office:value="607" calcext:value-type="float">
            <text:p>607</text:p>
          </table:table-cell>
          <table:table-cell table:style-name="ce62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81" office:value-type="float" office:value="607" calcext:value-type="float">
            <text:p>607</text:p>
          </table:table-cell>
          <table:table-cell table:style-name="ce90" office:value-type="float" office:value="607" calcext:value-type="float">
            <text:p>607</text:p>
          </table:table-cell>
          <table:table-cell table:style-name="ce99" office:value-type="float" office:value="607" calcext:value-type="float">
            <text:p>607</text:p>
          </table:table-cell>
          <table:table-cell table:style-name="ce110" office:value-type="float" office:value="607" calcext:value-type="float">
            <text:p>607</text:p>
          </table:table-cell>
          <table:table-cell table:number-columns-repeated="3" table:style-name="ce3" office:value-type="float" office:value="13" calcext:value-type="float">
            <text:p>13</text:p>
          </table:table-cell>
          <table:table-cell table:style-name="ce154" office:value-type="float" office:value="607" calcext:value-type="float">
            <text:p>607</text:p>
          </table:table-cell>
          <table:table-cell table:style-name="ce3" office:value-type="float" office:value="13" calcext:value-type="float">
            <text:p>13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272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string" calcext:value-type="string">
            <text:p>Statement: Invalid start of stateme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EMENT</text:p>
          </table:table-cell>
          <table:table-cell table:number-columns-repeated="10" table:style-name="ce3" office:value-type="float" office:value="608" calcext:value-type="float">
            <text:p>608</text:p>
          </table:table-cell>
          <table:table-cell table:style-name="ce3" office:value-type="float" office:value="16" calcext:value-type="float">
            <text:p>16</text:p>
          </table:table-cell>
          <table:table-cell table:style-name="ce30" office:value-type="float" office:value="608" calcext:value-type="float">
            <text:p>608</text:p>
          </table:table-cell>
          <table:table-cell table:style-name="ce37" office:value-type="float" office:value="608" calcext:value-type="float">
            <text:p>608</text:p>
          </table:table-cell>
          <table:table-cell table:style-name="ce44" office:value-type="float" office:value="608" calcext:value-type="float">
            <text:p>608</text:p>
          </table:table-cell>
          <table:table-cell table:style-name="ce3" office:value-type="float" office:value="18" calcext:value-type="float">
            <text:p>18</text:p>
          </table:table-cell>
          <table:table-cell table:style-name="ce55" office:value-type="float" office:value="608" calcext:value-type="float">
            <text:p>608</text:p>
          </table:table-cell>
          <table:table-cell table:style-name="ce63" office:value-type="float" office:value="608" calcext:value-type="float">
            <text:p>608</text:p>
          </table:table-cell>
          <table:table-cell table:style-name="ce3" office:value-type="float" office:value="17" calcext:value-type="float">
            <text:p>17</text:p>
          </table:table-cell>
          <table:table-cell table:style-name="ce74" office:value-type="float" office:value="608" calcext:value-type="float">
            <text:p>608</text:p>
          </table:table-cell>
          <table:table-cell table:style-name="ce82" office:value-type="float" office:value="608" calcext:value-type="float">
            <text:p>608</text:p>
          </table:table-cell>
          <table:table-cell table:style-name="ce91" office:value-type="float" office:value="608" calcext:value-type="float">
            <text:p>608</text:p>
          </table:table-cell>
          <table:table-cell table:style-name="ce100" office:value-type="float" office:value="608" calcext:value-type="float">
            <text:p>608</text:p>
          </table:table-cell>
          <table:table-cell table:style-name="ce111" office:value-type="float" office:value="608" calcext:value-type="float">
            <text:p>60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155" office:value-type="float" office:value="608" calcext:value-type="float">
            <text:p>608</text:p>
          </table:table-cell>
          <table:table-cell table:style-name="ce3" office:value-type="float" office:value="15" calcext:value-type="float">
            <text:p>15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273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Assignment: Invalid start of assignment stateme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SIGNMENT</text:p>
          </table:table-cell>
          <table:table-cell table:number-columns-repeated="27" table:style-name="ce3" office:value-type="float" office:value="609" calcext:value-type="float">
            <text:p>609</text:p>
          </table:table-cell>
          <table:table-cell table:style-name="ce3" office:value-type="float" office:value="22" calcext:value-type="float">
            <text:p>22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274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string" calcext:value-type="string">
            <text:p>Expression: Invalid start of expressi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XPRESSION_0</text:p>
          </table:table-cell>
          <table:table-cell table:number-columns-repeated="27" table:style-name="ce3" office:value-type="float" office:value="610" calcext:value-type="float">
            <text:p>610</text:p>
          </table:table-cell>
          <table:table-cell table:style-name="ce3" office:value-type="float" office:value="23" calcext:value-type="float">
            <text:p>23</text:p>
          </table:table-cell>
          <table:table-cell table:style-name="ce192" office:value-type="float" office:value="610" calcext:value-type="float">
            <text:p>610</text:p>
          </table:table-cell>
          <table:table-cell table:style-name="ce224" office:value-type="float" office:value="610" calcext:value-type="float">
            <text:p>610</text:p>
          </table:table-cell>
          <table:table-cell table:number-columns-repeated="5" table:style-name="ce3" office:value-type="float" office:value="23" calcext:value-type="float">
            <text:p>23</text:p>
          </table:table-cell>
          <table:table-cell table:style-name="ce371" office:value-type="float" office:value="610" calcext:value-type="float">
            <text:p>610</text:p>
          </table:table-cell>
          <table:table-cell table:style-name="ce402" office:value-type="float" office:value="610" calcext:value-type="float">
            <text:p>610</text:p>
          </table:table-cell>
          <table:table-cell table:style-name="ce371" office:value-type="float" office:value="610" calcext:value-type="float">
            <text:p>610</text:p>
          </table:table-cell>
          <table:table-cell table:style-name="ce402" office:value-type="float" office:value="610" calcext:value-type="float">
            <text:p>610</text:p>
          </table:table-cell>
          <table:table-cell table:style-name="ce371" office:value-type="float" office:value="610" calcext:value-type="float">
            <text:p>610</text:p>
          </table:table-cell>
          <table:table-cell table:style-name="ce402" office:value-type="float" office:value="610" calcext:value-type="float">
            <text:p>610</text:p>
          </table:table-cell>
          <table:table-cell table:style-name="ce371" office:value-type="float" office:value="610" calcext:value-type="float">
            <text:p>610</text:p>
          </table:table-cell>
          <table:table-cell table:style-name="ce3" office:value-type="float" office:value="23" calcext:value-type="float">
            <text:p>23</text:p>
          </table:table-cell>
          <table:table-cell table:style-name="ce1233" office:value-type="float" office:value="610" calcext:value-type="float">
            <text:p>610</text:p>
          </table:table-cell>
          <table:table-cell table:style-name="ce1239" office:value-type="float" office:value="610" calcext:value-type="float">
            <text:p>610</text:p>
          </table:table-cell>
          <table:table-cell table:style-name="ce1245" office:value-type="float" office:value="610" calcext:value-type="float">
            <text:p>610</text:p>
          </table:table-cell>
          <table:table-cell table:style-name="ce1249" office:value-type="float" office:value="610" calcext:value-type="float">
            <text:p>610</text:p>
          </table:table-cell>
          <table:table-cell table:style-name="ce1253" office:value-type="float" office:value="610" calcext:value-type="float">
            <text:p>610</text:p>
          </table:table-cell>
          <table:table-cell table:style-name="ce1256" office:value-type="float" office:value="610" calcext:value-type="float">
            <text:p>610</text:p>
          </table:table-cell>
          <table:table-cell table:style-name="ce1259" office:value-type="float" office:value="610" calcext:value-type="float">
            <text:p>610</text:p>
          </table:table-cell>
          <table:table-cell table:style-name="ce1233" office:value-type="float" office:value="610" calcext:value-type="float">
            <text:p>610</text:p>
          </table:table-cell>
          <table:table-cell table:style-name="ce1239" office:value-type="float" office:value="610" calcext:value-type="float">
            <text:p>610</text:p>
          </table:table-cell>
          <table:table-cell table:style-name="ce1275" office:value-type="float" office:value="610" calcext:value-type="float">
            <text:p>610</text:p>
          </table:table-cell>
          <table:table-cell table:style-name="ce1249" office:value-type="float" office:value="610" calcext:value-type="float">
            <text:p>610</text:p>
          </table:table-cell>
          <table:table-cell table:style-name="ce3" office:value-type="float" office:value="23" calcext:value-type="float">
            <text:p>23</text:p>
          </table:table-cell>
          <table:table-cell table:style-name="ce1306" office:value-type="float" office:value="610" calcext:value-type="float">
            <text:p>610</text:p>
          </table:table-cell>
          <table:table-cell table:style-name="ce1316" office:value-type="float" office:value="610" calcext:value-type="float">
            <text:p>610</text:p>
          </table:table-cell>
          <table:table-cell table:style-name="ce1318" office:value-type="float" office:value="610" calcext:value-type="float">
            <text:p>610</text:p>
          </table:table-cell>
          <table:table-cell table:style-name="ce1320" office:value-type="float" office:value="610" calcext:value-type="float">
            <text:p>610</text:p>
          </table:table-cell>
          <table:table-cell table:style-name="ce1322" office:value-type="float" office:value="610" calcext:value-type="float">
            <text:p>610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Expression: Invalid expression, expected a delimiter or a logical disjunct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JUNCTION</text:p>
          </table:table-cell>
          <table:table-cell table:number-columns-repeated="40" table:style-name="ce3" office:value-type="float" office:value="611" calcext:value-type="float">
            <text:p>611</text:p>
          </table:table-cell>
          <table:table-cell table:style-name="ce3" office:value-type="float" office:value="24" calcext:value-type="float">
            <text:p>24</text:p>
          </table:table-cell>
          <table:table-cell table:style-name="ce555" office:value-type="float" office:value="611" calcext:value-type="float">
            <text:p>611</text:p>
          </table:table-cell>
          <table:table-cell table:style-name="ce582" office:value-type="float" office:value="611" calcext:value-type="float">
            <text:p>611</text:p>
          </table:table-cell>
          <table:table-cell table:style-name="ce555" office:value-type="float" office:value="611" calcext:value-type="float">
            <text:p>611</text:p>
          </table:table-cell>
          <table:table-cell table:style-name="ce582" office:value-type="float" office:value="611" calcext:value-type="float">
            <text:p>611</text:p>
          </table:table-cell>
          <table:table-cell table:style-name="ce555" office:value-type="float" office:value="611" calcext:value-type="float">
            <text:p>611</text:p>
          </table:table-cell>
          <table:table-cell table:style-name="ce582" office:value-type="float" office:value="611" calcext:value-type="float">
            <text:p>611</text:p>
          </table:table-cell>
          <table:table-cell table:style-name="ce555" office:value-type="float" office:value="611" calcext:value-type="float">
            <text:p>611</text:p>
          </table:table-cell>
          <table:table-cell table:style-name="ce582" office:value-type="float" office:value="611" calcext:value-type="float">
            <text:p>611</text:p>
          </table:table-cell>
          <table:table-cell table:style-name="ce555" office:value-type="float" office:value="611" calcext:value-type="float">
            <text:p>611</text:p>
          </table:table-cell>
          <table:table-cell table:style-name="ce582" office:value-type="float" office:value="611" calcext:value-type="float">
            <text:p>611</text:p>
          </table:table-cell>
          <table:table-cell table:style-name="ce3" office:value-type="float" office:value="25" calcext:value-type="float">
            <text:p>25</text:p>
          </table:table-cell>
          <table:table-cell table:style-name="ce1276" office:value-type="float" office:value="611" calcext:value-type="float">
            <text:p>611</text:p>
          </table:table-cell>
          <table:table-cell table:style-name="ce3" office:value-type="float" office:value="25" calcext:value-type="float">
            <text:p>25</text:p>
          </table:table-cell>
          <table:table-cell table:style-name="ce924" office:value-type="float" office:value="611" calcext:value-type="float">
            <text:p>611</text:p>
          </table:table-cell>
          <table:table-cell table:style-name="ce3" office:value-type="float" office:value="25" calcext:value-type="float">
            <text:p>25</text:p>
          </table:table-cell>
          <table:table-cell table:style-name="ce975" office:value-type="float" office:value="611" calcext:value-type="float">
            <text:p>611</text:p>
          </table:table-cell>
          <table:table-cell table:style-name="ce1007" office:value-type="float" office:value="611" calcext:value-type="float">
            <text:p>611</text:p>
          </table:table-cell>
          <table:table-cell table:style-name="ce1039" office:value-type="float" office:value="611" calcext:value-type="float">
            <text:p>611</text:p>
          </table:table-cell>
          <table:table-cell table:style-name="ce1071" office:value-type="float" office:value="611" calcext:value-type="float">
            <text:p>611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string" calcext:value-type="string">
            <text:p>Expression: Invalid start of expressi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XPRESSION_1</text:p>
          </table:table-cell>
          <table:table-cell table:number-columns-repeated="27" table:style-name="ce3" office:value-type="float" office:value="612" calcext:value-type="float">
            <text:p>612</text:p>
          </table:table-cell>
          <table:table-cell table:style-name="ce3" office:value-type="float" office:value="26" calcext:value-type="float">
            <text:p>26</text:p>
          </table:table-cell>
          <table:table-cell table:style-name="ce1188" office:value-type="float" office:value="612" calcext:value-type="float">
            <text:p>612</text:p>
          </table:table-cell>
          <table:table-cell table:style-name="ce1179" office:value-type="float" office:value="612" calcext:value-type="float">
            <text:p>612</text:p>
          </table:table-cell>
          <table:table-cell table:number-columns-repeated="5" table:style-name="ce3" office:value-type="float" office:value="26" calcext:value-type="float">
            <text:p>26</text:p>
          </table:table-cell>
          <table:table-cell table:style-name="ce1209" office:value-type="float" office:value="612" calcext:value-type="float">
            <text:p>612</text:p>
          </table:table-cell>
          <table:table-cell table:style-name="ce1211" office:value-type="float" office:value="612" calcext:value-type="float">
            <text:p>612</text:p>
          </table:table-cell>
          <table:table-cell table:style-name="ce1209" office:value-type="float" office:value="612" calcext:value-type="float">
            <text:p>612</text:p>
          </table:table-cell>
          <table:table-cell table:style-name="ce1211" office:value-type="float" office:value="612" calcext:value-type="float">
            <text:p>612</text:p>
          </table:table-cell>
          <table:table-cell table:style-name="ce1209" office:value-type="float" office:value="612" calcext:value-type="float">
            <text:p>612</text:p>
          </table:table-cell>
          <table:table-cell table:style-name="ce1211" office:value-type="float" office:value="612" calcext:value-type="float">
            <text:p>612</text:p>
          </table:table-cell>
          <table:table-cell table:style-name="ce1228" office:value-type="float" office:value="612" calcext:value-type="float">
            <text:p>612</text:p>
          </table:table-cell>
          <table:table-cell table:style-name="ce3" office:value-type="float" office:value="26" calcext:value-type="float">
            <text:p>26</text:p>
          </table:table-cell>
          <table:table-cell table:style-name="ce1234" office:value-type="float" office:value="612" calcext:value-type="float">
            <text:p>612</text:p>
          </table:table-cell>
          <table:table-cell table:style-name="ce1240" office:value-type="float" office:value="612" calcext:value-type="float">
            <text:p>612</text:p>
          </table:table-cell>
          <table:table-cell table:style-name="ce1246" office:value-type="float" office:value="612" calcext:value-type="float">
            <text:p>612</text:p>
          </table:table-cell>
          <table:table-cell table:style-name="ce1250" office:value-type="float" office:value="612" calcext:value-type="float">
            <text:p>612</text:p>
          </table:table-cell>
          <table:table-cell table:style-name="ce1240" office:value-type="float" office:value="612" calcext:value-type="float">
            <text:p>612</text:p>
          </table:table-cell>
          <table:table-cell table:style-name="ce1246" office:value-type="float" office:value="612" calcext:value-type="float">
            <text:p>612</text:p>
          </table:table-cell>
          <table:table-cell table:style-name="ce1250" office:value-type="float" office:value="612" calcext:value-type="float">
            <text:p>612</text:p>
          </table:table-cell>
          <table:table-cell table:style-name="ce1240" office:value-type="float" office:value="612" calcext:value-type="float">
            <text:p>612</text:p>
          </table:table-cell>
          <table:table-cell table:style-name="ce1246" office:value-type="float" office:value="612" calcext:value-type="float">
            <text:p>612</text:p>
          </table:table-cell>
          <table:table-cell table:style-name="ce1277" office:value-type="float" office:value="612" calcext:value-type="float">
            <text:p>612</text:p>
          </table:table-cell>
          <table:table-cell table:style-name="ce1240" office:value-type="float" office:value="612" calcext:value-type="float">
            <text:p>612</text:p>
          </table:table-cell>
          <table:table-cell table:style-name="ce3" office:value-type="float" office:value="26" calcext:value-type="float">
            <text:p>26</text:p>
          </table:table-cell>
          <table:table-cell table:style-name="ce1307" office:value-type="float" office:value="612" calcext:value-type="float">
            <text:p>612</text:p>
          </table:table-cell>
          <table:table-cell table:style-name="ce1279" office:value-type="float" office:value="612" calcext:value-type="float">
            <text:p>612</text:p>
          </table:table-cell>
          <table:table-cell table:style-name="ce1289" office:value-type="float" office:value="612" calcext:value-type="float">
            <text:p>612</text:p>
          </table:table-cell>
          <table:table-cell table:style-name="ce1300" office:value-type="float" office:value="612" calcext:value-type="float">
            <text:p>612</text:p>
          </table:table-cell>
          <table:table-cell table:style-name="ce1266" office:value-type="float" office:value="612" calcext:value-type="float">
            <text:p>612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ONJUNCTION</text:p>
          </table:table-cell>
          <table:table-cell table:number-columns-repeated="27" table:style-name="ce3" office:value-type="float" office:value="613" calcext:value-type="float">
            <text:p>613</text:p>
          </table:table-cell>
          <table:table-cell table:style-name="ce1187" office:value-type="float" office:value="613" calcext:value-type="float">
            <text:p>613</text:p>
          </table:table-cell>
          <table:table-cell table:style-name="ce1036" office:value-type="float" office:value="613" calcext:value-type="float">
            <text:p>613</text:p>
          </table:table-cell>
          <table:table-cell table:style-name="ce1068" office:value-type="float" office:value="613" calcext:value-type="float">
            <text:p>613</text:p>
          </table:table-cell>
          <table:table-cell table:style-name="ce1036" office:value-type="float" office:value="613" calcext:value-type="float">
            <text:p>613</text:p>
          </table:table-cell>
          <table:table-cell table:style-name="ce1068" office:value-type="float" office:value="613" calcext:value-type="float">
            <text:p>613</text:p>
          </table:table-cell>
          <table:table-cell table:style-name="ce1036" office:value-type="float" office:value="613" calcext:value-type="float">
            <text:p>613</text:p>
          </table:table-cell>
          <table:table-cell table:style-name="ce1068" office:value-type="float" office:value="613" calcext:value-type="float">
            <text:p>613</text:p>
          </table:table-cell>
          <table:table-cell table:style-name="ce1036" office:value-type="float" office:value="613" calcext:value-type="float">
            <text:p>613</text:p>
          </table:table-cell>
          <table:table-cell table:style-name="ce1068" office:value-type="float" office:value="613" calcext:value-type="float">
            <text:p>613</text:p>
          </table:table-cell>
          <table:table-cell table:style-name="ce1215" office:value-type="float" office:value="613" calcext:value-type="float">
            <text:p>613</text:p>
          </table:table-cell>
          <table:table-cell table:style-name="ce1210" office:value-type="float" office:value="613" calcext:value-type="float">
            <text:p>613</text:p>
          </table:table-cell>
          <table:table-cell table:style-name="ce1215" office:value-type="float" office:value="613" calcext:value-type="float">
            <text:p>613</text:p>
          </table:table-cell>
          <table:table-cell table:style-name="ce1210" office:value-type="float" office:value="613" calcext:value-type="float">
            <text:p>613</text:p>
          </table:table-cell>
          <table:table-cell table:style-name="ce1215" office:value-type="float" office:value="613" calcext:value-type="float">
            <text:p>613</text:p>
          </table:table-cell>
          <table:table-cell table:style-name="ce3" office:value-type="float" office:value="27" calcext:value-type="float">
            <text:p>27</text:p>
          </table:table-cell>
          <table:table-cell table:style-name="ce1231" office:value-type="float" office:value="613" calcext:value-type="float">
            <text:p>613</text:p>
          </table:table-cell>
          <table:table-cell table:style-name="ce555" office:value-type="float" office:value="613" calcext:value-type="float">
            <text:p>613</text:p>
          </table:table-cell>
          <table:table-cell table:style-name="ce582" office:value-type="float" office:value="613" calcext:value-type="float">
            <text:p>613</text:p>
          </table:table-cell>
          <table:table-cell table:style-name="ce555" office:value-type="float" office:value="613" calcext:value-type="float">
            <text:p>613</text:p>
          </table:table-cell>
          <table:table-cell table:style-name="ce582" office:value-type="float" office:value="613" calcext:value-type="float">
            <text:p>613</text:p>
          </table:table-cell>
          <table:table-cell table:style-name="ce555" office:value-type="float" office:value="613" calcext:value-type="float">
            <text:p>613</text:p>
          </table:table-cell>
          <table:table-cell table:style-name="ce582" office:value-type="float" office:value="613" calcext:value-type="float">
            <text:p>613</text:p>
          </table:table-cell>
          <table:table-cell table:style-name="ce555" office:value-type="float" office:value="613" calcext:value-type="float">
            <text:p>613</text:p>
          </table:table-cell>
          <table:table-cell table:style-name="ce582" office:value-type="float" office:value="613" calcext:value-type="float">
            <text:p>613</text:p>
          </table:table-cell>
          <table:table-cell table:style-name="ce3" office:value-type="float" office:value="28" calcext:value-type="float">
            <text:p>28</text:p>
          </table:table-cell>
          <table:table-cell table:style-name="ce1272" office:value-type="float" office:value="613" calcext:value-type="float">
            <text:p>613</text:p>
          </table:table-cell>
          <table:table-cell table:style-name="ce3" office:value-type="float" office:value="28" calcext:value-type="float">
            <text:p>28</text:p>
          </table:table-cell>
          <table:table-cell table:style-name="ce1295" office:value-type="float" office:value="613" calcext:value-type="float">
            <text:p>613</text:p>
          </table:table-cell>
          <table:table-cell table:style-name="ce3" office:value-type="float" office:value="28" calcext:value-type="float">
            <text:p>28</text:p>
          </table:table-cell>
          <table:table-cell table:style-name="ce975" office:value-type="float" office:value="613" calcext:value-type="float">
            <text:p>613</text:p>
          </table:table-cell>
          <table:table-cell table:style-name="ce1007" office:value-type="float" office:value="613" calcext:value-type="float">
            <text:p>613</text:p>
          </table:table-cell>
          <table:table-cell table:style-name="ce1039" office:value-type="float" office:value="613" calcext:value-type="float">
            <text:p>613</text:p>
          </table:table-cell>
          <table:table-cell table:style-name="ce1071" office:value-type="float" office:value="613" calcext:value-type="float">
            <text:p>6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XPRESSION_2</text:p>
          </table:table-cell>
          <table:table-cell table:number-columns-repeated="27" table:style-name="ce3" office:value-type="float" office:value="614" calcext:value-type="float">
            <text:p>614</text:p>
          </table:table-cell>
          <table:table-cell table:style-name="ce3" office:value-type="float" office:value="29" calcext:value-type="float">
            <text:p>29</text:p>
          </table:table-cell>
          <table:table-cell table:style-name="ce191" office:value-type="float" office:value="614" calcext:value-type="float">
            <text:p>614</text:p>
          </table:table-cell>
          <table:table-cell table:style-name="ce223" office:value-type="float" office:value="614" calcext:value-type="float">
            <text:p>614</text:p>
          </table:table-cell>
          <table:table-cell table:number-columns-repeated="5" table:style-name="ce3" office:value-type="float" office:value="29" calcext:value-type="float">
            <text:p>29</text:p>
          </table:table-cell>
          <table:table-cell table:style-name="ce1209" office:value-type="float" office:value="614" calcext:value-type="float">
            <text:p>614</text:p>
          </table:table-cell>
          <table:table-cell table:style-name="ce1211" office:value-type="float" office:value="614" calcext:value-type="float">
            <text:p>614</text:p>
          </table:table-cell>
          <table:table-cell table:style-name="ce1209" office:value-type="float" office:value="614" calcext:value-type="float">
            <text:p>614</text:p>
          </table:table-cell>
          <table:table-cell table:style-name="ce1211" office:value-type="float" office:value="614" calcext:value-type="float">
            <text:p>614</text:p>
          </table:table-cell>
          <table:table-cell table:style-name="ce1209" office:value-type="float" office:value="614" calcext:value-type="float">
            <text:p>614</text:p>
          </table:table-cell>
          <table:table-cell table:style-name="ce1211" office:value-type="float" office:value="614" calcext:value-type="float">
            <text:p>614</text:p>
          </table:table-cell>
          <table:table-cell table:style-name="ce1209" office:value-type="float" office:value="614" calcext:value-type="float">
            <text:p>614</text:p>
          </table:table-cell>
          <table:table-cell table:style-name="ce3" office:value-type="float" office:value="29" calcext:value-type="float">
            <text:p>29</text:p>
          </table:table-cell>
          <table:table-cell table:style-name="ce1235" office:value-type="float" office:value="614" calcext:value-type="float">
            <text:p>614</text:p>
          </table:table-cell>
          <table:table-cell table:style-name="ce1241" office:value-type="float" office:value="614" calcext:value-type="float">
            <text:p>614</text:p>
          </table:table-cell>
          <table:table-cell table:number-columns-repeated="2" table:style-name="ce1235" office:value-type="float" office:value="614" calcext:value-type="float">
            <text:p>614</text:p>
          </table:table-cell>
          <table:table-cell table:style-name="ce1241" office:value-type="float" office:value="614" calcext:value-type="float">
            <text:p>614</text:p>
          </table:table-cell>
          <table:table-cell table:number-columns-repeated="2" table:style-name="ce1235" office:value-type="float" office:value="614" calcext:value-type="float">
            <text:p>614</text:p>
          </table:table-cell>
          <table:table-cell table:style-name="ce1241" office:value-type="float" office:value="614" calcext:value-type="float">
            <text:p>614</text:p>
          </table:table-cell>
          <table:table-cell table:style-name="ce1235" office:value-type="float" office:value="614" calcext:value-type="float">
            <text:p>614</text:p>
          </table:table-cell>
          <table:table-cell table:style-name="ce1273" office:value-type="float" office:value="614" calcext:value-type="float">
            <text:p>614</text:p>
          </table:table-cell>
          <table:table-cell table:style-name="ce1241" office:value-type="float" office:value="614" calcext:value-type="float">
            <text:p>614</text:p>
          </table:table-cell>
          <table:table-cell table:style-name="ce3" office:value-type="float" office:value="29" calcext:value-type="float">
            <text:p>29</text:p>
          </table:table-cell>
          <table:table-cell table:style-name="ce1308" office:value-type="float" office:value="614" calcext:value-type="float">
            <text:p>614</text:p>
          </table:table-cell>
          <table:table-cell table:style-name="ce1279" office:value-type="float" office:value="614" calcext:value-type="float">
            <text:p>614</text:p>
          </table:table-cell>
          <table:table-cell table:style-name="ce1289" office:value-type="float" office:value="614" calcext:value-type="float">
            <text:p>614</text:p>
          </table:table-cell>
          <table:table-cell table:style-name="ce1300" office:value-type="float" office:value="614" calcext:value-type="float">
            <text:p>614</text:p>
          </table:table-cell>
          <table:table-cell table:style-name="ce1266" office:value-type="float" office:value="614" calcext:value-type="float">
            <text:p>6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GATION</text:p>
          </table:table-cell>
          <table:table-cell table:number-columns-repeated="27" table:style-name="ce3" office:value-type="float" office:value="615" calcext:value-type="float">
            <text:p>615</text:p>
          </table:table-cell>
          <table:table-cell table:style-name="ce3" office:value-type="float" office:value="31" calcext:value-type="float">
            <text:p>31</text:p>
          </table:table-cell>
          <table:table-cell table:style-name="ce192" office:value-type="float" office:value="615" calcext:value-type="float">
            <text:p>615</text:p>
          </table:table-cell>
          <table:table-cell table:style-name="ce224" office:value-type="float" office:value="615" calcext:value-type="float">
            <text:p>615</text:p>
          </table:table-cell>
          <table:table-cell table:number-columns-repeated="5" table:style-name="ce3" office:value-type="float" office:value="31" calcext:value-type="float">
            <text:p>31</text:p>
          </table:table-cell>
          <table:table-cell table:style-name="ce1210" office:value-type="float" office:value="615" calcext:value-type="float">
            <text:p>615</text:p>
          </table:table-cell>
          <table:table-cell table:style-name="ce1215" office:value-type="float" office:value="615" calcext:value-type="float">
            <text:p>615</text:p>
          </table:table-cell>
          <table:table-cell table:style-name="ce1210" office:value-type="float" office:value="615" calcext:value-type="float">
            <text:p>615</text:p>
          </table:table-cell>
          <table:table-cell table:style-name="ce1215" office:value-type="float" office:value="615" calcext:value-type="float">
            <text:p>615</text:p>
          </table:table-cell>
          <table:table-cell table:style-name="ce1210" office:value-type="float" office:value="615" calcext:value-type="float">
            <text:p>615</text:p>
          </table:table-cell>
          <table:table-cell table:style-name="ce1215" office:value-type="float" office:value="615" calcext:value-type="float">
            <text:p>615</text:p>
          </table:table-cell>
          <table:table-cell table:style-name="ce1210" office:value-type="float" office:value="615" calcext:value-type="float">
            <text:p>615</text:p>
          </table:table-cell>
          <table:table-cell table:style-name="ce3" office:value-type="float" office:value="30" calcext:value-type="float">
            <text:p>30</text:p>
          </table:table-cell>
          <table:table-cell table:style-name="ce1236" office:value-type="float" office:value="615" calcext:value-type="float">
            <text:p>615</text:p>
          </table:table-cell>
          <table:table-cell table:style-name="ce1242" office:value-type="float" office:value="615" calcext:value-type="float">
            <text:p>615</text:p>
          </table:table-cell>
          <table:table-cell table:number-columns-repeated="2" table:style-name="ce1236" office:value-type="float" office:value="615" calcext:value-type="float">
            <text:p>615</text:p>
          </table:table-cell>
          <table:table-cell table:style-name="ce1242" office:value-type="float" office:value="615" calcext:value-type="float">
            <text:p>615</text:p>
          </table:table-cell>
          <table:table-cell table:number-columns-repeated="2" table:style-name="ce1236" office:value-type="float" office:value="615" calcext:value-type="float">
            <text:p>615</text:p>
          </table:table-cell>
          <table:table-cell table:style-name="ce1242" office:value-type="float" office:value="615" calcext:value-type="float">
            <text:p>615</text:p>
          </table:table-cell>
          <table:table-cell table:style-name="ce1236" office:value-type="float" office:value="615" calcext:value-type="float">
            <text:p>615</text:p>
          </table:table-cell>
          <table:table-cell table:style-name="ce1274" office:value-type="float" office:value="615" calcext:value-type="float">
            <text:p>615</text:p>
          </table:table-cell>
          <table:table-cell table:style-name="ce1242" office:value-type="float" office:value="615" calcext:value-type="float">
            <text:p>615</text:p>
          </table:table-cell>
          <table:table-cell table:style-name="ce3" office:value-type="float" office:value="31" calcext:value-type="float">
            <text:p>31</text:p>
          </table:table-cell>
          <table:table-cell table:style-name="ce1309" office:value-type="float" office:value="615" calcext:value-type="float">
            <text:p>615</text:p>
          </table:table-cell>
          <table:table-cell table:style-name="ce975" office:value-type="float" office:value="615" calcext:value-type="float">
            <text:p>615</text:p>
          </table:table-cell>
          <table:table-cell table:style-name="ce1007" office:value-type="float" office:value="615" calcext:value-type="float">
            <text:p>615</text:p>
          </table:table-cell>
          <table:table-cell table:style-name="ce1039" office:value-type="float" office:value="615" calcext:value-type="float">
            <text:p>615</text:p>
          </table:table-cell>
          <table:table-cell table:style-name="ce1071" office:value-type="float" office:value="615" calcext:value-type="float">
            <text:p>6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PRESSION_3</text:p>
          </table:table-cell>
          <table:table-cell table:number-columns-repeated="27" table:style-name="ce3" office:value-type="float" office:value="616" calcext:value-type="float">
            <text:p>6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616" calcext:value-type="float">
            <text:p>616</text:p>
          </table:table-cell>
          <table:table-cell table:number-columns-repeated="5" table:style-name="ce3" office:value-type="float" office:value="32" calcext:value-type="float">
            <text:p>32</text:p>
          </table:table-cell>
          <table:table-cell table:style-name="ce1209" office:value-type="float" office:value="616" calcext:value-type="float">
            <text:p>616</text:p>
          </table:table-cell>
          <table:table-cell table:style-name="ce1211" office:value-type="float" office:value="616" calcext:value-type="float">
            <text:p>616</text:p>
          </table:table-cell>
          <table:table-cell table:style-name="ce1209" office:value-type="float" office:value="616" calcext:value-type="float">
            <text:p>616</text:p>
          </table:table-cell>
          <table:table-cell table:style-name="ce1211" office:value-type="float" office:value="616" calcext:value-type="float">
            <text:p>616</text:p>
          </table:table-cell>
          <table:table-cell table:style-name="ce1209" office:value-type="float" office:value="616" calcext:value-type="float">
            <text:p>616</text:p>
          </table:table-cell>
          <table:table-cell table:style-name="ce1211" office:value-type="float" office:value="616" calcext:value-type="float">
            <text:p>616</text:p>
          </table:table-cell>
          <table:table-cell table:style-name="ce1209" office:value-type="float" office:value="616" calcext:value-type="float">
            <text:p>616</text:p>
          </table:table-cell>
          <table:table-cell table:style-name="ce1217" office:value-type="float" office:value="616" calcext:value-type="float">
            <text:p>616</text:p>
          </table:table-cell>
          <table:table-cell table:style-name="ce1235" office:value-type="float" office:value="616" calcext:value-type="float">
            <text:p>616</text:p>
          </table:table-cell>
          <table:table-cell table:style-name="ce1241" office:value-type="float" office:value="616" calcext:value-type="float">
            <text:p>616</text:p>
          </table:table-cell>
          <table:table-cell table:number-columns-repeated="2" table:style-name="ce1235" office:value-type="float" office:value="616" calcext:value-type="float">
            <text:p>616</text:p>
          </table:table-cell>
          <table:table-cell table:style-name="ce1241" office:value-type="float" office:value="616" calcext:value-type="float">
            <text:p>616</text:p>
          </table:table-cell>
          <table:table-cell table:style-name="ce1235" office:value-type="float" office:value="616" calcext:value-type="float">
            <text:p>616</text:p>
          </table:table-cell>
          <table:table-cell table:style-name="ce1221" office:value-type="float" office:value="616" calcext:value-type="float">
            <text:p>616</text:p>
          </table:table-cell>
          <table:table-cell table:style-name="ce1217" office:value-type="float" office:value="616" calcext:value-type="float">
            <text:p>616</text:p>
          </table:table-cell>
          <table:table-cell table:style-name="ce1235" office:value-type="float" office:value="616" calcext:value-type="float">
            <text:p>616</text:p>
          </table:table-cell>
          <table:table-cell table:style-name="ce1275" office:value-type="float" office:value="616" calcext:value-type="float">
            <text:p>616</text:p>
          </table:table-cell>
          <table:table-cell table:style-name="ce1241" office:value-type="float" office:value="616" calcext:value-type="float">
            <text:p>616</text:p>
          </table:table-cell>
          <table:table-cell table:style-name="ce1145" office:value-type="float" office:value="32" calcext:value-type="float">
            <text:p>32</text:p>
          </table:table-cell>
          <table:table-cell table:style-name="ce1308" office:value-type="float" office:value="616" calcext:value-type="float">
            <text:p>616</text:p>
          </table:table-cell>
          <table:table-cell table:style-name="ce1279" office:value-type="float" office:value="616" calcext:value-type="float">
            <text:p>616</text:p>
          </table:table-cell>
          <table:table-cell table:style-name="ce1289" office:value-type="float" office:value="616" calcext:value-type="float">
            <text:p>616</text:p>
          </table:table-cell>
          <table:table-cell table:style-name="ce1300" office:value-type="float" office:value="616" calcext:value-type="float">
            <text:p>616</text:p>
          </table:table-cell>
          <table:table-cell table:style-name="ce1266"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ARISON</text:p>
          </table:table-cell>
          <table:table-cell table:number-columns-repeated="26" table:style-name="ce3" office:value-type="float" office:value="617" calcext:value-type="float">
            <text:p>617</text:p>
          </table:table-cell>
          <table:table-cell table:style-name="ce1179" office:value-type="float" office:value="617" calcext:value-type="float">
            <text:p>617</text:p>
          </table:table-cell>
          <table:table-cell table:number-columns-repeated="2" table:style-name="ce1188" office:value-type="float" office:value="617" calcext:value-type="float">
            <text:p>617</text:p>
          </table:table-cell>
          <table:table-cell table:style-name="ce1179" office:value-type="float" office:value="617" calcext:value-type="float">
            <text:p>617</text:p>
          </table:table-cell>
          <table:table-cell table:style-name="ce1188" office:value-type="float" office:value="617" calcext:value-type="float">
            <text:p>617</text:p>
          </table:table-cell>
          <table:table-cell table:style-name="ce1179" office:value-type="float" office:value="617" calcext:value-type="float">
            <text:p>617</text:p>
          </table:table-cell>
          <table:table-cell table:style-name="ce1188" office:value-type="float" office:value="617" calcext:value-type="float">
            <text:p>617</text:p>
          </table:table-cell>
          <table:table-cell table:style-name="ce1179" office:value-type="float" office:value="617" calcext:value-type="float">
            <text:p>617</text:p>
          </table:table-cell>
          <table:table-cell table:style-name="ce1188" office:value-type="float" office:value="617" calcext:value-type="float">
            <text:p>617</text:p>
          </table:table-cell>
          <table:table-cell table:style-name="ce1210" office:value-type="float" office:value="617" calcext:value-type="float">
            <text:p>617</text:p>
          </table:table-cell>
          <table:table-cell table:style-name="ce1215" office:value-type="float" office:value="617" calcext:value-type="float">
            <text:p>617</text:p>
          </table:table-cell>
          <table:table-cell table:style-name="ce1210" office:value-type="float" office:value="617" calcext:value-type="float">
            <text:p>617</text:p>
          </table:table-cell>
          <table:table-cell table:style-name="ce1215" office:value-type="float" office:value="617" calcext:value-type="float">
            <text:p>617</text:p>
          </table:table-cell>
          <table:table-cell table:style-name="ce1210" office:value-type="float" office:value="617" calcext:value-type="float">
            <text:p>617</text:p>
          </table:table-cell>
          <table:table-cell table:style-name="ce1145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style-name="ce1211" office:value-type="float" office:value="617" calcext:value-type="float">
            <text:p>617</text:p>
          </table:table-cell>
          <table:table-cell table:number-columns-repeated="6" table:style-name="ce3" office:value-type="float" office:value="33" calcext:value-type="float">
            <text:p>33</text:p>
          </table:table-cell>
          <table:table-cell table:number-columns-repeated="2" table:style-name="ce1211" office:value-type="float" office:value="617" calcext:value-type="float">
            <text:p>617</text:p>
          </table:table-cell>
          <table:table-cell table:style-name="ce3" office:value-type="float" office:value="34" calcext:value-type="float">
            <text:p>34</text:p>
          </table:table-cell>
          <table:table-cell table:style-name="ce1276" office:value-type="float" office:value="617" calcext:value-type="float">
            <text:p>617</text:p>
          </table:table-cell>
          <table:table-cell table:style-name="ce3" office:value-type="float" office:value="34" calcext:value-type="float">
            <text:p>34</text:p>
          </table:table-cell>
          <table:table-cell table:style-name="ce1296" office:value-type="float" office:value="617" calcext:value-type="float">
            <text:p>617</text:p>
          </table:table-cell>
          <table:table-cell table:style-name="ce3" office:value-type="float" office:value="34" calcext:value-type="float">
            <text:p>34</text:p>
          </table:table-cell>
          <table:table-cell table:style-name="ce975" office:value-type="float" office:value="617" calcext:value-type="float">
            <text:p>617</text:p>
          </table:table-cell>
          <table:table-cell table:style-name="ce1007" office:value-type="float" office:value="617" calcext:value-type="float">
            <text:p>617</text:p>
          </table:table-cell>
          <table:table-cell table:style-name="ce1039" office:value-type="float" office:value="617" calcext:value-type="float">
            <text:p>617</text:p>
          </table:table-cell>
          <table:table-cell table:style-name="ce1071" office:value-type="float" office:value="617" calcext:value-type="float">
            <text:p>6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LATIONAL_OPERATOR</text:p>
          </table:table-cell>
          <table:table-cell table:number-columns-repeated="26" table:style-name="ce3" office:value-type="float" office:value="618" calcext:value-type="float">
            <text:p>618</text:p>
          </table:table-cell>
          <table:table-cell table:style-name="ce1068" office:value-type="float" office:value="618" calcext:value-type="float">
            <text:p>618</text:p>
          </table:table-cell>
          <table:table-cell table:number-columns-repeated="2" table:style-name="ce1036" office:value-type="float" office:value="618" calcext:value-type="float">
            <text:p>618</text:p>
          </table:table-cell>
          <table:table-cell table:style-name="ce1068" office:value-type="float" office:value="618" calcext:value-type="float">
            <text:p>618</text:p>
          </table:table-cell>
          <table:table-cell table:style-name="ce1036" office:value-type="float" office:value="618" calcext:value-type="float">
            <text:p>618</text:p>
          </table:table-cell>
          <table:table-cell table:style-name="ce1068" office:value-type="float" office:value="618" calcext:value-type="float">
            <text:p>618</text:p>
          </table:table-cell>
          <table:table-cell table:style-name="ce1036" office:value-type="float" office:value="618" calcext:value-type="float">
            <text:p>618</text:p>
          </table:table-cell>
          <table:table-cell table:style-name="ce1068" office:value-type="float" office:value="618" calcext:value-type="float">
            <text:p>618</text:p>
          </table:table-cell>
          <table:table-cell table:style-name="ce1036" office:value-type="float" office:value="618" calcext:value-type="float">
            <text:p>618</text:p>
          </table:table-cell>
          <table:table-cell table:style-name="ce1209" office:value-type="float" office:value="618" calcext:value-type="float">
            <text:p>618</text:p>
          </table:table-cell>
          <table:table-cell table:style-name="ce1211" office:value-type="float" office:value="618" calcext:value-type="float">
            <text:p>618</text:p>
          </table:table-cell>
          <table:table-cell table:style-name="ce1209" office:value-type="float" office:value="618" calcext:value-type="float">
            <text:p>618</text:p>
          </table:table-cell>
          <table:table-cell table:style-name="ce1211" office:value-type="float" office:value="618" calcext:value-type="float">
            <text:p>618</text:p>
          </table:table-cell>
          <table:table-cell table:style-name="ce1209" office:value-type="float" office:value="618" calcext:value-type="float">
            <text:p>618</text:p>
          </table:table-cell>
          <table:table-cell table:style-name="ce1211" office:value-type="float" office:value="618" calcext:value-type="float">
            <text:p>618</text:p>
          </table:table-cell>
          <table:table-cell table:style-name="ce1209" office:value-type="float" office:value="618" calcext:value-type="float">
            <text:p>618</text:p>
          </table:table-cell>
          <table:table-cell table:style-name="ce1211" office:value-type="float" office:value="618" calcext:value-type="float">
            <text:p>61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table:style-name="ce1211" office:value-type="float" office:value="618" calcext:value-type="float">
            <text:p>618</text:p>
          </table:table-cell>
          <table:table-cell table:style-name="ce845" office:value-type="float" office:value="601" calcext:value-type="float">
            <text:p>601</text:p>
          </table:table-cell>
          <table:table-cell table:style-name="ce1277" office:value-type="float" office:value="618" calcext:value-type="float">
            <text:p>618</text:p>
          </table:table-cell>
          <table:table-cell table:style-name="ce1285" office:value-type="float" office:value="618" calcext:value-type="float">
            <text:p>618</text:p>
          </table:table-cell>
          <table:table-cell table:style-name="ce1297" office:value-type="float" office:value="618" calcext:value-type="float">
            <text:p>618</text:p>
          </table:table-cell>
          <table:table-cell table:style-name="ce1310" office:value-type="float" office:value="618" calcext:value-type="float">
            <text:p>618</text:p>
          </table:table-cell>
          <table:table-cell table:style-name="ce1279" office:value-type="float" office:value="618" calcext:value-type="float">
            <text:p>618</text:p>
          </table:table-cell>
          <table:table-cell table:style-name="ce1289" office:value-type="float" office:value="618" calcext:value-type="float">
            <text:p>618</text:p>
          </table:table-cell>
          <table:table-cell table:style-name="ce1300" office:value-type="float" office:value="618" calcext:value-type="float">
            <text:p>618</text:p>
          </table:table-cell>
          <table:table-cell table:style-name="ce1266"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PRESSION_4</text:p>
          </table:table-cell>
          <table:table-cell table:number-columns-repeated="27" table:style-name="ce3" office:value-type="float" office:value="619" calcext:value-type="float">
            <text:p>619</text:p>
          </table:table-cell>
          <table:table-cell table:style-name="ce3" office:value-type="float" office:value="41" calcext:value-type="float">
            <text:p>41</text:p>
          </table:table-cell>
          <table:table-cell table:style-name="ce191" office:value-type="float" office:value="619" calcext:value-type="float">
            <text:p>619</text:p>
          </table:table-cell>
          <table:table-cell table:style-name="ce223" office:value-type="float" office:value="619" calcext:value-type="float">
            <text:p>619</text:p>
          </table:table-cell>
          <table:table-cell table:number-columns-repeated="5" table:style-name="ce1145" office:value-type="float" office:value="41" calcext:value-type="float">
            <text:p>41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616" office:value-type="float" office:value="601" calcext:value-type="float">
            <text:p>601</text:p>
          </table:table-cell>
          <table:table-cell table:style-name="ce644" office:value-type="float" office:value="601" calcext:value-type="float">
            <text:p>601</text:p>
          </table:table-cell>
          <table:table-cell table:style-name="ce672" office:value-type="float" office:value="601" calcext:value-type="float">
            <text:p>601</text:p>
          </table:table-cell>
          <table:table-cell table:style-name="ce700" office:value-type="float" office:value="601" calcext:value-type="float">
            <text:p>601</text:p>
          </table:table-cell>
          <table:table-cell table:style-name="ce728" office:value-type="float" office:value="601" calcext:value-type="float">
            <text:p>601</text:p>
          </table:table-cell>
          <table:table-cell table:style-name="ce756" office:value-type="float" office:value="601" calcext:value-type="float">
            <text:p>601</text:p>
          </table:table-cell>
          <table:table-cell table:style-name="ce1212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63" office:value-type="float" office:value="619" calcext:value-type="float">
            <text:p>619</text:p>
          </table:table-cell>
          <table:table-cell table:style-name="ce1272" office:value-type="float" office:value="619" calcext:value-type="float">
            <text:p>619</text:p>
          </table:table-cell>
          <table:table-cell table:style-name="ce1286" office:value-type="float" office:value="619" calcext:value-type="float">
            <text:p>619</text:p>
          </table:table-cell>
          <table:table-cell table:style-name="ce3" office:value-type="float" office:value="41" calcext:value-type="float">
            <text:p>41</text:p>
          </table:table-cell>
          <table:table-cell table:style-name="ce1311" office:value-type="float" office:value="619" calcext:value-type="float">
            <text:p>619</text:p>
          </table:table-cell>
          <table:table-cell table:style-name="ce975" office:value-type="float" office:value="619" calcext:value-type="float">
            <text:p>619</text:p>
          </table:table-cell>
          <table:table-cell table:style-name="ce1007" office:value-type="float" office:value="619" calcext:value-type="float">
            <text:p>619</text:p>
          </table:table-cell>
          <table:table-cell table:style-name="ce1039" office:value-type="float" office:value="619" calcext:value-type="float">
            <text:p>619</text:p>
          </table:table-cell>
          <table:table-cell table:style-name="ce1071" office:value-type="float" office:value="619" calcext:value-type="float">
            <text:p>6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DDITION</text:p>
          </table:table-cell>
          <table:table-cell table:number-columns-repeated="25" table:style-name="ce3" office:value-type="float" office:value="620" calcext:value-type="float">
            <text:p>620</text:p>
          </table:table-cell>
          <table:table-cell table:style-name="ce224" office:value-type="float" office:value="620" calcext:value-type="float">
            <text:p>620</text:p>
          </table:table-cell>
          <table:table-cell table:style-name="ce192" office:value-type="float" office:value="620" calcext:value-type="float">
            <text:p>620</text:p>
          </table:table-cell>
          <table:table-cell table:style-name="ce224" office:value-type="float" office:value="620" calcext:value-type="float">
            <text:p>620</text:p>
          </table:table-cell>
          <table:table-cell table:style-name="ce192" office:value-type="float" office:value="620" calcext:value-type="float">
            <text:p>620</text:p>
          </table:table-cell>
          <table:table-cell table:style-name="ce224" office:value-type="float" office:value="620" calcext:value-type="float">
            <text:p>620</text:p>
          </table:table-cell>
          <table:table-cell table:style-name="ce192" office:value-type="float" office:value="620" calcext:value-type="float">
            <text:p>620</text:p>
          </table:table-cell>
          <table:table-cell table:style-name="ce224" office:value-type="float" office:value="620" calcext:value-type="float">
            <text:p>620</text:p>
          </table:table-cell>
          <table:table-cell table:style-name="ce192" office:value-type="float" office:value="620" calcext:value-type="float">
            <text:p>620</text:p>
          </table:table-cell>
          <table:table-cell table:style-name="ce224" office:value-type="float" office:value="620" calcext:value-type="float">
            <text:p>620</text:p>
          </table:table-cell>
          <table:table-cell table:style-name="ce192" office:value-type="float" office:value="620" calcext:value-type="float">
            <text:p>620</text:p>
          </table:table-cell>
          <table:table-cell table:style-name="ce224" office:value-type="float" office:value="620" calcext:value-type="float">
            <text:p>620</text:p>
          </table:table-cell>
          <table:table-cell table:style-name="ce1211" office:value-type="float" office:value="620" calcext:value-type="float">
            <text:p>62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1210" office:value-type="float" office:value="620" calcext:value-type="float">
            <text:p>620</text:p>
          </table:table-cell>
          <table:table-cell table:number-columns-repeated="2" table:style-name="ce3" office:value-type="float" office:value="44" calcext:value-type="float">
            <text:p>44</text:p>
          </table:table-cell>
          <table:table-cell table:style-name="ce1216" office:value-type="float" office:value="620" calcext:value-type="float">
            <text:p>620</text:p>
          </table:table-cell>
          <table:table-cell table:number-columns-repeated="6" table:style-name="ce3" office:value-type="float" office:value="44" calcext:value-type="float">
            <text:p>44</text:p>
          </table:table-cell>
          <table:table-cell table:style-name="ce1220" office:value-type="float" office:value="620" calcext:value-type="float">
            <text:p>620</text:p>
          </table:table-cell>
          <table:table-cell table:style-name="ce1216" office:value-type="float" office:value="620" calcext:value-type="float">
            <text:p>620</text:p>
          </table:table-cell>
          <table:table-cell table:style-name="ce3" office:value-type="float" office:value="44" calcext:value-type="float">
            <text:p>44</text:p>
          </table:table-cell>
          <table:table-cell table:style-name="ce1273" office:value-type="float" office:value="620" calcext:value-type="float">
            <text:p>620</text:p>
          </table:table-cell>
          <table:table-cell table:style-name="ce3" office:value-type="float" office:value="44" calcext:value-type="float">
            <text:p>44</text:p>
          </table:table-cell>
          <table:table-cell table:style-name="ce1298" office:value-type="float" office:value="620" calcext:value-type="float">
            <text:p>620</text:p>
          </table:table-cell>
          <table:table-cell table:style-name="ce3" office:value-type="float" office:value="44" calcext:value-type="float">
            <text:p>44</text:p>
          </table:table-cell>
          <table:table-cell table:style-name="ce1279" office:value-type="float" office:value="620" calcext:value-type="float">
            <text:p>620</text:p>
          </table:table-cell>
          <table:table-cell table:style-name="ce1289" office:value-type="float" office:value="620" calcext:value-type="float">
            <text:p>620</text:p>
          </table:table-cell>
          <table:table-cell table:style-name="ce1300" office:value-type="float" office:value="620" calcext:value-type="float">
            <text:p>620</text:p>
          </table:table-cell>
          <table:table-cell table:style-name="ce1266"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END</text:p>
          </table:table-cell>
          <table:table-cell table:number-columns-repeated="27" table:style-name="ce3" office:value-type="float" office:value="621" calcext:value-type="float">
            <text:p>621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621" calcext:value-type="float">
            <text:p>621</text:p>
          </table:table-cell>
          <table:table-cell table:number-columns-repeated="5" table:style-name="ce3" office:value-type="float" office:value="45" calcext:value-type="float">
            <text:p>45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7" office:value-type="float" office:value="621" calcext:value-type="float">
            <text:p>621</text:p>
          </table:table-cell>
          <table:table-cell table:style-name="ce1264" office:value-type="float" office:value="621" calcext:value-type="float">
            <text:p>621</text:p>
          </table:table-cell>
          <table:table-cell table:style-name="ce1274" office:value-type="float" office:value="621" calcext:value-type="float">
            <text:p>621</text:p>
          </table:table-cell>
          <table:table-cell table:style-name="ce1287" office:value-type="float" office:value="621" calcext:value-type="float">
            <text:p>621</text:p>
          </table:table-cell>
          <table:table-cell table:style-name="ce3" office:value-type="float" office:value="45" calcext:value-type="float">
            <text:p>45</text:p>
          </table:table-cell>
          <table:table-cell table:style-name="ce1312" office:value-type="float" office:value="621" calcext:value-type="float">
            <text:p>621</text:p>
          </table:table-cell>
          <table:table-cell table:style-name="ce975" office:value-type="float" office:value="621" calcext:value-type="float">
            <text:p>621</text:p>
          </table:table-cell>
          <table:table-cell table:style-name="ce1007" office:value-type="float" office:value="621" calcext:value-type="float">
            <text:p>621</text:p>
          </table:table-cell>
          <table:table-cell table:style-name="ce1039" office:value-type="float" office:value="621" calcext:value-type="float">
            <text:p>621</text:p>
          </table:table-cell>
          <table:table-cell table:style-name="ce1071"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ULTIPLICATION</text:p>
          </table:table-cell>
          <table:table-cell table:number-columns-repeated="28" table:style-name="ce3" office:value-type="float" office:value="622" calcext:value-type="float">
            <text:p>622</text:p>
          </table:table-cell>
          <table:table-cell table:style-name="ce1188" office:value-type="float" office:value="622" calcext:value-type="float">
            <text:p>622</text:p>
          </table:table-cell>
          <table:table-cell table:style-name="ce1179" office:value-type="float" office:value="622" calcext:value-type="float">
            <text:p>622</text:p>
          </table:table-cell>
          <table:table-cell table:number-columns-repeated="5" table:style-name="ce3" office:value-type="float" office:value="622" calcext:value-type="float">
            <text:p>62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444" office:value-type="float" office:value="49" calcext:value-type="float">
            <text:p>49</text:p>
          </table:table-cell>
          <table:table-cell table:style-name="ce475" office:value-type="float" office:value="49" calcext:value-type="float">
            <text:p>49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float" office:value="49" calcext:value-type="float">
            <text:p>49</text:p>
          </table:table-cell>
          <table:table-cell table:style-name="ce1211" office:value-type="float" office:value="622" calcext:value-type="float">
            <text:p>622</text:p>
          </table:table-cell>
          <table:table-cell table:number-columns-repeated="6" table:style-name="ce3" office:value-type="float" office:value="49" calcext:value-type="float">
            <text:p>49</text:p>
          </table:table-cell>
          <table:table-cell table:number-columns-repeated="2" table:style-name="ce1211" office:value-type="float" office:value="622" calcext:value-type="float">
            <text:p>622</text:p>
          </table:table-cell>
          <table:table-cell table:style-name="ce3" office:value-type="float" office:value="49" calcext:value-type="float">
            <text:p>49</text:p>
          </table:table-cell>
          <table:table-cell table:style-name="ce1275" office:value-type="float" office:value="622" calcext:value-type="float">
            <text:p>622</text:p>
          </table:table-cell>
          <table:table-cell table:style-name="ce3" office:value-type="float" office:value="49" calcext:value-type="float">
            <text:p>49</text:p>
          </table:table-cell>
          <table:table-cell table:style-name="ce1299" office:value-type="float" office:value="622" calcext:value-type="float">
            <text:p>622</text:p>
          </table:table-cell>
          <table:table-cell table:style-name="ce3" office:value-type="float" office:value="49" calcext:value-type="float">
            <text:p>49</text:p>
          </table:table-cell>
          <table:table-cell table:style-name="ce1279" office:value-type="float" office:value="622" calcext:value-type="float">
            <text:p>622</text:p>
          </table:table-cell>
          <table:table-cell table:style-name="ce1289" office:value-type="float" office:value="622" calcext:value-type="float">
            <text:p>622</text:p>
          </table:table-cell>
          <table:table-cell table:style-name="ce1300" office:value-type="float" office:value="622" calcext:value-type="float">
            <text:p>622</text:p>
          </table:table-cell>
          <table:table-cell table:style-name="ce1266" office:value-type="float" office:value="622" calcext:value-type="float">
            <text:p>6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ACTOR</text:p>
          </table:table-cell>
          <table:table-cell table:number-columns-repeated="27" table:style-name="ce3" office:value-type="float" office:value="623" calcext:value-type="float">
            <text:p>623</text:p>
          </table:table-cell>
          <table:table-cell table:style-name="ce3" office:value-type="float" office:value="50" calcext:value-type="float">
            <text:p>50</text:p>
          </table:table-cell>
          <table:table-cell table:style-name="ce1036" office:value-type="float" office:value="623" calcext:value-type="float">
            <text:p>623</text:p>
          </table:table-cell>
          <table:table-cell table:style-name="ce1068" office:value-type="float" office:value="623" calcext:value-type="float">
            <text:p>62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16" table:style-name="ce1211" office:value-type="float" office:value="623" calcext:value-type="float">
            <text:p>623</text:p>
          </table:table-cell>
          <table:table-cell table:style-name="ce1265" office:value-type="float" office:value="623" calcext:value-type="float">
            <text:p>623</text:p>
          </table:table-cell>
          <table:table-cell table:style-name="ce1278" office:value-type="float" office:value="623" calcext:value-type="float">
            <text:p>623</text:p>
          </table:table-cell>
          <table:table-cell table:style-name="ce1288" office:value-type="float" office:value="623" calcext:value-type="float">
            <text:p>623</text:p>
          </table:table-cell>
          <table:table-cell table:style-name="ce3" office:value-type="float" office:value="56" calcext:value-type="float">
            <text:p>56</text:p>
          </table:table-cell>
          <table:table-cell table:style-name="ce956" office:value-type="float" office:value="601" calcext:value-type="float">
            <text:p>601</text:p>
          </table:table-cell>
          <table:table-cell table:style-name="ce975" office:value-type="float" office:value="623" calcext:value-type="float">
            <text:p>623</text:p>
          </table:table-cell>
          <table:table-cell table:style-name="ce1007" office:value-type="float" office:value="623" calcext:value-type="float">
            <text:p>623</text:p>
          </table:table-cell>
          <table:table-cell table:style-name="ce1039" office:value-type="float" office:value="623" calcext:value-type="float">
            <text:p>623</text:p>
          </table:table-cell>
          <table:table-cell table:style-name="ce1071" office:value-type="float" office:value="623" calcext:value-type="float">
            <text:p>6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F</text:p>
          </table:table-cell>
          <table:table-cell table:number-columns-repeated="10" table:style-name="ce3" office:value-type="float" office:value="624" calcext:value-type="float">
            <text:p>624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25" table:style-name="ce3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66" office:value-type="float" office:value="624" calcext:value-type="float">
            <text:p>624</text:p>
          </table:table-cell>
          <table:table-cell table:style-name="ce1279" office:value-type="float" office:value="624" calcext:value-type="float">
            <text:p>624</text:p>
          </table:table-cell>
          <table:table-cell table:style-name="ce1289" office:value-type="float" office:value="624" calcext:value-type="float">
            <text:p>624</text:p>
          </table:table-cell>
          <table:table-cell table:style-name="ce1300" office:value-type="float" office:value="624" calcext:value-type="float">
            <text:p>624</text:p>
          </table:table-cell>
          <table:table-cell table:style-name="ce1266" office:value-type="float" office:value="624" calcext:value-type="float">
            <text:p>624</text:p>
          </table:table-cell>
          <table:table-cell table:style-name="ce1279" office:value-type="float" office:value="624" calcext:value-type="float">
            <text:p>624</text:p>
          </table:table-cell>
          <table:table-cell table:style-name="ce1289" office:value-type="float" office:value="624" calcext:value-type="float">
            <text:p>624</text:p>
          </table:table-cell>
          <table:table-cell table:style-name="ce1300" office:value-type="float" office:value="624" calcext:value-type="float">
            <text:p>624</text:p>
          </table:table-cell>
          <table:table-cell table:style-name="ce1266" office:value-type="float" office:value="624" calcext:value-type="float">
            <text:p>624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ELSE</text:p>
          </table:table-cell>
          <table:table-cell table:number-columns-repeated="10" table:style-name="ce3" office:value-type="float" office:value="625" calcext:value-type="float">
            <text:p>625</text:p>
          </table:table-cell>
          <table:table-cell table:style-name="ce1117" office:value-type="float" office:value="625" calcext:value-type="float">
            <text:p>625</text:p>
          </table:table-cell>
          <table:table-cell table:style-name="ce3" office:value-type="float" office:value="58" calcext:value-type="float">
            <text:p>58</text:p>
          </table:table-cell>
          <table:table-cell table:style-name="ce1126" office:value-type="float" office:value="625" calcext:value-type="float">
            <text:p>625</text:p>
          </table:table-cell>
          <table:table-cell table:style-name="ce3" office:value-type="float" office:value="59" calcext:value-type="float">
            <text:p>59</text:p>
          </table:table-cell>
          <table:table-cell table:style-name="ce1131" office:value-type="float" office:value="625" calcext:value-type="float">
            <text:p>625</text:p>
          </table:table-cell>
          <table:table-cell table:style-name="ce1136" office:value-type="float" office:value="625" calcext:value-type="float">
            <text:p>625</text:p>
          </table:table-cell>
          <table:table-cell table:style-name="ce1142" office:value-type="float" office:value="625" calcext:value-type="float">
            <text:p>625</text:p>
          </table:table-cell>
          <table:table-cell table:style-name="ce1146" office:value-type="float" office:value="625" calcext:value-type="float">
            <text:p>625</text:p>
          </table:table-cell>
          <table:table-cell table:number-columns-repeated="18" table:style-name="ce3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071" office:value-type="float" office:value="625" calcext:value-type="float">
            <text:p>625</text:p>
          </table:table-cell>
          <table:table-cell table:style-name="ce975" office:value-type="float" office:value="625" calcext:value-type="float">
            <text:p>625</text:p>
          </table:table-cell>
          <table:table-cell table:style-name="ce1007" office:value-type="float" office:value="625" calcext:value-type="float">
            <text:p>625</text:p>
          </table:table-cell>
          <table:table-cell table:style-name="ce1039" office:value-type="float" office:value="625" calcext:value-type="float">
            <text:p>625</text:p>
          </table:table-cell>
          <table:table-cell table:style-name="ce1071" office:value-type="float" office:value="625" calcext:value-type="float">
            <text:p>625</text:p>
          </table:table-cell>
          <table:table-cell table:style-name="ce975" office:value-type="float" office:value="625" calcext:value-type="float">
            <text:p>625</text:p>
          </table:table-cell>
          <table:table-cell table:style-name="ce1007" office:value-type="float" office:value="625" calcext:value-type="float">
            <text:p>625</text:p>
          </table:table-cell>
          <table:table-cell table:style-name="ce1039" office:value-type="float" office:value="625" calcext:value-type="float">
            <text:p>625</text:p>
          </table:table-cell>
          <table:table-cell table:style-name="ce1071" office:value-type="float" office:value="625" calcext:value-type="float">
            <text:p>625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WHILE</text:p>
          </table:table-cell>
          <table:table-cell table:number-columns-repeated="10" table:style-name="ce3" office:value-type="float" office:value="626" calcext:value-type="float">
            <text:p>626</text:p>
          </table:table-cell>
          <table:table-cell table:style-name="ce1118" office:value-type="float" office:value="626" calcext:value-type="float">
            <text:p>626</text:p>
          </table:table-cell>
          <table:table-cell table:style-name="ce1122" office:value-type="float" office:value="626" calcext:value-type="float">
            <text:p>626</text:p>
          </table:table-cell>
          <table:table-cell table:style-name="ce1127" office:value-type="float" office:value="626" calcext:value-type="float">
            <text:p>626</text:p>
          </table:table-cell>
          <table:table-cell table:style-name="ce1130" office:value-type="float" office:value="626" calcext:value-type="float">
            <text:p>626</text:p>
          </table:table-cell>
          <table:table-cell table:style-name="ce1132" office:value-type="float" office:value="626" calcext:value-type="float">
            <text:p>626</text:p>
          </table:table-cell>
          <table:table-cell table:style-name="ce1137" office:value-type="float" office:value="626" calcext:value-type="float">
            <text:p>626</text:p>
          </table:table-cell>
          <table:table-cell table:style-name="ce1143" office:value-type="float" office:value="626" calcext:value-type="float">
            <text:p>626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8" table:style-name="ce3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66" office:value-type="float" office:value="626" calcext:value-type="float">
            <text:p>626</text:p>
          </table:table-cell>
          <table:table-cell table:style-name="ce1279" office:value-type="float" office:value="626" calcext:value-type="float">
            <text:p>626</text:p>
          </table:table-cell>
          <table:table-cell table:style-name="ce1289" office:value-type="float" office:value="626" calcext:value-type="float">
            <text:p>626</text:p>
          </table:table-cell>
          <table:table-cell table:style-name="ce1300" office:value-type="float" office:value="626" calcext:value-type="float">
            <text:p>626</text:p>
          </table:table-cell>
          <table:table-cell table:style-name="ce1266" office:value-type="float" office:value="626" calcext:value-type="float">
            <text:p>626</text:p>
          </table:table-cell>
          <table:table-cell table:style-name="ce1279" office:value-type="float" office:value="626" calcext:value-type="float">
            <text:p>626</text:p>
          </table:table-cell>
          <table:table-cell table:style-name="ce1289" office:value-type="float" office:value="626" calcext:value-type="float">
            <text:p>626</text:p>
          </table:table-cell>
          <table:table-cell table:style-name="ce1300" office:value-type="float" office:value="626" calcext:value-type="float">
            <text:p>626</text:p>
          </table:table-cell>
          <table:table-cell table:style-name="ce1266" office:value-type="float" office:value="626" calcext:value-type="float">
            <text:p>626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OR</text:p>
          </table:table-cell>
          <table:table-cell table:number-columns-repeated="14" table:style-name="ce3" office:value-type="float" office:value="627" calcext:value-type="float">
            <text:p>627</text:p>
          </table:table-cell>
          <table:table-cell table:style-name="ce3" office:value-type="float" office:value="61" calcext:value-type="float">
            <text:p>61</text:p>
          </table:table-cell>
          <table:table-cell table:style-name="ce1138" office:value-type="float" office:value="627" calcext:value-type="float">
            <text:p>627</text:p>
          </table:table-cell>
          <table:table-cell table:style-name="ce1144" office:value-type="float" office:value="627" calcext:value-type="float">
            <text:p>627</text:p>
          </table:table-cell>
          <table:table-cell table:style-name="ce1147" office:value-type="float" office:value="627" calcext:value-type="float">
            <text:p>627</text:p>
          </table:table-cell>
          <table:table-cell table:style-name="ce1150" office:value-type="float" office:value="627" calcext:value-type="float">
            <text:p>627</text:p>
          </table:table-cell>
          <table:table-cell table:style-name="ce1154" office:value-type="float" office:value="627" calcext:value-type="float">
            <text:p>627</text:p>
          </table:table-cell>
          <table:table-cell table:style-name="ce1157" office:value-type="float" office:value="627" calcext:value-type="float">
            <text:p>627</text:p>
          </table:table-cell>
          <table:table-cell table:number-columns-repeated="15" table:style-name="ce3" office:value-type="float" office:value="627" calcext:value-type="float">
            <text:p>627</text:p>
          </table:table-cell>
          <table:table-cell table:number-columns-repeated="15" table:style-name="ce1211" office:value-type="float" office:value="627" calcext:value-type="float">
            <text:p>627</text:p>
          </table:table-cell>
          <table:table-cell table:style-name="ce1071" office:value-type="float" office:value="627" calcext:value-type="float">
            <text:p>627</text:p>
          </table:table-cell>
          <table:table-cell table:style-name="ce975" office:value-type="float" office:value="627" calcext:value-type="float">
            <text:p>627</text:p>
          </table:table-cell>
          <table:table-cell table:style-name="ce1007" office:value-type="float" office:value="627" calcext:value-type="float">
            <text:p>627</text:p>
          </table:table-cell>
          <table:table-cell table:style-name="ce1039" office:value-type="float" office:value="627" calcext:value-type="float">
            <text:p>627</text:p>
          </table:table-cell>
          <table:table-cell table:style-name="ce1071" office:value-type="float" office:value="627" calcext:value-type="float">
            <text:p>627</text:p>
          </table:table-cell>
          <table:table-cell table:style-name="ce975" office:value-type="float" office:value="627" calcext:value-type="float">
            <text:p>627</text:p>
          </table:table-cell>
          <table:table-cell table:style-name="ce1007" office:value-type="float" office:value="627" calcext:value-type="float">
            <text:p>627</text:p>
          </table:table-cell>
          <table:table-cell table:style-name="ce1039" office:value-type="float" office:value="627" calcext:value-type="float">
            <text:p>627</text:p>
          </table:table-cell>
          <table:table-cell table:style-name="ce1071" office:value-type="float" office:value="627" calcext:value-type="float">
            <text:p>6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XPRESSIONS</text:p>
          </table:table-cell>
          <table:table-cell table:number-columns-repeated="27" table:style-name="ce3" office:value-type="float" office:value="628" calcext:value-type="float">
            <text:p>628</text:p>
          </table:table-cell>
          <table:table-cell table:style-name="ce3" office:value-type="float" office:value="62" calcext:value-type="float">
            <text:p>62</text:p>
          </table:table-cell>
          <table:table-cell table:style-name="ce1036" office:value-type="float" office:value="628" calcext:value-type="float">
            <text:p>628</text:p>
          </table:table-cell>
          <table:table-cell table:style-name="ce1068" office:value-type="float" office:value="628" calcext:value-type="float">
            <text:p>628</text:p>
          </table:table-cell>
          <table:table-cell table:number-columns-repeated="5" table:style-name="ce3" office:value-type="float" office:value="62" calcext:value-type="float">
            <text:p>62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12" office:value-type="float" office:value="628" calcext:value-type="float">
            <text:p>628</text:p>
          </table:table-cell>
          <table:table-cell table:style-name="ce3" office:value-type="float" office:value="62" calcext:value-type="float">
            <text:p>62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68" office:value-type="float" office:value="628" calcext:value-type="float">
            <text:p>628</text:p>
          </table:table-cell>
          <table:table-cell table:style-name="ce1281" office:value-type="float" office:value="628" calcext:value-type="float">
            <text:p>628</text:p>
          </table:table-cell>
          <table:table-cell table:style-name="ce3" office:value-type="float" office:value="62" calcext:value-type="float">
            <text:p>62</text:p>
          </table:table-cell>
          <table:table-cell table:style-name="ce1302" office:value-type="float" office:value="628" calcext:value-type="float">
            <text:p>628</text:p>
          </table:table-cell>
          <table:table-cell table:style-name="ce1314" office:value-type="float" office:value="628" calcext:value-type="float">
            <text:p>628</text:p>
          </table:table-cell>
          <table:table-cell table:style-name="ce1279" office:value-type="float" office:value="628" calcext:value-type="float">
            <text:p>628</text:p>
          </table:table-cell>
          <table:table-cell table:style-name="ce1289" office:value-type="float" office:value="628" calcext:value-type="float">
            <text:p>628</text:p>
          </table:table-cell>
          <table:table-cell table:style-name="ce1300" office:value-type="float" office:value="628" calcext:value-type="float">
            <text:p>628</text:p>
          </table:table-cell>
          <table:table-cell table:style-name="ce1266" office:value-type="float" office:value="628" calcext:value-type="float">
            <text:p>6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ORE_EXPRESSIONS</text:p>
          </table:table-cell>
          <table:table-cell table:number-columns-repeated="26"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1220" office:value-type="float" office:value="629" calcext:value-type="float">
            <text:p>629</text:p>
          </table:table-cell>
          <table:table-cell table:style-name="ce1216" office:value-type="float" office:value="629" calcext:value-type="float">
            <text:p>629</text:p>
          </table:table-cell>
          <table:table-cell table:style-name="ce1220" office:value-type="float" office:value="629" calcext:value-type="float">
            <text:p>629</text:p>
          </table:table-cell>
          <table:table-cell table:style-name="ce1216" office:value-type="float" office:value="629" calcext:value-type="float">
            <text:p>629</text:p>
          </table:table-cell>
          <table:table-cell table:style-name="ce1220" office:value-type="float" office:value="629" calcext:value-type="float">
            <text:p>629</text:p>
          </table:table-cell>
          <table:table-cell table:style-name="ce1216" office:value-type="float" office:value="629" calcext:value-type="float">
            <text:p>629</text:p>
          </table:table-cell>
          <table:table-cell table:style-name="ce1220" office:value-type="float" office:value="629" calcext:value-type="float">
            <text:p>629</text:p>
          </table:table-cell>
          <table:table-cell table:style-name="ce1216" office:value-type="float" office:value="629" calcext:value-type="float">
            <text:p>629</text:p>
          </table:table-cell>
          <table:table-cell table:style-name="ce1220" office:value-type="float" office:value="629" calcext:value-type="float">
            <text:p>629</text:p>
          </table:table-cell>
          <table:table-cell table:style-name="ce1216" office:value-type="float" office:value="629" calcext:value-type="float">
            <text:p>629</text:p>
          </table:table-cell>
          <table:table-cell table:style-name="ce1269" office:value-type="float" office:value="63" calcext:value-type="float">
            <text:p>63</text:p>
          </table:table-cell>
          <table:table-cell table:style-name="ce1282" office:value-type="float" office:value="629" calcext:value-type="float">
            <text:p>629</text:p>
          </table:table-cell>
          <table:table-cell table:style-name="ce1291" office:value-type="float" office:value="629" calcext:value-type="float">
            <text:p>629</text:p>
          </table:table-cell>
          <table:table-cell table:style-name="ce1303" office:value-type="float" office:value="629" calcext:value-type="float">
            <text:p>629</text:p>
          </table:table-cell>
          <table:table-cell table:style-name="ce3" office:value-type="float" office:value="64" calcext:value-type="float">
            <text:p>64</text:p>
          </table:table-cell>
          <table:table-cell table:style-name="ce975" office:value-type="float" office:value="629" calcext:value-type="float">
            <text:p>629</text:p>
          </table:table-cell>
          <table:table-cell table:style-name="ce1007" office:value-type="float" office:value="629" calcext:value-type="float">
            <text:p>629</text:p>
          </table:table-cell>
          <table:table-cell table:style-name="ce1039" office:value-type="float" office:value="629" calcext:value-type="float">
            <text:p>629</text:p>
          </table:table-cell>
          <table:table-cell table:style-name="ce1071" office:value-type="float" office:value="629" calcext:value-type="float">
            <text:p>6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AD</text:p>
          </table:table-cell>
          <table:table-cell table:number-columns-repeated="23" table:style-name="ce3" office:value-type="float" office:value="630" calcext:value-type="float">
            <text:p>630</text:p>
          </table:table-cell>
          <table:table-cell table:style-name="ce3" office:value-type="float" office:value="65" calcext:value-type="float">
            <text:p>65</text:p>
          </table:table-cell>
          <table:table-cell table:style-name="ce1169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221" office:value-type="float" office:value="630" calcext:value-type="float">
            <text:p>630</text:p>
          </table:table-cell>
          <table:table-cell table:style-name="ce1217" office:value-type="float" office:value="630" calcext:value-type="float">
            <text:p>630</text:p>
          </table:table-cell>
          <table:table-cell table:style-name="ce1221" office:value-type="float" office:value="630" calcext:value-type="float">
            <text:p>630</text:p>
          </table:table-cell>
          <table:table-cell table:style-name="ce1217" office:value-type="float" office:value="630" calcext:value-type="float">
            <text:p>630</text:p>
          </table:table-cell>
          <table:table-cell table:style-name="ce1221" office:value-type="float" office:value="630" calcext:value-type="float">
            <text:p>630</text:p>
          </table:table-cell>
          <table:table-cell table:style-name="ce1217" office:value-type="float" office:value="630" calcext:value-type="float">
            <text:p>630</text:p>
          </table:table-cell>
          <table:table-cell table:style-name="ce1221" office:value-type="float" office:value="630" calcext:value-type="float">
            <text:p>630</text:p>
          </table:table-cell>
          <table:table-cell table:style-name="ce1217" office:value-type="float" office:value="630" calcext:value-type="float">
            <text:p>630</text:p>
          </table:table-cell>
          <table:table-cell table:style-name="ce1221" office:value-type="float" office:value="630" calcext:value-type="float">
            <text:p>630</text:p>
          </table:table-cell>
          <table:table-cell table:style-name="ce1217" office:value-type="float" office:value="630" calcext:value-type="float">
            <text:p>630</text:p>
          </table:table-cell>
          <table:table-cell table:style-name="ce1266" office:value-type="float" office:value="630" calcext:value-type="float">
            <text:p>630</text:p>
          </table:table-cell>
          <table:table-cell table:style-name="ce1279" office:value-type="float" office:value="630" calcext:value-type="float">
            <text:p>630</text:p>
          </table:table-cell>
          <table:table-cell table:style-name="ce1289" office:value-type="float" office:value="630" calcext:value-type="float">
            <text:p>630</text:p>
          </table:table-cell>
          <table:table-cell table:style-name="ce1300" office:value-type="float" office:value="630" calcext:value-type="float">
            <text:p>630</text:p>
          </table:table-cell>
          <table:table-cell table:style-name="ce1266" office:value-type="float" office:value="630" calcext:value-type="float">
            <text:p>630</text:p>
          </table:table-cell>
          <table:table-cell table:style-name="ce1279" office:value-type="float" office:value="630" calcext:value-type="float">
            <text:p>630</text:p>
          </table:table-cell>
          <table:table-cell table:style-name="ce1289" office:value-type="float" office:value="630" calcext:value-type="float">
            <text:p>630</text:p>
          </table:table-cell>
          <table:table-cell table:style-name="ce1300" office:value-type="float" office:value="630" calcext:value-type="float">
            <text:p>630</text:p>
          </table:table-cell>
          <table:table-cell table:style-name="ce1266"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RITE</text:p>
          </table:table-cell>
          <table:table-cell table:number-columns-repeated="23" table:style-name="ce3" office:value-type="float" office:value="631" calcext:value-type="float">
            <text:p>631</text:p>
          </table:table-cell>
          <table:table-cell table:style-name="ce1166" office:value-type="float" office:value="631" calcext:value-type="float">
            <text:p>631</text:p>
          </table:table-cell>
          <table:table-cell table:style-name="ce3" office:value-type="float" office:value="66" calcext:value-type="float">
            <text:p>66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number-columns-repeated="10" table:style-name="ce1211" office:value-type="float" office:value="631" calcext:value-type="float">
            <text:p>631</text:p>
          </table:table-cell>
          <table:table-cell table:style-name="ce1071" office:value-type="float" office:value="631" calcext:value-type="float">
            <text:p>631</text:p>
          </table:table-cell>
          <table:table-cell table:style-name="ce975" office:value-type="float" office:value="631" calcext:value-type="float">
            <text:p>631</text:p>
          </table:table-cell>
          <table:table-cell table:style-name="ce1007" office:value-type="float" office:value="631" calcext:value-type="float">
            <text:p>631</text:p>
          </table:table-cell>
          <table:table-cell table:style-name="ce1039" office:value-type="float" office:value="631" calcext:value-type="float">
            <text:p>631</text:p>
          </table:table-cell>
          <table:table-cell table:style-name="ce1071" office:value-type="float" office:value="631" calcext:value-type="float">
            <text:p>631</text:p>
          </table:table-cell>
          <table:table-cell table:style-name="ce975" office:value-type="float" office:value="631" calcext:value-type="float">
            <text:p>631</text:p>
          </table:table-cell>
          <table:table-cell table:style-name="ce1007" office:value-type="float" office:value="631" calcext:value-type="float">
            <text:p>631</text:p>
          </table:table-cell>
          <table:table-cell table:style-name="ce1039" office:value-type="float" office:value="631" calcext:value-type="float">
            <text:p>631</text:p>
          </table:table-cell>
          <table:table-cell table:style-name="ce1071" office:value-type="float" office:value="631" calcext:value-type="float">
            <text:p>6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NTER</text:p>
          </table:table-cell>
          <table:table-cell table:number-columns-repeated="23" table:style-name="ce3" office:value-type="float" office:value="632" calcext:value-type="float">
            <text:p>632</text:p>
          </table:table-cell>
          <table:table-cell table:style-name="ce1167" office:value-type="float" office:value="632" calcext:value-type="float">
            <text:p>632</text:p>
          </table:table-cell>
          <table:table-cell table:style-name="ce1170" office:value-type="float" office:value="632" calcext:value-type="float">
            <text:p>632</text:p>
          </table:table-cell>
          <table:table-cell table:style-name="ce3" office:value-type="float" office:value="67" calcext:value-type="float">
            <text:p>67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212" office:value-type="float" office:value="632" calcext:value-type="float">
            <text:p>632</text:p>
          </table:table-cell>
          <table:table-cell table:style-name="ce1215" office:value-type="float" office:value="632" calcext:value-type="float">
            <text:p>632</text:p>
          </table:table-cell>
          <table:table-cell table:style-name="ce1212" office:value-type="float" office:value="632" calcext:value-type="float">
            <text:p>632</text:p>
          </table:table-cell>
          <table:table-cell table:style-name="ce1215" office:value-type="float" office:value="632" calcext:value-type="float">
            <text:p>632</text:p>
          </table:table-cell>
          <table:table-cell table:style-name="ce1212" office:value-type="float" office:value="632" calcext:value-type="float">
            <text:p>632</text:p>
          </table:table-cell>
          <table:table-cell table:style-name="ce1215" office:value-type="float" office:value="632" calcext:value-type="float">
            <text:p>632</text:p>
          </table:table-cell>
          <table:table-cell table:style-name="ce1212" office:value-type="float" office:value="632" calcext:value-type="float">
            <text:p>632</text:p>
          </table:table-cell>
          <table:table-cell table:style-name="ce1215" office:value-type="float" office:value="632" calcext:value-type="float">
            <text:p>632</text:p>
          </table:table-cell>
          <table:table-cell table:style-name="ce1212" office:value-type="float" office:value="632" calcext:value-type="float">
            <text:p>632</text:p>
          </table:table-cell>
          <table:table-cell table:style-name="ce1215" office:value-type="float" office:value="632" calcext:value-type="float">
            <text:p>632</text:p>
          </table:table-cell>
          <table:table-cell table:style-name="ce1266" office:value-type="float" office:value="632" calcext:value-type="float">
            <text:p>632</text:p>
          </table:table-cell>
          <table:table-cell table:style-name="ce1279" office:value-type="float" office:value="632" calcext:value-type="float">
            <text:p>632</text:p>
          </table:table-cell>
          <table:table-cell table:style-name="ce1289" office:value-type="float" office:value="632" calcext:value-type="float">
            <text:p>632</text:p>
          </table:table-cell>
          <table:table-cell table:style-name="ce1300" office:value-type="float" office:value="632" calcext:value-type="float">
            <text:p>632</text:p>
          </table:table-cell>
          <table:table-cell table:style-name="ce1266" office:value-type="float" office:value="632" calcext:value-type="float">
            <text:p>632</text:p>
          </table:table-cell>
          <table:table-cell table:style-name="ce1279" office:value-type="float" office:value="632" calcext:value-type="float">
            <text:p>632</text:p>
          </table:table-cell>
          <table:table-cell table:style-name="ce1289" office:value-type="float" office:value="632" calcext:value-type="float">
            <text:p>632</text:p>
          </table:table-cell>
          <table:table-cell table:style-name="ce1300" office:value-type="float" office:value="632" calcext:value-type="float">
            <text:p>632</text:p>
          </table:table-cell>
          <table:table-cell table:style-name="ce1266" office:value-type="float" office:value="632" calcext:value-type="float">
            <text:p>632</text:p>
          </table:table-cell>
          <table:table-cell table:number-columns-repeated="3"/>
        </table:table-row>
        <table:table-row table:style-name="ro1" table:number-rows-repeated="1048541">
          <table:table-cell table:number-columns-repeated="65"/>
        </table:table-row>
        <table:table-row table:style-name="ro1">
          <table:table-cell table:number-columns-repeated="65"/>
        </table:table-row>
        <calcext:conditional-formats>
          <calcext:conditional-format calcext:target-range-address="Sheet1.C3:Sheet1.X3 Sheet1.C25:Sheet1.L34 Sheet1.C6:Sheet1.D7 Sheet1.I8:Sheet1.L8 Sheet1.C8:Sheet1.D8 Sheet1.C9:Sheet1.E10 Sheet1.G6:Sheet1.G7 Sheet1.P9:Sheet1.Q9 Sheet1.H8:Sheet1.H8 Sheet1.C4:Sheet1.F5 Sheet1.M4:Sheet1.M6 Sheet1.M9:Sheet1.N9 Sheet1.Q4:Sheet1.Q6 Sheet1.Q10:Sheet1.Q26 Sheet1.T10:Sheet1.T26 Sheet1.T4:Sheet1.T6 Sheet1.T9:Sheet1.U9 Sheet1.BE12:Sheet1.BE12 Sheet1.P26:Sheet1.P27 Sheet1.N26:Sheet1.N27 Sheet1.T28:Sheet1.AL28 Sheet1.M29:Sheet1.Q34 Sheet1.Z5:Sheet1.AB5 Sheet1.AD5:Sheet1.AD6 Sheet1.Z9:Sheet1.AB10 Sheet1.BE14:Sheet1.BE14 Sheet1.BF13:Sheet1.BF13 Sheet1.BE18:Sheet1.BE18 Sheet1.BF15:Sheet1.BF15 Sheet1.BE21:Sheet1.BE21 Sheet1.BF19:Sheet1.BF19 Sheet1.BE23:Sheet1.BE23 Sheet1.BF22:Sheet1.BF22 Sheet1.BE25:Sheet1.BE25 Sheet1.BF24:Sheet1.BF24 Sheet1.AD9:Sheet1.AD10 Sheet1.AD16:Sheet1.AD18 Sheet1.BB7:Sheet1.BB7 Sheet1.BD30:Sheet1.BD30 Sheet1.BF31:Sheet1.BF31 Sheet1.AA33:Sheet1.AA33 Sheet1.AB34:Sheet1.AB34 Sheet1.AC29:Sheet1.AD30 Sheet1.AG30:Sheet1.AK30 Sheet1.AS29:Sheet1.AS30 Sheet1.BE18:Sheet1.BE18 Sheet1.BD19:Sheet1.BD19 Sheet1.BD24:Sheet1.BD24 Sheet1.BD22:Sheet1.BD22 Sheet1.BD15:Sheet1.BD15 Sheet1.BD13:Sheet1.BD13 Sheet1.AG21:Sheet1.AK21 Sheet1.AG20:Sheet1.AK21 Sheet1.BE16:Sheet1.BE17 Sheet1.BB22:Sheet1.BB22 Sheet1.BA19:Sheet1.BB19 Sheet1.BB15:Sheet1.BB15 Sheet1.BB13:Sheet1.BB13 Sheet1.AT24:Sheet1.AY25 Sheet1.AP24:Sheet1.AS24 Sheet1.AS12:Sheet1.AS12 Sheet1.AT22:Sheet1.AY22 Sheet1.AQ22:Sheet1.AR22 Sheet1.AM22:Sheet1.AO22 Sheet1.AS19:Sheet1.AZ20 Sheet1.AQ19:Sheet1.AR19 Sheet1.AQ18:Sheet1.AQ20 Sheet1.AS16:Sheet1.AS17 Sheet1.AR15:Sheet1.AR15 Sheet1.AS14:Sheet1.AS14 Sheet1.AG12:Sheet1.AK12 Sheet1.AG14:Sheet1.AK14 Sheet1.AG16:Sheet1.AK18 Sheet1.G4:Sheet1.L4 Sheet1.N4:Sheet1.P4 Sheet1.R4:Sheet1.S4 Sheet1.U4:Sheet1.X4 Sheet1.E6:Sheet1.F6 Sheet1.H6:Sheet1.L6 Sheet1.N6:Sheet1.P6 Sheet1.R6:Sheet1.S6 Sheet1.U6:Sheet1.AC6 Sheet1.F10:Sheet1.M10 Sheet1.R11:Sheet1.S26 Sheet1.U11:Sheet1.AD14 Sheet1.AE13:Sheet1.AQ13 Sheet1.M25:Sheet1.M26 Sheet1.U15:Sheet1.Z27 Sheet1.AA15:Sheet1.AC18 Sheet1.AA21:Sheet1.AD21 Sheet1.AA22:Sheet1.AA22 Sheet1.C11:Sheet1.P24 Sheet1.N25:Sheet1.P25 Sheet1.AA23:Sheet1.AD25 Sheet1.R30:Sheet1.T31 Sheet1.R32:Sheet1.Z32 Sheet1.R33:Sheet1.Y34 Sheet1.O26:Sheet1.O26 Sheet1.AA26:Sheet1.AL27 Sheet1.AG24:Sheet1.AM25 Sheet1.AE18:Sheet1.AF18 Sheet1.AE23:Sheet1.AK23 Sheet1.AR33:Sheet1.BA33 Sheet1.AT29:Sheet1.BA29 Sheet1.AZ25:Sheet1.BA25 Sheet1.AN25:Sheet1.AS25 Sheet1.AO20:Sheet1.AO20 Sheet1.AM20:Sheet1.AM20 Sheet1.AM18:Sheet1.AM18 Sheet1.AM16:Sheet1.AM16 Sheet1.AM14:Sheet1.AM14 Sheet1.AO18:Sheet1.AO18 Sheet1.AO16:Sheet1.AO16 Sheet1.AO14:Sheet1.AO14 Sheet1.AQ14:Sheet1.AQ14 Sheet1.AQ16:Sheet1.AQ16 Sheet1.AZ24:Sheet1.BB24 Sheet1.BA20:Sheet1.BA20 Sheet1.U30:Sheet1.AB31 Sheet1.AE29:Sheet1.AR29 Sheet1.AD31:Sheet1.AD31 Sheet1.AF31:Sheet1.AF31 Sheet1.AH31:Sheet1.AH31 Sheet1.AJ31:Sheet1.AJ31 Sheet1.AL31:Sheet1.AL31 Sheet1.AN31:Sheet1.AN31 Sheet1.AP31:Sheet1.AP31 Sheet1.AA19:Sheet1.AB20 Sheet1.X29:Sheet1.AB29">
            <calcext:condition calcext:apply-style-name="Bad" calcext:value="&gt;=600" calcext:base-cell-address="Sheet1.C3"/>
            <calcext:condition calcext:apply-style-name="Good" calcext:value="&gt;=0" calcext:base-cell-address="Sheet1.C3"/>
          </calcext:conditional-format>
          <calcext:conditional-format calcext:target-range-address="Sheet1.E7:Sheet1.E7">
            <calcext:condition calcext:apply-style-name="Bad" calcext:value="&gt;=600" calcext:base-cell-address="Sheet1.E7"/>
            <calcext:condition calcext:apply-style-name="Good" calcext:value="&gt;=0" calcext:base-cell-address="Sheet1.E7"/>
          </calcext:conditional-format>
          <calcext:conditional-format calcext:target-range-address="Sheet1.F8:Sheet1.F8">
            <calcext:condition calcext:apply-style-name="Bad" calcext:value="&gt;=600" calcext:base-cell-address="Sheet1.F8"/>
            <calcext:condition calcext:apply-style-name="Good" calcext:value="&gt;=0" calcext:base-cell-address="Sheet1.F8"/>
          </calcext:conditional-format>
          <calcext:conditional-format calcext:target-range-address="Sheet1.E8:Sheet1.E8">
            <calcext:condition calcext:apply-style-name="Bad" calcext:value="&gt;=600" calcext:base-cell-address="Sheet1.E8"/>
            <calcext:condition calcext:apply-style-name="Good" calcext:value="&gt;=0" calcext:base-cell-address="Sheet1.E8"/>
          </calcext:conditional-format>
          <calcext:conditional-format calcext:target-range-address="Sheet1.F7:Sheet1.F7">
            <calcext:condition calcext:apply-style-name="Bad" calcext:value="&gt;=600" calcext:base-cell-address="Sheet1.F7"/>
            <calcext:condition calcext:apply-style-name="Good" calcext:value="&gt;=0" calcext:base-cell-address="Sheet1.F7"/>
          </calcext:conditional-format>
          <calcext:conditional-format calcext:target-range-address="Sheet1.F9:Sheet1.F9">
            <calcext:condition calcext:apply-style-name="Bad" calcext:value="&gt;=600" calcext:base-cell-address="Sheet1.F9"/>
            <calcext:condition calcext:apply-style-name="Good" calcext:value="&gt;=0" calcext:base-cell-address="Sheet1.F9"/>
          </calcext:conditional-format>
          <calcext:conditional-format calcext:target-range-address="Sheet1.G8:Sheet1.G8">
            <calcext:condition calcext:apply-style-name="Bad" calcext:value="&gt;=600" calcext:base-cell-address="Sheet1.G8"/>
            <calcext:condition calcext:apply-style-name="Good" calcext:value="&gt;=0" calcext:base-cell-address="Sheet1.G8"/>
          </calcext:conditional-format>
          <calcext:conditional-format calcext:target-range-address="Sheet1.G9:Sheet1.G9">
            <calcext:condition calcext:apply-style-name="Bad" calcext:value="&gt;=600" calcext:base-cell-address="Sheet1.G9"/>
            <calcext:condition calcext:apply-style-name="Good" calcext:value="&gt;=0" calcext:base-cell-address="Sheet1.G9"/>
          </calcext:conditional-format>
          <calcext:conditional-format calcext:target-range-address="Sheet1.H9:Sheet1.H9">
            <calcext:condition calcext:apply-style-name="Bad" calcext:value="&gt;=600" calcext:base-cell-address="Sheet1.H9"/>
            <calcext:condition calcext:apply-style-name="Good" calcext:value="&gt;=0" calcext:base-cell-address="Sheet1.H9"/>
          </calcext:conditional-format>
          <calcext:conditional-format calcext:target-range-address="Sheet1.I9:Sheet1.I9">
            <calcext:condition calcext:apply-style-name="Bad" calcext:value="&gt;=600" calcext:base-cell-address="Sheet1.I9"/>
            <calcext:condition calcext:apply-style-name="Good" calcext:value="&gt;=0" calcext:base-cell-address="Sheet1.I9"/>
          </calcext:conditional-format>
          <calcext:conditional-format calcext:target-range-address="Sheet1.J9:Sheet1.J9">
            <calcext:condition calcext:apply-style-name="Bad" calcext:value="&gt;=600" calcext:base-cell-address="Sheet1.J9"/>
            <calcext:condition calcext:apply-style-name="Good" calcext:value="&gt;=0" calcext:base-cell-address="Sheet1.J9"/>
          </calcext:conditional-format>
          <calcext:conditional-format calcext:target-range-address="Sheet1.S9:Sheet1.S9">
            <calcext:condition calcext:apply-style-name="Bad" calcext:value="&gt;=600" calcext:base-cell-address="Sheet1.S9"/>
            <calcext:condition calcext:apply-style-name="Good" calcext:value="&gt;=0" calcext:base-cell-address="Sheet1.S9"/>
          </calcext:conditional-format>
          <calcext:conditional-format calcext:target-range-address="Sheet1.L9:Sheet1.L9">
            <calcext:condition calcext:apply-style-name="Bad" calcext:value="&gt;=600" calcext:base-cell-address="Sheet1.L9"/>
            <calcext:condition calcext:apply-style-name="Good" calcext:value="&gt;=0" calcext:base-cell-address="Sheet1.L9"/>
          </calcext:conditional-format>
          <calcext:conditional-format calcext:target-range-address="Sheet1.K9:Sheet1.K9">
            <calcext:condition calcext:apply-style-name="Bad" calcext:value="&gt;=600" calcext:base-cell-address="Sheet1.K9"/>
            <calcext:condition calcext:apply-style-name="Good" calcext:value="&gt;=0" calcext:base-cell-address="Sheet1.K9"/>
          </calcext:conditional-format>
          <calcext:conditional-format calcext:target-range-address="Sheet1.O5:Sheet1.O5">
            <calcext:condition calcext:apply-style-name="Bad" calcext:value="&gt;=600" calcext:base-cell-address="Sheet1.O5"/>
            <calcext:condition calcext:apply-style-name="Good" calcext:value="&gt;=0" calcext:base-cell-address="Sheet1.O5"/>
          </calcext:conditional-format>
          <calcext:conditional-format calcext:target-range-address="Sheet1.M8:Sheet1.M8 Sheet1.O8:Sheet1.O8 Sheet1.Q8:Sheet1.Q8 Sheet1.S8:Sheet1.S8 Sheet1.U8:Sheet1.U8 Sheet1.W8:Sheet1.W8 Sheet1.Y8:Sheet1.Y8 Sheet1.AA8:Sheet1.AA8 Sheet1.AC8:Sheet1.AD8 Sheet1.AF8:Sheet1.AF8 Sheet1.AH8:Sheet1.AH8 Sheet1.AJ8:Sheet1.AJ8 Sheet1.AL8:Sheet1.AL8 Sheet1.AN8:Sheet1.AN8 Sheet1.AP8:Sheet1.AP8 Sheet1.AR8:Sheet1.AR8 Sheet1.AT8:Sheet1.AU8 Sheet1.AW8:Sheet1.AW8 Sheet1.AY8:Sheet1.AY8 Sheet1.BA8:Sheet1.BA8 Sheet1.BC8:Sheet1.BC8 Sheet1.BE8:Sheet1.BE8 Sheet1.BG8:Sheet1.BG8 Sheet1.BI8:Sheet1.BI8">
            <calcext:condition calcext:apply-style-name="Bad" calcext:value="&gt;=600" calcext:base-cell-address="Sheet1.M8"/>
            <calcext:condition calcext:apply-style-name="Good" calcext:value="&gt;=0" calcext:base-cell-address="Sheet1.M8"/>
          </calcext:conditional-format>
          <calcext:conditional-format calcext:target-range-address="Sheet1.N8:Sheet1.N8 Sheet1.P8:Sheet1.P8 Sheet1.R8:Sheet1.R8 Sheet1.T8:Sheet1.T8 Sheet1.V8:Sheet1.V8 Sheet1.X8:Sheet1.X8 Sheet1.Z8:Sheet1.Z8 Sheet1.AB8:Sheet1.AB8 Sheet1.AE8:Sheet1.AE8 Sheet1.AG8:Sheet1.AG8 Sheet1.AI8:Sheet1.AI8 Sheet1.AK8:Sheet1.AK8 Sheet1.AM8:Sheet1.AM8 Sheet1.AO8:Sheet1.AO8 Sheet1.AQ8:Sheet1.AQ8 Sheet1.AS8:Sheet1.AS8 Sheet1.AV8:Sheet1.AV8 Sheet1.AX8:Sheet1.AX8 Sheet1.AZ8:Sheet1.AZ8 Sheet1.BB8:Sheet1.BB8 Sheet1.BD8:Sheet1.BD8 Sheet1.BF8:Sheet1.BF8 Sheet1.BH8:Sheet1.BH8 Sheet1.BJ8:Sheet1.BJ8">
            <calcext:condition calcext:apply-style-name="Bad" calcext:value="&gt;=600" calcext:base-cell-address="Sheet1.N8"/>
            <calcext:condition calcext:apply-style-name="Good" calcext:value="&gt;=0" calcext:base-cell-address="Sheet1.N8"/>
          </calcext:conditional-format>
          <calcext:conditional-format calcext:target-range-address="Sheet1.O9:Sheet1.O9">
            <calcext:condition calcext:apply-style-name="Bad" calcext:value="&gt;=600" calcext:base-cell-address="Sheet1.O9"/>
            <calcext:condition calcext:apply-style-name="Good" calcext:value="&gt;=0" calcext:base-cell-address="Sheet1.O9"/>
          </calcext:conditional-format>
          <calcext:conditional-format calcext:target-range-address="Sheet1.O10:Sheet1.O10">
            <calcext:condition calcext:apply-style-name="Bad" calcext:value="&gt;=600" calcext:base-cell-address="Sheet1.O10"/>
            <calcext:condition calcext:apply-style-name="Good" calcext:value="&gt;=0" calcext:base-cell-address="Sheet1.O10"/>
          </calcext:conditional-format>
          <calcext:conditional-format calcext:target-range-address="Sheet1.N10:Sheet1.N10">
            <calcext:condition calcext:apply-style-name="Bad" calcext:value="&gt;=600" calcext:base-cell-address="Sheet1.N10"/>
            <calcext:condition calcext:apply-style-name="Good" calcext:value="&gt;=0" calcext:base-cell-address="Sheet1.N10"/>
          </calcext:conditional-format>
          <calcext:conditional-format calcext:target-range-address="Sheet1.P10:Sheet1.P10">
            <calcext:condition calcext:apply-style-name="Bad" calcext:value="&gt;=600" calcext:base-cell-address="Sheet1.P10"/>
            <calcext:condition calcext:apply-style-name="Good" calcext:value="&gt;=0" calcext:base-cell-address="Sheet1.P10"/>
          </calcext:conditional-format>
          <calcext:conditional-format calcext:target-range-address="Sheet1.P5:Sheet1.P5">
            <calcext:condition calcext:apply-style-name="Bad" calcext:value="&gt;=600" calcext:base-cell-address="Sheet1.P5"/>
            <calcext:condition calcext:apply-style-name="Good" calcext:value="&gt;=0" calcext:base-cell-address="Sheet1.P5"/>
          </calcext:conditional-format>
          <calcext:conditional-format calcext:target-range-address="Sheet1.R5:Sheet1.R5">
            <calcext:condition calcext:apply-style-name="Bad" calcext:value="&gt;=600" calcext:base-cell-address="Sheet1.R5"/>
            <calcext:condition calcext:apply-style-name="Good" calcext:value="&gt;=0" calcext:base-cell-address="Sheet1.R5"/>
          </calcext:conditional-format>
          <calcext:conditional-format calcext:target-range-address="Sheet1.S5:Sheet1.S5">
            <calcext:condition calcext:apply-style-name="Bad" calcext:value="&gt;=600" calcext:base-cell-address="Sheet1.S5"/>
            <calcext:condition calcext:apply-style-name="Good" calcext:value="&gt;=0" calcext:base-cell-address="Sheet1.S5"/>
          </calcext:conditional-format>
          <calcext:conditional-format calcext:target-range-address="Sheet1.R9:Sheet1.R9">
            <calcext:condition calcext:apply-style-name="Bad" calcext:value="&gt;=600" calcext:base-cell-address="Sheet1.R9"/>
            <calcext:condition calcext:apply-style-name="Good" calcext:value="&gt;=0" calcext:base-cell-address="Sheet1.R9"/>
          </calcext:conditional-format>
          <calcext:conditional-format calcext:target-range-address="Sheet1.R10:Sheet1.R10">
            <calcext:condition calcext:apply-style-name="Bad" calcext:value="&gt;=600" calcext:base-cell-address="Sheet1.R10"/>
            <calcext:condition calcext:apply-style-name="Good" calcext:value="&gt;=0" calcext:base-cell-address="Sheet1.R10"/>
          </calcext:conditional-format>
          <calcext:conditional-format calcext:target-range-address="Sheet1.S10:Sheet1.S10">
            <calcext:condition calcext:apply-style-name="Bad" calcext:value="&gt;=600" calcext:base-cell-address="Sheet1.S10"/>
            <calcext:condition calcext:apply-style-name="Good" calcext:value="&gt;=0" calcext:base-cell-address="Sheet1.S10"/>
          </calcext:conditional-format>
          <calcext:conditional-format calcext:target-range-address="Sheet1.U10:Sheet1.U10">
            <calcext:condition calcext:apply-style-name="Bad" calcext:value="&gt;=600" calcext:base-cell-address="Sheet1.U10"/>
            <calcext:condition calcext:apply-style-name="Good" calcext:value="&gt;=0" calcext:base-cell-address="Sheet1.U10"/>
          </calcext:conditional-format>
          <calcext:conditional-format calcext:target-range-address="Sheet1.U5:Sheet1.U5 Sheet1.W5:Sheet1.W5 Sheet1.Y5:Sheet1.Y5">
            <calcext:condition calcext:apply-style-name="Bad" calcext:value="&gt;=600" calcext:base-cell-address="Sheet1.U5"/>
            <calcext:condition calcext:apply-style-name="Good" calcext:value="&gt;=0" calcext:base-cell-address="Sheet1.U5"/>
          </calcext:conditional-format>
          <calcext:conditional-format calcext:target-range-address="Sheet1.V5:Sheet1.V5 Sheet1.X5:Sheet1.X5">
            <calcext:condition calcext:apply-style-name="Bad" calcext:value="&gt;=600" calcext:base-cell-address="Sheet1.V5"/>
            <calcext:condition calcext:apply-style-name="Good" calcext:value="&gt;=0" calcext:base-cell-address="Sheet1.V5"/>
          </calcext:conditional-format>
          <calcext:conditional-format calcext:target-range-address="Sheet1.V9:Sheet1.V9">
            <calcext:condition calcext:apply-style-name="Bad" calcext:value="&gt;=600" calcext:base-cell-address="Sheet1.V9"/>
            <calcext:condition calcext:apply-style-name="Good" calcext:value="&gt;=0" calcext:base-cell-address="Sheet1.V9"/>
          </calcext:conditional-format>
          <calcext:conditional-format calcext:target-range-address="Sheet1.V10:Sheet1.V10">
            <calcext:condition calcext:apply-style-name="Bad" calcext:value="&gt;=600" calcext:base-cell-address="Sheet1.V10"/>
            <calcext:condition calcext:apply-style-name="Good" calcext:value="&gt;=0" calcext:base-cell-address="Sheet1.V10"/>
          </calcext:conditional-format>
          <calcext:conditional-format calcext:target-range-address="Sheet1.W9:Sheet1.W9">
            <calcext:condition calcext:apply-style-name="Bad" calcext:value="&gt;=600" calcext:base-cell-address="Sheet1.W9"/>
            <calcext:condition calcext:apply-style-name="Good" calcext:value="&gt;=0" calcext:base-cell-address="Sheet1.W9"/>
          </calcext:conditional-format>
          <calcext:conditional-format calcext:target-range-address="Sheet1.W10:Sheet1.W10">
            <calcext:condition calcext:apply-style-name="Bad" calcext:value="&gt;=600" calcext:base-cell-address="Sheet1.W10"/>
            <calcext:condition calcext:apply-style-name="Good" calcext:value="&gt;=0" calcext:base-cell-address="Sheet1.W10"/>
          </calcext:conditional-format>
          <calcext:conditional-format calcext:target-range-address="Sheet1.X9:Sheet1.X9">
            <calcext:condition calcext:apply-style-name="Bad" calcext:value="&gt;=600" calcext:base-cell-address="Sheet1.X9"/>
            <calcext:condition calcext:apply-style-name="Good" calcext:value="&gt;=0" calcext:base-cell-address="Sheet1.X9"/>
          </calcext:conditional-format>
          <calcext:conditional-format calcext:target-range-address="Sheet1.X10:Sheet1.X10">
            <calcext:condition calcext:apply-style-name="Bad" calcext:value="&gt;=600" calcext:base-cell-address="Sheet1.X10"/>
            <calcext:condition calcext:apply-style-name="Good" calcext:value="&gt;=0" calcext:base-cell-address="Sheet1.X10"/>
          </calcext:conditional-format>
          <calcext:conditional-format calcext:target-range-address="Sheet1.Y9:Sheet1.Y9">
            <calcext:condition calcext:apply-style-name="Bad" calcext:value="&gt;=600" calcext:base-cell-address="Sheet1.Y9"/>
            <calcext:condition calcext:apply-style-name="Good" calcext:value="&gt;=0" calcext:base-cell-address="Sheet1.Y9"/>
          </calcext:conditional-format>
          <calcext:conditional-format calcext:target-range-address="Sheet1.Y10:Sheet1.Y10">
            <calcext:condition calcext:apply-style-name="Bad" calcext:value="&gt;=600" calcext:base-cell-address="Sheet1.Y10"/>
            <calcext:condition calcext:apply-style-name="Good" calcext:value="&gt;=0" calcext:base-cell-address="Sheet1.Y10"/>
          </calcext:conditional-format>
          <calcext:conditional-format calcext:target-range-address="Sheet1.Y3:Sheet1.Y3">
            <calcext:condition calcext:apply-style-name="Bad" calcext:value="&gt;=600" calcext:base-cell-address="Sheet1.Y3"/>
            <calcext:condition calcext:apply-style-name="Good" calcext:value="&gt;=0" calcext:base-cell-address="Sheet1.Y3"/>
          </calcext:conditional-format>
          <calcext:conditional-format calcext:target-range-address="Sheet1.Y4:Sheet1.Y4 Sheet1.AA4:Sheet1.AA4 Sheet1.AC4:Sheet1.AC4 Sheet1.AE4:Sheet1.AE4 Sheet1.AG4:Sheet1.AG4 Sheet1.AI4:Sheet1.AI4 Sheet1.AK4:Sheet1.AK4 Sheet1.AM4:Sheet1.AM4 Sheet1.AO4:Sheet1.AO4 Sheet1.AQ4:Sheet1.AQ4 Sheet1.AS4:Sheet1.AS4 Sheet1.AU4:Sheet1.AU4 Sheet1.AW4:Sheet1.AW4 Sheet1.AY4:Sheet1.AY4 Sheet1.BA4:Sheet1.BA4 Sheet1.BC4:Sheet1.BC4 Sheet1.BE4:Sheet1.BE4 Sheet1.BG4:Sheet1.BG4 Sheet1.BI4:Sheet1.BI4">
            <calcext:condition calcext:apply-style-name="Bad" calcext:value="&gt;=600" calcext:base-cell-address="Sheet1.Y4"/>
            <calcext:condition calcext:apply-style-name="Good" calcext:value="&gt;=0" calcext:base-cell-address="Sheet1.Y4"/>
          </calcext:conditional-format>
          <calcext:conditional-format calcext:target-range-address="Sheet1.Z3:Sheet1.Z3">
            <calcext:condition calcext:apply-style-name="Bad" calcext:value="&gt;=600" calcext:base-cell-address="Sheet1.Z3"/>
            <calcext:condition calcext:apply-style-name="Good" calcext:value="&gt;=0" calcext:base-cell-address="Sheet1.Z3"/>
          </calcext:conditional-format>
          <calcext:conditional-format calcext:target-range-address="Sheet1.Z4:Sheet1.Z4 Sheet1.AB4:Sheet1.AB4 Sheet1.AD4:Sheet1.AD4 Sheet1.AF4:Sheet1.AF4 Sheet1.AH4:Sheet1.AH4 Sheet1.AJ4:Sheet1.AJ4 Sheet1.AL4:Sheet1.AL4 Sheet1.AN4:Sheet1.AN4 Sheet1.AP4:Sheet1.AP4 Sheet1.AR4:Sheet1.AR4 Sheet1.AT4:Sheet1.AT4 Sheet1.AV4:Sheet1.AV4 Sheet1.AX4:Sheet1.AX4 Sheet1.AZ4:Sheet1.AZ4 Sheet1.BB4:Sheet1.BB4 Sheet1.BD4:Sheet1.BD4 Sheet1.BF4:Sheet1.BF4 Sheet1.BH4:Sheet1.BH4 Sheet1.BJ4:Sheet1.BJ4">
            <calcext:condition calcext:apply-style-name="Bad" calcext:value="&gt;=600" calcext:base-cell-address="Sheet1.Z4"/>
            <calcext:condition calcext:apply-style-name="Good" calcext:value="&gt;=0" calcext:base-cell-address="Sheet1.Z4"/>
          </calcext:conditional-format>
          <calcext:conditional-format calcext:target-range-address="Sheet1.AA3:Sheet1.AA3">
            <calcext:condition calcext:apply-style-name="Bad" calcext:value="&gt;=600" calcext:base-cell-address="Sheet1.AA3"/>
            <calcext:condition calcext:apply-style-name="Good" calcext:value="&gt;=0" calcext:base-cell-address="Sheet1.AA3"/>
          </calcext:conditional-format>
          <calcext:conditional-format calcext:target-range-address="Sheet1.AB3:Sheet1.AB3">
            <calcext:condition calcext:apply-style-name="Bad" calcext:value="&gt;=600" calcext:base-cell-address="Sheet1.AB3"/>
            <calcext:condition calcext:apply-style-name="Good" calcext:value="&gt;=0" calcext:base-cell-address="Sheet1.AB3"/>
          </calcext:conditional-format>
          <calcext:conditional-format calcext:target-range-address="Sheet1.AC3:Sheet1.AC3">
            <calcext:condition calcext:apply-style-name="Bad" calcext:value="&gt;=600" calcext:base-cell-address="Sheet1.AC3"/>
            <calcext:condition calcext:apply-style-name="Good" calcext:value="&gt;=0" calcext:base-cell-address="Sheet1.AC3"/>
          </calcext:conditional-format>
          <calcext:conditional-format calcext:target-range-address="Sheet1.AD3:Sheet1.AD3">
            <calcext:condition calcext:apply-style-name="Bad" calcext:value="&gt;=600" calcext:base-cell-address="Sheet1.AD3"/>
            <calcext:condition calcext:apply-style-name="Good" calcext:value="&gt;=0" calcext:base-cell-address="Sheet1.AD3"/>
          </calcext:conditional-format>
          <calcext:conditional-format calcext:target-range-address="Sheet1.AE3:Sheet1.AE3">
            <calcext:condition calcext:apply-style-name="Bad" calcext:value="&gt;=600" calcext:base-cell-address="Sheet1.AE3"/>
            <calcext:condition calcext:apply-style-name="Good" calcext:value="&gt;=0" calcext:base-cell-address="Sheet1.AE3"/>
          </calcext:conditional-format>
          <calcext:conditional-format calcext:target-range-address="Sheet1.AF3:Sheet1.AF3">
            <calcext:condition calcext:apply-style-name="Bad" calcext:value="&gt;=600" calcext:base-cell-address="Sheet1.AF3"/>
            <calcext:condition calcext:apply-style-name="Good" calcext:value="&gt;=0" calcext:base-cell-address="Sheet1.AF3"/>
          </calcext:conditional-format>
          <calcext:conditional-format calcext:target-range-address="Sheet1.AG3:Sheet1.AG3">
            <calcext:condition calcext:apply-style-name="Bad" calcext:value="&gt;=600" calcext:base-cell-address="Sheet1.AG3"/>
            <calcext:condition calcext:apply-style-name="Good" calcext:value="&gt;=0" calcext:base-cell-address="Sheet1.AG3"/>
          </calcext:conditional-format>
          <calcext:conditional-format calcext:target-range-address="Sheet1.AH3:Sheet1.AH3">
            <calcext:condition calcext:apply-style-name="Bad" calcext:value="&gt;=600" calcext:base-cell-address="Sheet1.AH3"/>
            <calcext:condition calcext:apply-style-name="Good" calcext:value="&gt;=0" calcext:base-cell-address="Sheet1.AH3"/>
          </calcext:conditional-format>
          <calcext:conditional-format calcext:target-range-address="Sheet1.AI3:Sheet1.AI3">
            <calcext:condition calcext:apply-style-name="Bad" calcext:value="&gt;=600" calcext:base-cell-address="Sheet1.AI3"/>
            <calcext:condition calcext:apply-style-name="Good" calcext:value="&gt;=0" calcext:base-cell-address="Sheet1.AI3"/>
          </calcext:conditional-format>
          <calcext:conditional-format calcext:target-range-address="Sheet1.AJ3:Sheet1.AJ3">
            <calcext:condition calcext:apply-style-name="Bad" calcext:value="&gt;=600" calcext:base-cell-address="Sheet1.AJ3"/>
            <calcext:condition calcext:apply-style-name="Good" calcext:value="&gt;=0" calcext:base-cell-address="Sheet1.AJ3"/>
          </calcext:conditional-format>
          <calcext:conditional-format calcext:target-range-address="Sheet1.AK3:Sheet1.AK3">
            <calcext:condition calcext:apply-style-name="Bad" calcext:value="&gt;=600" calcext:base-cell-address="Sheet1.AK3"/>
            <calcext:condition calcext:apply-style-name="Good" calcext:value="&gt;=0" calcext:base-cell-address="Sheet1.AK3"/>
          </calcext:conditional-format>
          <calcext:conditional-format calcext:target-range-address="Sheet1.AL3:Sheet1.AL3">
            <calcext:condition calcext:apply-style-name="Bad" calcext:value="&gt;=600" calcext:base-cell-address="Sheet1.AL3"/>
            <calcext:condition calcext:apply-style-name="Good" calcext:value="&gt;=0" calcext:base-cell-address="Sheet1.AL3"/>
          </calcext:conditional-format>
          <calcext:conditional-format calcext:target-range-address="Sheet1.AM3:Sheet1.AM3">
            <calcext:condition calcext:apply-style-name="Bad" calcext:value="&gt;=600" calcext:base-cell-address="Sheet1.AM3"/>
            <calcext:condition calcext:apply-style-name="Good" calcext:value="&gt;=0" calcext:base-cell-address="Sheet1.AM3"/>
          </calcext:conditional-format>
          <calcext:conditional-format calcext:target-range-address="Sheet1.AN3:Sheet1.AN3">
            <calcext:condition calcext:apply-style-name="Bad" calcext:value="&gt;=600" calcext:base-cell-address="Sheet1.AN3"/>
            <calcext:condition calcext:apply-style-name="Good" calcext:value="&gt;=0" calcext:base-cell-address="Sheet1.AN3"/>
          </calcext:conditional-format>
          <calcext:conditional-format calcext:target-range-address="Sheet1.AO3:Sheet1.AO3">
            <calcext:condition calcext:apply-style-name="Bad" calcext:value="&gt;=600" calcext:base-cell-address="Sheet1.AO3"/>
            <calcext:condition calcext:apply-style-name="Good" calcext:value="&gt;=0" calcext:base-cell-address="Sheet1.AO3"/>
          </calcext:conditional-format>
          <calcext:conditional-format calcext:target-range-address="Sheet1.AP3:Sheet1.AP3">
            <calcext:condition calcext:apply-style-name="Bad" calcext:value="&gt;=600" calcext:base-cell-address="Sheet1.AP3"/>
            <calcext:condition calcext:apply-style-name="Good" calcext:value="&gt;=0" calcext:base-cell-address="Sheet1.AP3"/>
          </calcext:conditional-format>
          <calcext:conditional-format calcext:target-range-address="Sheet1.AQ3:Sheet1.AQ3">
            <calcext:condition calcext:apply-style-name="Bad" calcext:value="&gt;=600" calcext:base-cell-address="Sheet1.AQ3"/>
            <calcext:condition calcext:apply-style-name="Good" calcext:value="&gt;=0" calcext:base-cell-address="Sheet1.AQ3"/>
          </calcext:conditional-format>
          <calcext:conditional-format calcext:target-range-address="Sheet1.AR3:Sheet1.AR3">
            <calcext:condition calcext:apply-style-name="Bad" calcext:value="&gt;=600" calcext:base-cell-address="Sheet1.AR3"/>
            <calcext:condition calcext:apply-style-name="Good" calcext:value="&gt;=0" calcext:base-cell-address="Sheet1.AR3"/>
          </calcext:conditional-format>
          <calcext:conditional-format calcext:target-range-address="Sheet1.AS3:Sheet1.AS3">
            <calcext:condition calcext:apply-style-name="Bad" calcext:value="&gt;=600" calcext:base-cell-address="Sheet1.AS3"/>
            <calcext:condition calcext:apply-style-name="Good" calcext:value="&gt;=0" calcext:base-cell-address="Sheet1.AS3"/>
          </calcext:conditional-format>
          <calcext:conditional-format calcext:target-range-address="Sheet1.AT3:Sheet1.AT3">
            <calcext:condition calcext:apply-style-name="Bad" calcext:value="&gt;=600" calcext:base-cell-address="Sheet1.AT3"/>
            <calcext:condition calcext:apply-style-name="Good" calcext:value="&gt;=0" calcext:base-cell-address="Sheet1.AT3"/>
          </calcext:conditional-format>
          <calcext:conditional-format calcext:target-range-address="Sheet1.AU3:Sheet1.AU3">
            <calcext:condition calcext:apply-style-name="Bad" calcext:value="&gt;=600" calcext:base-cell-address="Sheet1.AU3"/>
            <calcext:condition calcext:apply-style-name="Good" calcext:value="&gt;=0" calcext:base-cell-address="Sheet1.AU3"/>
          </calcext:conditional-format>
          <calcext:conditional-format calcext:target-range-address="Sheet1.AV3:Sheet1.AV3">
            <calcext:condition calcext:apply-style-name="Bad" calcext:value="&gt;=600" calcext:base-cell-address="Sheet1.AV3"/>
            <calcext:condition calcext:apply-style-name="Good" calcext:value="&gt;=0" calcext:base-cell-address="Sheet1.AV3"/>
          </calcext:conditional-format>
          <calcext:conditional-format calcext:target-range-address="Sheet1.AW3:Sheet1.AW3">
            <calcext:condition calcext:apply-style-name="Bad" calcext:value="&gt;=600" calcext:base-cell-address="Sheet1.AW3"/>
            <calcext:condition calcext:apply-style-name="Good" calcext:value="&gt;=0" calcext:base-cell-address="Sheet1.AW3"/>
          </calcext:conditional-format>
          <calcext:conditional-format calcext:target-range-address="Sheet1.AX3:Sheet1.AX3">
            <calcext:condition calcext:apply-style-name="Bad" calcext:value="&gt;=600" calcext:base-cell-address="Sheet1.AX3"/>
            <calcext:condition calcext:apply-style-name="Good" calcext:value="&gt;=0" calcext:base-cell-address="Sheet1.AX3"/>
          </calcext:conditional-format>
          <calcext:conditional-format calcext:target-range-address="Sheet1.AY3:Sheet1.AY3">
            <calcext:condition calcext:apply-style-name="Bad" calcext:value="&gt;=600" calcext:base-cell-address="Sheet1.AY3"/>
            <calcext:condition calcext:apply-style-name="Good" calcext:value="&gt;=0" calcext:base-cell-address="Sheet1.AY3"/>
          </calcext:conditional-format>
          <calcext:conditional-format calcext:target-range-address="Sheet1.AZ3:Sheet1.AZ3">
            <calcext:condition calcext:apply-style-name="Bad" calcext:value="&gt;=600" calcext:base-cell-address="Sheet1.AZ3"/>
            <calcext:condition calcext:apply-style-name="Good" calcext:value="&gt;=0" calcext:base-cell-address="Sheet1.AZ3"/>
          </calcext:conditional-format>
          <calcext:conditional-format calcext:target-range-address="Sheet1.BA3:Sheet1.BA3">
            <calcext:condition calcext:apply-style-name="Bad" calcext:value="&gt;=600" calcext:base-cell-address="Sheet1.BA3"/>
            <calcext:condition calcext:apply-style-name="Good" calcext:value="&gt;=0" calcext:base-cell-address="Sheet1.BA3"/>
          </calcext:conditional-format>
          <calcext:conditional-format calcext:target-range-address="Sheet1.BB3:Sheet1.BB3">
            <calcext:condition calcext:apply-style-name="Bad" calcext:value="&gt;=600" calcext:base-cell-address="Sheet1.BB3"/>
            <calcext:condition calcext:apply-style-name="Good" calcext:value="&gt;=0" calcext:base-cell-address="Sheet1.BB3"/>
          </calcext:conditional-format>
          <calcext:conditional-format calcext:target-range-address="Sheet1.BC3:Sheet1.BC3">
            <calcext:condition calcext:apply-style-name="Bad" calcext:value="&gt;=600" calcext:base-cell-address="Sheet1.BC3"/>
            <calcext:condition calcext:apply-style-name="Good" calcext:value="&gt;=0" calcext:base-cell-address="Sheet1.BC3"/>
          </calcext:conditional-format>
          <calcext:conditional-format calcext:target-range-address="Sheet1.BD3:Sheet1.BD3">
            <calcext:condition calcext:apply-style-name="Bad" calcext:value="&gt;=600" calcext:base-cell-address="Sheet1.BD3"/>
            <calcext:condition calcext:apply-style-name="Good" calcext:value="&gt;=0" calcext:base-cell-address="Sheet1.BD3"/>
          </calcext:conditional-format>
          <calcext:conditional-format calcext:target-range-address="Sheet1.BE3:Sheet1.BE3">
            <calcext:condition calcext:apply-style-name="Bad" calcext:value="&gt;=600" calcext:base-cell-address="Sheet1.BE3"/>
            <calcext:condition calcext:apply-style-name="Good" calcext:value="&gt;=0" calcext:base-cell-address="Sheet1.BE3"/>
          </calcext:conditional-format>
          <calcext:conditional-format calcext:target-range-address="Sheet1.BF3:Sheet1.BF3">
            <calcext:condition calcext:apply-style-name="Bad" calcext:value="&gt;=600" calcext:base-cell-address="Sheet1.BF3"/>
            <calcext:condition calcext:apply-style-name="Good" calcext:value="&gt;=0" calcext:base-cell-address="Sheet1.BF3"/>
          </calcext:conditional-format>
          <calcext:conditional-format calcext:target-range-address="Sheet1.BG3:Sheet1.BG3">
            <calcext:condition calcext:apply-style-name="Bad" calcext:value="&gt;=600" calcext:base-cell-address="Sheet1.BG3"/>
            <calcext:condition calcext:apply-style-name="Good" calcext:value="&gt;=0" calcext:base-cell-address="Sheet1.BG3"/>
          </calcext:conditional-format>
          <calcext:conditional-format calcext:target-range-address="Sheet1.BH3:Sheet1.BH3">
            <calcext:condition calcext:apply-style-name="Bad" calcext:value="&gt;=600" calcext:base-cell-address="Sheet1.BH3"/>
            <calcext:condition calcext:apply-style-name="Good" calcext:value="&gt;=0" calcext:base-cell-address="Sheet1.BH3"/>
          </calcext:conditional-format>
          <calcext:conditional-format calcext:target-range-address="Sheet1.BI3:Sheet1.BI3">
            <calcext:condition calcext:apply-style-name="Bad" calcext:value="&gt;=600" calcext:base-cell-address="Sheet1.BI3"/>
            <calcext:condition calcext:apply-style-name="Good" calcext:value="&gt;=0" calcext:base-cell-address="Sheet1.BI3"/>
          </calcext:conditional-format>
          <calcext:conditional-format calcext:target-range-address="Sheet1.BJ3:Sheet1.BJ3">
            <calcext:condition calcext:apply-style-name="Bad" calcext:value="&gt;=600" calcext:base-cell-address="Sheet1.BJ3"/>
            <calcext:condition calcext:apply-style-name="Good" calcext:value="&gt;=0" calcext:base-cell-address="Sheet1.BJ3"/>
          </calcext:conditional-format>
          <calcext:conditional-format calcext:target-range-address="Sheet1.AC5:Sheet1.AC5">
            <calcext:condition calcext:apply-style-name="Bad" calcext:value="&gt;=600" calcext:base-cell-address="Sheet1.AC5"/>
            <calcext:condition calcext:apply-style-name="Good" calcext:value="&gt;=0" calcext:base-cell-address="Sheet1.AC5"/>
          </calcext:conditional-format>
          <calcext:conditional-format calcext:target-range-address="Sheet1.AE5:Sheet1.AE5 Sheet1.AG5:Sheet1.AG5 Sheet1.AI5:Sheet1.AI5 Sheet1.AK5:Sheet1.AK5 Sheet1.AM5:Sheet1.AM5 Sheet1.AO5:Sheet1.AO5 Sheet1.AQ5:Sheet1.AQ5 Sheet1.AS5:Sheet1.AS5 Sheet1.AU5:Sheet1.AU5 Sheet1.AW5:Sheet1.AW5 Sheet1.AY5:Sheet1.AY5 Sheet1.BA5:Sheet1.BA5 Sheet1.BC5:Sheet1.BC5 Sheet1.BE5:Sheet1.BE5 Sheet1.BG5:Sheet1.BG5 Sheet1.BI5:Sheet1.BI5">
            <calcext:condition calcext:apply-style-name="Bad" calcext:value="&gt;=600" calcext:base-cell-address="Sheet1.AE5"/>
            <calcext:condition calcext:apply-style-name="Good" calcext:value="&gt;=0" calcext:base-cell-address="Sheet1.AE5"/>
          </calcext:conditional-format>
          <calcext:conditional-format calcext:target-range-address="Sheet1.AE6:Sheet1.AE6 Sheet1.AG6:Sheet1.AG6 Sheet1.AI6:Sheet1.AI6 Sheet1.AK6:Sheet1.AK6 Sheet1.AM6:Sheet1.AM6 Sheet1.AO6:Sheet1.AO6 Sheet1.AQ6:Sheet1.AQ6 Sheet1.AS6:Sheet1.AS6 Sheet1.AU6:Sheet1.AU6 Sheet1.AW6:Sheet1.AW6 Sheet1.AY6:Sheet1.AY6 Sheet1.BA6:Sheet1.BA6 Sheet1.BC6:Sheet1.BC6 Sheet1.BE6:Sheet1.BE6 Sheet1.BG6:Sheet1.BG6 Sheet1.BI6:Sheet1.BI6">
            <calcext:condition calcext:apply-style-name="Bad" calcext:value="&gt;=600" calcext:base-cell-address="Sheet1.AE6"/>
            <calcext:condition calcext:apply-style-name="Good" calcext:value="&gt;=0" calcext:base-cell-address="Sheet1.AE6"/>
          </calcext:conditional-format>
          <calcext:conditional-format calcext:target-range-address="Sheet1.AF5:Sheet1.AF5 Sheet1.AH5:Sheet1.AH5 Sheet1.AJ5:Sheet1.AJ5 Sheet1.AL5:Sheet1.AL5 Sheet1.AN5:Sheet1.AN5 Sheet1.AP5:Sheet1.AP5 Sheet1.AR5:Sheet1.AR5 Sheet1.AT5:Sheet1.AT5 Sheet1.AV5:Sheet1.AV5 Sheet1.AX5:Sheet1.AX5 Sheet1.AZ5:Sheet1.AZ5 Sheet1.BB5:Sheet1.BB5 Sheet1.BD5:Sheet1.BD5 Sheet1.BF5:Sheet1.BF5 Sheet1.BH5:Sheet1.BH5 Sheet1.BJ5:Sheet1.BJ5">
            <calcext:condition calcext:apply-style-name="Bad" calcext:value="&gt;=600" calcext:base-cell-address="Sheet1.AF5"/>
            <calcext:condition calcext:apply-style-name="Good" calcext:value="&gt;=0" calcext:base-cell-address="Sheet1.AF5"/>
          </calcext:conditional-format>
          <calcext:conditional-format calcext:target-range-address="Sheet1.AF6:Sheet1.AF6 Sheet1.AH6:Sheet1.AH6 Sheet1.AJ6:Sheet1.AJ6 Sheet1.AL6:Sheet1.AL6 Sheet1.AN6:Sheet1.AN6 Sheet1.AP6:Sheet1.AP6 Sheet1.AR6:Sheet1.AR6 Sheet1.AT6:Sheet1.AT6 Sheet1.AV6:Sheet1.AV6 Sheet1.AX6:Sheet1.AX6 Sheet1.AZ6:Sheet1.AZ6 Sheet1.BB6:Sheet1.BB6 Sheet1.BD6:Sheet1.BD6 Sheet1.BF6:Sheet1.BF6 Sheet1.BH6:Sheet1.BH6 Sheet1.BJ6:Sheet1.BJ6">
            <calcext:condition calcext:apply-style-name="Bad" calcext:value="&gt;=600" calcext:base-cell-address="Sheet1.AF6"/>
            <calcext:condition calcext:apply-style-name="Good" calcext:value="&gt;=0" calcext:base-cell-address="Sheet1.AF6"/>
          </calcext:conditional-format>
          <calcext:conditional-format calcext:target-range-address="Sheet1.AC9:Sheet1.AC9">
            <calcext:condition calcext:apply-style-name="Bad" calcext:value="&gt;=600" calcext:base-cell-address="Sheet1.AC9"/>
            <calcext:condition calcext:apply-style-name="Good" calcext:value="&gt;=0" calcext:base-cell-address="Sheet1.AC9"/>
          </calcext:conditional-format>
          <calcext:conditional-format calcext:target-range-address="Sheet1.AC10:Sheet1.AC10">
            <calcext:condition calcext:apply-style-name="Bad" calcext:value="&gt;=600" calcext:base-cell-address="Sheet1.AC10"/>
            <calcext:condition calcext:apply-style-name="Good" calcext:value="&gt;=0" calcext:base-cell-address="Sheet1.AC10"/>
          </calcext:conditional-format>
          <calcext:conditional-format calcext:target-range-address="Sheet1.AE11:Sheet1.AE11 Sheet1.AG11:Sheet1.AG11 Sheet1.AI11:Sheet1.AI11 Sheet1.AK11:Sheet1.AK11 Sheet1.AM11:Sheet1.AM11 Sheet1.AO11:Sheet1.AO11 Sheet1.AQ11:Sheet1.AQ11 Sheet1.AS11:Sheet1.AS11 Sheet1.AU11:Sheet1.AU11 Sheet1.AW11:Sheet1.AW11 Sheet1.AY11:Sheet1.AY11 Sheet1.BA11:Sheet1.BA11 Sheet1.BE11:Sheet1.BE11 Sheet1.BG11:Sheet1.BG11 Sheet1.BI11:Sheet1.BI11 Sheet1.AE16:Sheet1.AE16 Sheet1.AE21:Sheet1.AE21 Sheet1.AS31:Sheet1.AS31 Sheet1.AU31:Sheet1.AU31 Sheet1.AW31:Sheet1.AW31 Sheet1.AY31:Sheet1.AY31 Sheet1.BA31:Sheet1.BA31 Sheet1.AU27:Sheet1.AU27 Sheet1.AW27:Sheet1.AW27 Sheet1.AY27:Sheet1.AY27 Sheet1.BA27:Sheet1.BA27 Sheet1.AM27:Sheet1.AM27 Sheet1.AO27:Sheet1.AO27 Sheet1.AQ27:Sheet1.AQ27 Sheet1.AS27:Sheet1.AS27 Sheet1.AS22:Sheet1.AS22 Sheet1.BA22:Sheet1.BA22 Sheet1.BC17:Sheet1.BC17 Sheet1.BC23:Sheet1.BC23">
            <calcext:condition calcext:apply-style-name="Bad" calcext:value="&gt;=600" calcext:base-cell-address="Sheet1.AE11"/>
            <calcext:condition calcext:apply-style-name="Good" calcext:value="&gt;=0" calcext:base-cell-address="Sheet1.AE11"/>
          </calcext:conditional-format>
          <calcext:conditional-format calcext:target-range-address="Sheet1.AE12:Sheet1.AE12 Sheet1.AE17:Sheet1.AE17 Sheet1.AE22:Sheet1.AE22 Sheet1.AS32:Sheet1.AS32 Sheet1.AU32:Sheet1.AU32 Sheet1.AW32:Sheet1.AW32 Sheet1.AY32:Sheet1.AY32 Sheet1.BA32:Sheet1.BA32 Sheet1.AU28:Sheet1.AU28 Sheet1.AW28:Sheet1.AW28 Sheet1.AY28:Sheet1.AY28 Sheet1.BA28:Sheet1.BA28 Sheet1.AM28:Sheet1.AM28 Sheet1.AO28:Sheet1.AO28 Sheet1.AQ28:Sheet1.AQ28 Sheet1.AS28:Sheet1.AS28 Sheet1.AS18:Sheet1.AS18 Sheet1.BA23:Sheet1.BA23 Sheet1.BA18:Sheet1.BA18 Sheet1.AG22:Sheet1.AG22 Sheet1.AI22:Sheet1.AI22 Sheet1.AK22:Sheet1.AK22 Sheet1.AC22:Sheet1.AC22">
            <calcext:condition calcext:apply-style-name="Bad" calcext:value="&gt;=600" calcext:base-cell-address="Sheet1.AC12"/>
            <calcext:condition calcext:apply-style-name="Good" calcext:value="&gt;=0" calcext:base-cell-address="Sheet1.AC12"/>
          </calcext:conditional-format>
          <calcext:conditional-format calcext:target-range-address="Sheet1.AF11:Sheet1.AF11 Sheet1.AH11:Sheet1.AH11 Sheet1.AJ11:Sheet1.AJ11 Sheet1.AL11:Sheet1.AL11 Sheet1.AN11:Sheet1.AN11 Sheet1.AP11:Sheet1.AP11 Sheet1.AR11:Sheet1.AR11 Sheet1.AT11:Sheet1.AT11 Sheet1.AV11:Sheet1.AV11 Sheet1.AX11:Sheet1.AX11 Sheet1.AZ11:Sheet1.AZ11 Sheet1.BB11:Sheet1.BB11 Sheet1.BD11:Sheet1.BD11 Sheet1.BF11:Sheet1.BF11 Sheet1.BH11:Sheet1.BH11 Sheet1.BJ11:Sheet1.BJ11 Sheet1.AF16:Sheet1.AF16 Sheet1.AF21:Sheet1.AF21 Sheet1.AR31:Sheet1.AR31 Sheet1.AT31:Sheet1.AT31 Sheet1.AV31:Sheet1.AV31 Sheet1.AX31:Sheet1.AX31 Sheet1.AZ31:Sheet1.AZ31 Sheet1.AT27:Sheet1.AT27 Sheet1.AV27:Sheet1.AV27 Sheet1.AX27:Sheet1.AX27 Sheet1.AZ27:Sheet1.AZ27 Sheet1.AN27:Sheet1.AN27 Sheet1.AP27:Sheet1.AP27 Sheet1.AR27:Sheet1.AR27 Sheet1.AZ22:Sheet1.AZ22">
            <calcext:condition calcext:apply-style-name="Bad" calcext:value="&gt;=600" calcext:base-cell-address="Sheet1.AF11"/>
            <calcext:condition calcext:apply-style-name="Good" calcext:value="&gt;=0" calcext:base-cell-address="Sheet1.AF11"/>
          </calcext:conditional-format>
          <calcext:conditional-format calcext:target-range-address="Sheet1.AF12:Sheet1.AF12 Sheet1.AF17:Sheet1.AF17 Sheet1.AF22:Sheet1.AF22 Sheet1.AR32:Sheet1.AR32 Sheet1.AT32:Sheet1.AT32 Sheet1.AV32:Sheet1.AV32 Sheet1.AX32:Sheet1.AX32 Sheet1.AZ32:Sheet1.AZ32 Sheet1.AT28:Sheet1.AT28 Sheet1.AV28:Sheet1.AV28 Sheet1.AX28:Sheet1.AX28 Sheet1.AZ28:Sheet1.AZ28 Sheet1.AN28:Sheet1.AN28 Sheet1.AP28:Sheet1.AP28 Sheet1.AR28:Sheet1.AR28 Sheet1.AZ18:Sheet1.AZ18 Sheet1.AH22:Sheet1.AH22 Sheet1.AJ22:Sheet1.AJ22 Sheet1.AL22:Sheet1.AL22 Sheet1.AD22:Sheet1.AD22 Sheet1.AB22:Sheet1.AB22">
            <calcext:condition calcext:apply-style-name="Bad" calcext:value="&gt;=600" calcext:base-cell-address="Sheet1.AB12"/>
            <calcext:condition calcext:apply-style-name="Good" calcext:value="&gt;=0" calcext:base-cell-address="Sheet1.AB12"/>
          </calcext:conditional-format>
          <calcext:conditional-format calcext:target-range-address="Sheet1.BI10:Sheet1.BI10 Sheet1.BG10:Sheet1.BG10 Sheet1.BE10:Sheet1.BE10 Sheet1.BA10:Sheet1.BA10 Sheet1.AY10:Sheet1.AY10 Sheet1.AW10:Sheet1.AW10 Sheet1.AU10:Sheet1.AU10 Sheet1.AS10:Sheet1.AS10 Sheet1.AQ10:Sheet1.AQ10 Sheet1.AO10:Sheet1.AO10 Sheet1.AM10:Sheet1.AM10 Sheet1.AK10:Sheet1.AK10 Sheet1.AI10:Sheet1.AI10 Sheet1.AG10:Sheet1.AG10 Sheet1.AE10:Sheet1.AE10 Sheet1.AE15:Sheet1.AE15 Sheet1.AD20:Sheet1.AE20 Sheet1.AE25:Sheet1.AE25 Sheet1.AE30:Sheet1.AE30 Sheet1.BC16:Sheet1.BC16 Sheet1.BC22:Sheet1.BC22 Sheet1.AG15:Sheet1.AG15 Sheet1.AI15:Sheet1.AI15 Sheet1.AK15:Sheet1.AK15 Sheet1.AG20:Sheet1.AG20 Sheet1.AI20:Sheet1.AI20 Sheet1.AK20:Sheet1.AK20">
            <calcext:condition calcext:apply-style-name="Bad" calcext:value="&gt;=600" calcext:base-cell-address="Sheet1.AD10"/>
            <calcext:condition calcext:apply-style-name="Good" calcext:value="&gt;=0" calcext:base-cell-address="Sheet1.AD10"/>
          </calcext:conditional-format>
          <calcext:conditional-format calcext:target-range-address="Sheet1.BJ10:Sheet1.BJ10 Sheet1.BH10:Sheet1.BH10 Sheet1.BF10:Sheet1.BF10 Sheet1.BD10:Sheet1.BD10 Sheet1.BB10:Sheet1.BB10 Sheet1.AZ10:Sheet1.AZ10 Sheet1.AX10:Sheet1.AX10 Sheet1.AV10:Sheet1.AV10 Sheet1.AT10:Sheet1.AT10 Sheet1.AR10:Sheet1.AR10 Sheet1.AP10:Sheet1.AP10 Sheet1.AN10:Sheet1.AN10 Sheet1.AL10:Sheet1.AL10 Sheet1.AJ10:Sheet1.AJ10 Sheet1.AH10:Sheet1.AH10 Sheet1.AF10:Sheet1.AF10 Sheet1.AF15:Sheet1.AF15 Sheet1.AF20:Sheet1.AF20 Sheet1.AF25:Sheet1.AF25 Sheet1.AF30:Sheet1.AF30 Sheet1.AH15:Sheet1.AH15 Sheet1.AJ15:Sheet1.AJ15 Sheet1.AL15:Sheet1.AL15 Sheet1.AH20:Sheet1.AH20 Sheet1.AJ20:Sheet1.AJ20 Sheet1.AC20:Sheet1.AC20">
            <calcext:condition calcext:apply-style-name="Bad" calcext:value="&gt;=600" calcext:base-cell-address="Sheet1.AC10"/>
            <calcext:condition calcext:apply-style-name="Good" calcext:value="&gt;=0" calcext:base-cell-address="Sheet1.AC10"/>
          </calcext:conditional-format>
          <calcext:conditional-format calcext:target-range-address="Sheet1.BG13:Sheet1.BG13 Sheet1.BG15:Sheet1.BG15 Sheet1.BG17:Sheet1.BG17 Sheet1.BG19:Sheet1.BG19 Sheet1.BG21:Sheet1.BG21 Sheet1.BG23:Sheet1.BG23 Sheet1.BG25:Sheet1.BG25 Sheet1.BG27:Sheet1.BG27 Sheet1.BG29:Sheet1.BG29 Sheet1.BG31:Sheet1.BG31 Sheet1.BG33:Sheet1.BG33 Sheet1.BC33:Sheet1.BC33 Sheet1.BC27:Sheet1.BC27 Sheet1.BC29:Sheet1.BC29">
            <calcext:condition calcext:apply-style-name="Bad" calcext:value="&gt;=600" calcext:base-cell-address="Sheet1.BC13"/>
            <calcext:condition calcext:apply-style-name="Good" calcext:value="&gt;=0" calcext:base-cell-address="Sheet1.BC13"/>
          </calcext:conditional-format>
          <calcext:conditional-format calcext:target-range-address="Sheet1.BH13:Sheet1.BH13 Sheet1.BH15:Sheet1.BH15 Sheet1.BH17:Sheet1.BH17 Sheet1.BH19:Sheet1.BH19 Sheet1.BH21:Sheet1.BH21 Sheet1.BH23:Sheet1.BH23 Sheet1.BH25:Sheet1.BH25 Sheet1.BH27:Sheet1.BH27 Sheet1.BH29:Sheet1.BH29 Sheet1.BH31:Sheet1.BH31 Sheet1.BH33:Sheet1.BH33 Sheet1.BD33:Sheet1.BD33 Sheet1.BD27:Sheet1.BD27 Sheet1.BD29:Sheet1.BD29">
            <calcext:condition calcext:apply-style-name="Bad" calcext:value="&gt;=600" calcext:base-cell-address="Sheet1.BD13"/>
            <calcext:condition calcext:apply-style-name="Good" calcext:value="&gt;=0" calcext:base-cell-address="Sheet1.BD13"/>
          </calcext:conditional-format>
          <calcext:conditional-format calcext:target-range-address="Sheet1.BI13:Sheet1.BI13 Sheet1.BI15:Sheet1.BI15 Sheet1.BI17:Sheet1.BI17 Sheet1.BI19:Sheet1.BI19 Sheet1.BI21:Sheet1.BI21 Sheet1.BI23:Sheet1.BI23 Sheet1.BI25:Sheet1.BI25 Sheet1.BI27:Sheet1.BI27 Sheet1.BI29:Sheet1.BI29 Sheet1.BI31:Sheet1.BI31 Sheet1.BI33:Sheet1.BI33 Sheet1.BE33:Sheet1.BE33 Sheet1.BE27:Sheet1.BE27 Sheet1.BE29:Sheet1.BE29">
            <calcext:condition calcext:apply-style-name="Bad" calcext:value="&gt;=600" calcext:base-cell-address="Sheet1.BE13"/>
            <calcext:condition calcext:apply-style-name="Good" calcext:value="&gt;=0" calcext:base-cell-address="Sheet1.BE13"/>
          </calcext:conditional-format>
          <calcext:conditional-format calcext:target-range-address="Sheet1.BJ13:Sheet1.BJ13 Sheet1.BJ15:Sheet1.BJ15 Sheet1.BJ17:Sheet1.BJ17 Sheet1.BJ19:Sheet1.BJ19 Sheet1.BJ21:Sheet1.BJ21 Sheet1.BJ23:Sheet1.BJ23 Sheet1.BJ25:Sheet1.BJ25 Sheet1.BJ27:Sheet1.BJ27 Sheet1.BJ29:Sheet1.BJ29 Sheet1.BJ31:Sheet1.BJ31 Sheet1.BJ33:Sheet1.BJ33 Sheet1.BF33:Sheet1.BF33 Sheet1.BB33:Sheet1.BB33 Sheet1.BF27:Sheet1.BF27 Sheet1.BB27:Sheet1.BB27 Sheet1.BF29:Sheet1.BF29 Sheet1.BB29:Sheet1.BB29">
            <calcext:condition calcext:apply-style-name="Bad" calcext:value="&gt;=600" calcext:base-cell-address="Sheet1.BB13"/>
            <calcext:condition calcext:apply-style-name="Good" calcext:value="&gt;=0" calcext:base-cell-address="Sheet1.BB13"/>
          </calcext:conditional-format>
          <calcext:conditional-format calcext:target-range-address="Sheet1.BF25:Sheet1.BF25">
            <calcext:condition calcext:apply-style-name="Bad" calcext:value="&gt;=600" calcext:base-cell-address="Sheet1.BF25"/>
            <calcext:condition calcext:apply-style-name="Good" calcext:value="&gt;=0" calcext:base-cell-address="Sheet1.BF25"/>
          </calcext:conditional-format>
          <calcext:conditional-format calcext:target-range-address="Sheet1.BE13:Sheet1.BE13">
            <calcext:condition calcext:apply-style-name="Bad" calcext:value="&gt;=600" calcext:base-cell-address="Sheet1.BE13"/>
            <calcext:condition calcext:apply-style-name="Good" calcext:value="&gt;=0" calcext:base-cell-address="Sheet1.BE13"/>
          </calcext:conditional-format>
          <calcext:conditional-format calcext:target-range-address="Sheet1.BB20:Sheet1.BB20">
            <calcext:condition calcext:apply-style-name="Bad" calcext:value="&gt;=600" calcext:base-cell-address="Sheet1.BB20"/>
            <calcext:condition calcext:apply-style-name="Good" calcext:value="&gt;=0" calcext:base-cell-address="Sheet1.BB20"/>
          </calcext:conditional-format>
          <calcext:conditional-format calcext:target-range-address="Sheet1.AN24:Sheet1.AN24">
            <calcext:condition calcext:apply-style-name="Bad" calcext:value="&gt;=600" calcext:base-cell-address="Sheet1.AN24"/>
            <calcext:condition calcext:apply-style-name="Good" calcext:value="&gt;=0" calcext:base-cell-address="Sheet1.AN24"/>
          </calcext:conditional-format>
          <calcext:conditional-format calcext:target-range-address="Sheet1.AO24:Sheet1.AO24">
            <calcext:condition calcext:apply-style-name="Bad" calcext:value="&gt;=600" calcext:base-cell-address="Sheet1.AO24"/>
            <calcext:condition calcext:apply-style-name="Good" calcext:value="&gt;=0" calcext:base-cell-address="Sheet1.AO24"/>
          </calcext:conditional-format>
          <calcext:conditional-format calcext:target-range-address="Sheet1.AT21:Sheet1.AT21">
            <calcext:condition calcext:apply-style-name="Bad" calcext:value="&gt;=600" calcext:base-cell-address="Sheet1.AT21"/>
            <calcext:condition calcext:apply-style-name="Good" calcext:value="&gt;=0" calcext:base-cell-address="Sheet1.AT21"/>
          </calcext:conditional-format>
          <calcext:conditional-format calcext:target-range-address="Sheet1.AU21:Sheet1.AU21">
            <calcext:condition calcext:apply-style-name="Bad" calcext:value="&gt;=600" calcext:base-cell-address="Sheet1.AU21"/>
            <calcext:condition calcext:apply-style-name="Good" calcext:value="&gt;=0" calcext:base-cell-address="Sheet1.AU21"/>
          </calcext:conditional-format>
          <calcext:conditional-format calcext:target-range-address="Sheet1.AV21:Sheet1.AV21">
            <calcext:condition calcext:apply-style-name="Bad" calcext:value="&gt;=600" calcext:base-cell-address="Sheet1.AV21"/>
            <calcext:condition calcext:apply-style-name="Good" calcext:value="&gt;=0" calcext:base-cell-address="Sheet1.AV21"/>
          </calcext:conditional-format>
          <calcext:conditional-format calcext:target-range-address="Sheet1.AW21:Sheet1.AW21">
            <calcext:condition calcext:apply-style-name="Bad" calcext:value="&gt;=600" calcext:base-cell-address="Sheet1.AW21"/>
            <calcext:condition calcext:apply-style-name="Good" calcext:value="&gt;=0" calcext:base-cell-address="Sheet1.AW21"/>
          </calcext:conditional-format>
          <calcext:conditional-format calcext:target-range-address="Sheet1.AX21:Sheet1.AX21">
            <calcext:condition calcext:apply-style-name="Bad" calcext:value="&gt;=600" calcext:base-cell-address="Sheet1.AX21"/>
            <calcext:condition calcext:apply-style-name="Good" calcext:value="&gt;=0" calcext:base-cell-address="Sheet1.AX21"/>
          </calcext:conditional-format>
          <calcext:conditional-format calcext:target-range-address="Sheet1.AY21:Sheet1.AY21">
            <calcext:condition calcext:apply-style-name="Bad" calcext:value="&gt;=600" calcext:base-cell-address="Sheet1.AY21"/>
            <calcext:condition calcext:apply-style-name="Good" calcext:value="&gt;=0" calcext:base-cell-address="Sheet1.AY21"/>
          </calcext:conditional-format>
          <calcext:conditional-format calcext:target-range-address="Sheet1.AR13:Sheet1.AR13 Sheet1.AT13:Sheet1.AT13 Sheet1.AV13:Sheet1.AV13 Sheet1.AX13:Sheet1.AX13 Sheet1.AZ13:Sheet1.AZ13 Sheet1.AT15:Sheet1.AT15 Sheet1.AV15:Sheet1.AV15 Sheet1.AX15:Sheet1.AX15 Sheet1.AZ15:Sheet1.AZ15">
            <calcext:condition calcext:apply-style-name="Bad" calcext:value="&gt;=600" calcext:base-cell-address="Sheet1.AR13"/>
            <calcext:condition calcext:apply-style-name="Good" calcext:value="&gt;=0" calcext:base-cell-address="Sheet1.AR13"/>
          </calcext:conditional-format>
          <calcext:conditional-format calcext:target-range-address="Sheet1.AS13:Sheet1.AS13 Sheet1.AU13:Sheet1.AU13 Sheet1.AW13:Sheet1.AW13 Sheet1.AY13:Sheet1.AY13 Sheet1.BA13:Sheet1.BA13 Sheet1.AU15:Sheet1.AU15 Sheet1.AW15:Sheet1.AW15 Sheet1.AY15:Sheet1.AY15 Sheet1.BA15:Sheet1.BA15">
            <calcext:condition calcext:apply-style-name="Bad" calcext:value="&gt;=600" calcext:base-cell-address="Sheet1.AS13"/>
            <calcext:condition calcext:apply-style-name="Good" calcext:value="&gt;=0" calcext:base-cell-address="Sheet1.AS13"/>
          </calcext:conditional-format>
          <calcext:conditional-format calcext:target-range-address="Sheet1.AL12:Sheet1.AL12 Sheet1.AN12:Sheet1.AN12 Sheet1.AP12:Sheet1.AP12 Sheet1.AR12:Sheet1.AR12">
            <calcext:condition calcext:apply-style-name="Bad" calcext:value="&gt;=600" calcext:base-cell-address="Sheet1.AL12"/>
            <calcext:condition calcext:apply-style-name="Good" calcext:value="&gt;=0" calcext:base-cell-address="Sheet1.AL12"/>
          </calcext:conditional-format>
          <calcext:conditional-format calcext:target-range-address="Sheet1.AM12:Sheet1.AM12 Sheet1.AO12:Sheet1.AO12 Sheet1.AQ12:Sheet1.AQ12">
            <calcext:condition calcext:apply-style-name="Bad" calcext:value="&gt;=600" calcext:base-cell-address="Sheet1.AM12"/>
            <calcext:condition calcext:apply-style-name="Good" calcext:value="&gt;=0" calcext:base-cell-address="Sheet1.AM12"/>
          </calcext:conditional-format>
          <calcext:conditional-format calcext:target-range-address="Sheet1.N5:Sheet1.N5">
            <calcext:condition calcext:apply-style-name="Bad" calcext:value="&gt;=600" calcext:base-cell-address="Sheet1.N5"/>
            <calcext:condition calcext:apply-style-name="Good" calcext:value="&gt;=0" calcext:base-cell-address="Sheet1.N5"/>
          </calcext:conditional-format>
          <calcext:conditional-format calcext:target-range-address="Sheet1.G5:Sheet1.G5 Sheet1.I5:Sheet1.I5 Sheet1.K5:Sheet1.K5">
            <calcext:condition calcext:apply-style-name="Bad" calcext:value="&gt;=600" calcext:base-cell-address="Sheet1.G5"/>
            <calcext:condition calcext:apply-style-name="Good" calcext:value="&gt;=0" calcext:base-cell-address="Sheet1.G5"/>
          </calcext:conditional-format>
          <calcext:conditional-format calcext:target-range-address="Sheet1.H5:Sheet1.H5 Sheet1.J5:Sheet1.J5 Sheet1.L5:Sheet1.L5">
            <calcext:condition calcext:apply-style-name="Bad" calcext:value="&gt;=600" calcext:base-cell-address="Sheet1.H5"/>
            <calcext:condition calcext:apply-style-name="Good" calcext:value="&gt;=0" calcext:base-cell-address="Sheet1.H5"/>
          </calcext:conditional-format>
          <calcext:conditional-format calcext:target-range-address="Sheet1.H7:Sheet1.H7 Sheet1.L7:Sheet1.L7 Sheet1.P7:Sheet1.P7 Sheet1.T7:Sheet1.T7 Sheet1.X7:Sheet1.X7 Sheet1.AB7:Sheet1.AB7 Sheet1.AF7:Sheet1.AF7 Sheet1.AJ7:Sheet1.AJ7 Sheet1.AN7:Sheet1.AN7 Sheet1.AR7:Sheet1.AR7 Sheet1.AV7:Sheet1.AV7 Sheet1.AZ7:Sheet1.AZ7">
            <calcext:condition calcext:apply-style-name="Bad" calcext:value="&gt;=600" calcext:base-cell-address="Sheet1.H7"/>
            <calcext:condition calcext:apply-style-name="Good" calcext:value="&gt;=0" calcext:base-cell-address="Sheet1.H7"/>
          </calcext:conditional-format>
          <calcext:conditional-format calcext:target-range-address="Sheet1.I7:Sheet1.I7 Sheet1.M7:Sheet1.M7 Sheet1.Q7:Sheet1.Q7 Sheet1.U7:Sheet1.U7 Sheet1.Y7:Sheet1.Y7 Sheet1.AC7:Sheet1.AC7 Sheet1.AG7:Sheet1.AG7 Sheet1.AK7:Sheet1.AK7 Sheet1.AO7:Sheet1.AO7 Sheet1.AS7:Sheet1.AS7 Sheet1.AW7:Sheet1.AW7 Sheet1.BA7:Sheet1.BA7">
            <calcext:condition calcext:apply-style-name="Bad" calcext:value="&gt;=600" calcext:base-cell-address="Sheet1.I7"/>
            <calcext:condition calcext:apply-style-name="Good" calcext:value="&gt;=0" calcext:base-cell-address="Sheet1.I7"/>
          </calcext:conditional-format>
          <calcext:conditional-format calcext:target-range-address="Sheet1.J7:Sheet1.J7 Sheet1.N7:Sheet1.N7 Sheet1.R7:Sheet1.R7 Sheet1.V7:Sheet1.V7 Sheet1.Z7:Sheet1.Z7 Sheet1.AD7:Sheet1.AD7 Sheet1.AH7:Sheet1.AH7 Sheet1.AL7:Sheet1.AL7 Sheet1.AP7:Sheet1.AP7 Sheet1.AT7:Sheet1.AT7 Sheet1.AX7:Sheet1.AX7">
            <calcext:condition calcext:apply-style-name="Bad" calcext:value="&gt;=600" calcext:base-cell-address="Sheet1.J7"/>
            <calcext:condition calcext:apply-style-name="Good" calcext:value="&gt;=0" calcext:base-cell-address="Sheet1.J7"/>
          </calcext:conditional-format>
          <calcext:conditional-format calcext:target-range-address="Sheet1.K7:Sheet1.K7 Sheet1.O7:Sheet1.O7 Sheet1.S7:Sheet1.S7 Sheet1.W7:Sheet1.W7 Sheet1.AA7:Sheet1.AA7 Sheet1.AE7:Sheet1.AE7 Sheet1.AI7:Sheet1.AI7 Sheet1.AM7:Sheet1.AM7 Sheet1.AQ7:Sheet1.AQ7 Sheet1.AU7:Sheet1.AU7 Sheet1.AY7:Sheet1.AY7">
            <calcext:condition calcext:apply-style-name="Bad" calcext:value="&gt;=600" calcext:base-cell-address="Sheet1.K7"/>
            <calcext:condition calcext:apply-style-name="Good" calcext:value="&gt;=0" calcext:base-cell-address="Sheet1.K7"/>
          </calcext:conditional-format>
          <calcext:conditional-format calcext:target-range-address="Sheet1.BC7:Sheet1.BC7 Sheet1.BG7:Sheet1.BG7">
            <calcext:condition calcext:apply-style-name="Bad" calcext:value="&gt;=600" calcext:base-cell-address="Sheet1.BC7"/>
            <calcext:condition calcext:apply-style-name="Good" calcext:value="&gt;=0" calcext:base-cell-address="Sheet1.BC7"/>
          </calcext:conditional-format>
          <calcext:conditional-format calcext:target-range-address="Sheet1.BD7:Sheet1.BD7 Sheet1.BH7:Sheet1.BH7">
            <calcext:condition calcext:apply-style-name="Bad" calcext:value="&gt;=600" calcext:base-cell-address="Sheet1.BD7"/>
            <calcext:condition calcext:apply-style-name="Good" calcext:value="&gt;=0" calcext:base-cell-address="Sheet1.BD7"/>
          </calcext:conditional-format>
          <calcext:conditional-format calcext:target-range-address="Sheet1.BE7:Sheet1.BE7 Sheet1.BI7:Sheet1.BI7">
            <calcext:condition calcext:apply-style-name="Bad" calcext:value="&gt;=600" calcext:base-cell-address="Sheet1.BE7"/>
            <calcext:condition calcext:apply-style-name="Good" calcext:value="&gt;=0" calcext:base-cell-address="Sheet1.BE7"/>
          </calcext:conditional-format>
          <calcext:conditional-format calcext:target-range-address="Sheet1.BF7:Sheet1.BF7 Sheet1.BJ7:Sheet1.BJ7">
            <calcext:condition calcext:apply-style-name="Bad" calcext:value="&gt;=600" calcext:base-cell-address="Sheet1.BF7"/>
            <calcext:condition calcext:apply-style-name="Good" calcext:value="&gt;=0" calcext:base-cell-address="Sheet1.BF7"/>
          </calcext:conditional-format>
          <calcext:conditional-format calcext:target-range-address="Sheet1.AE9:Sheet1.AE9 Sheet1.AG9:Sheet1.AG9 Sheet1.AI9:Sheet1.AI9 Sheet1.AK9:Sheet1.AK9 Sheet1.AM9:Sheet1.AM9 Sheet1.AO9:Sheet1.AO9 Sheet1.AQ9:Sheet1.AQ9 Sheet1.AS9:Sheet1.AS9 Sheet1.AU9:Sheet1.AU9 Sheet1.AW9:Sheet1.AW9 Sheet1.AY9:Sheet1.AY9 Sheet1.BA9:Sheet1.BA9 Sheet1.BE9:Sheet1.BE9 Sheet1.BG9:Sheet1.BG9 Sheet1.BI9:Sheet1.BI9 Sheet1.BC15:Sheet1.BC15 Sheet1.BC21:Sheet1.BC21">
            <calcext:condition calcext:apply-style-name="Bad" calcext:value="&gt;=600" calcext:base-cell-address="Sheet1.AE9"/>
            <calcext:condition calcext:apply-style-name="Good" calcext:value="&gt;=0" calcext:base-cell-address="Sheet1.AE9"/>
          </calcext:conditional-format>
          <calcext:conditional-format calcext:target-range-address="Sheet1.AF9:Sheet1.AF9 Sheet1.AH9:Sheet1.AH9 Sheet1.AJ9:Sheet1.AJ9 Sheet1.AL9:Sheet1.AL9 Sheet1.AN9:Sheet1.AN9 Sheet1.AP9:Sheet1.AP9 Sheet1.AR9:Sheet1.AR9 Sheet1.AT9:Sheet1.AT9 Sheet1.AV9:Sheet1.AV9 Sheet1.AX9:Sheet1.AX9 Sheet1.AZ9:Sheet1.AZ9 Sheet1.BB9:Sheet1.BB9 Sheet1.BD9:Sheet1.BD9 Sheet1.BF9:Sheet1.BF9 Sheet1.BH9:Sheet1.BH9 Sheet1.BJ9:Sheet1.BJ9">
            <calcext:condition calcext:apply-style-name="Bad" calcext:value="&gt;=600" calcext:base-cell-address="Sheet1.AF9"/>
            <calcext:condition calcext:apply-style-name="Good" calcext:value="&gt;=0" calcext:base-cell-address="Sheet1.AF9"/>
          </calcext:conditional-format>
          <calcext:conditional-format calcext:target-range-address="Sheet1.AT12:Sheet1.AT12 Sheet1.BA12:Sheet1.BA12">
            <calcext:condition calcext:apply-style-name="Bad" calcext:value="&gt;=600" calcext:base-cell-address="Sheet1.AT12"/>
            <calcext:condition calcext:apply-style-name="Good" calcext:value="&gt;=0" calcext:base-cell-address="Sheet1.AT12"/>
          </calcext:conditional-format>
          <calcext:conditional-format calcext:target-range-address="Sheet1.AU12:Sheet1.AU12 Sheet1.BB12:Sheet1.BB12">
            <calcext:condition calcext:apply-style-name="Bad" calcext:value="&gt;=600" calcext:base-cell-address="Sheet1.AU12"/>
            <calcext:condition calcext:apply-style-name="Good" calcext:value="&gt;=0" calcext:base-cell-address="Sheet1.AU12"/>
          </calcext:conditional-format>
          <calcext:conditional-format calcext:target-range-address="Sheet1.AV12:Sheet1.AV12 Sheet1.BC18:Sheet1.BC18 Sheet1.BC24:Sheet1.BC24">
            <calcext:condition calcext:apply-style-name="Bad" calcext:value="&gt;=600" calcext:base-cell-address="Sheet1.AV12"/>
            <calcext:condition calcext:apply-style-name="Good" calcext:value="&gt;=0" calcext:base-cell-address="Sheet1.AV12"/>
          </calcext:conditional-format>
          <calcext:conditional-format calcext:target-range-address="Sheet1.AW12:Sheet1.AW12 Sheet1.BD12:Sheet1.BD12">
            <calcext:condition calcext:apply-style-name="Bad" calcext:value="&gt;=600" calcext:base-cell-address="Sheet1.AW12"/>
            <calcext:condition calcext:apply-style-name="Good" calcext:value="&gt;=0" calcext:base-cell-address="Sheet1.AW12"/>
          </calcext:conditional-format>
          <calcext:conditional-format calcext:target-range-address="Sheet1.AX12:Sheet1.AX12">
            <calcext:condition calcext:apply-style-name="Bad" calcext:value="&gt;=600" calcext:base-cell-address="Sheet1.AX12"/>
            <calcext:condition calcext:apply-style-name="Good" calcext:value="&gt;=0" calcext:base-cell-address="Sheet1.AX12"/>
          </calcext:conditional-format>
          <calcext:conditional-format calcext:target-range-address="Sheet1.AY12:Sheet1.AY12">
            <calcext:condition calcext:apply-style-name="Bad" calcext:value="&gt;=600" calcext:base-cell-address="Sheet1.AY12"/>
            <calcext:condition calcext:apply-style-name="Good" calcext:value="&gt;=0" calcext:base-cell-address="Sheet1.AY12"/>
          </calcext:conditional-format>
          <calcext:conditional-format calcext:target-range-address="Sheet1.AZ12:Sheet1.AZ12">
            <calcext:condition calcext:apply-style-name="Bad" calcext:value="&gt;=600" calcext:base-cell-address="Sheet1.AZ12"/>
            <calcext:condition calcext:apply-style-name="Good" calcext:value="&gt;=0" calcext:base-cell-address="Sheet1.AZ12"/>
          </calcext:conditional-format>
          <calcext:conditional-format calcext:target-range-address="Sheet1.BG12:Sheet1.BG12">
            <calcext:condition calcext:apply-style-name="Bad" calcext:value="&gt;=600" calcext:base-cell-address="Sheet1.BG12"/>
            <calcext:condition calcext:apply-style-name="Good" calcext:value="&gt;=0" calcext:base-cell-address="Sheet1.BG12"/>
          </calcext:conditional-format>
          <calcext:conditional-format calcext:target-range-address="Sheet1.BF12:Sheet1.BF12">
            <calcext:condition calcext:apply-style-name="Bad" calcext:value="&gt;=600" calcext:base-cell-address="Sheet1.BF12"/>
            <calcext:condition calcext:apply-style-name="Good" calcext:value="&gt;=0" calcext:base-cell-address="Sheet1.BF12"/>
          </calcext:conditional-format>
          <calcext:conditional-format calcext:target-range-address="Sheet1.BH12:Sheet1.BH12">
            <calcext:condition calcext:apply-style-name="Bad" calcext:value="&gt;=600" calcext:base-cell-address="Sheet1.BH12"/>
            <calcext:condition calcext:apply-style-name="Good" calcext:value="&gt;=0" calcext:base-cell-address="Sheet1.BH12"/>
          </calcext:conditional-format>
          <calcext:conditional-format calcext:target-range-address="Sheet1.BI12:Sheet1.BI12">
            <calcext:condition calcext:apply-style-name="Bad" calcext:value="&gt;=600" calcext:base-cell-address="Sheet1.BI12"/>
            <calcext:condition calcext:apply-style-name="Good" calcext:value="&gt;=0" calcext:base-cell-address="Sheet1.BI12"/>
          </calcext:conditional-format>
          <calcext:conditional-format calcext:target-range-address="Sheet1.BJ12:Sheet1.BJ12">
            <calcext:condition calcext:apply-style-name="Bad" calcext:value="&gt;=600" calcext:base-cell-address="Sheet1.BJ12"/>
            <calcext:condition calcext:apply-style-name="Good" calcext:value="&gt;=0" calcext:base-cell-address="Sheet1.BJ12"/>
          </calcext:conditional-format>
          <calcext:conditional-format calcext:target-range-address="Sheet1.AE14:Sheet1.AE14 Sheet1.AD19:Sheet1.AE19 Sheet1.AE24:Sheet1.AE24 Sheet1.AS34:Sheet1.AS34 Sheet1.AU34:Sheet1.AU34 Sheet1.AW34:Sheet1.AW34 Sheet1.AY34:Sheet1.AY34 Sheet1.BA34:Sheet1.BA34 Sheet1.AU30:Sheet1.AU30 Sheet1.AU26:Sheet1.AU26 Sheet1.AW30:Sheet1.AW30 Sheet1.AW26:Sheet1.AW26 Sheet1.AY30:Sheet1.AY30 Sheet1.AY26:Sheet1.AY26 Sheet1.BA30:Sheet1.BA30 Sheet1.BA26:Sheet1.BA26 Sheet1.AM30:Sheet1.AM30 Sheet1.AM26:Sheet1.AM26 Sheet1.AO30:Sheet1.AO30 Sheet1.AO26:Sheet1.AO26 Sheet1.AQ30:Sheet1.AQ30 Sheet1.AQ26:Sheet1.AQ26 Sheet1.AS26:Sheet1.AS26 Sheet1.AS21:Sheet1.AS21 Sheet1.AQ21:Sheet1.AQ21 Sheet1.AO21:Sheet1.AO21 Sheet1.AM21:Sheet1.AM21 Sheet1.AM19:Sheet1.AM19 Sheet1.AM17:Sheet1.AM17 Sheet1.AM15:Sheet1.AM15 Sheet1.AO19:Sheet1.AO19 Sheet1.AO17:Sheet1.AO17 Sheet1.AO15:Sheet1.AO15 Sheet1.AQ15:Sheet1.AQ15 Sheet1.AQ17:Sheet1.AQ17 Sheet1.BA21:Sheet1.BA21 Sheet1.AM23:Sheet1.AM23 Sheet1.AO23:Sheet1.AO23 Sheet1.AQ23:Sheet1.AQ23 Sheet1.AS23:Sheet1.AS23 Sheet1.AU23:Sheet1.AU23 Sheet1.AW23:Sheet1.AW23 Sheet1.AY23:Sheet1.AY23 Sheet1.AG19:Sheet1.AG19 Sheet1.AI19:Sheet1.AI19 Sheet1.AK19:Sheet1.AK19">
            <calcext:condition calcext:apply-style-name="Bad" calcext:value="&gt;=600" calcext:base-cell-address="Sheet1.AD14"/>
            <calcext:condition calcext:apply-style-name="Good" calcext:value="&gt;=0" calcext:base-cell-address="Sheet1.AD14"/>
          </calcext:conditional-format>
          <calcext:conditional-format calcext:target-range-address="Sheet1.AF14:Sheet1.AF14 Sheet1.AF19:Sheet1.AF19 Sheet1.AF24:Sheet1.AF24 Sheet1.AR34:Sheet1.AR34 Sheet1.AT34:Sheet1.AT34 Sheet1.AV34:Sheet1.AV34 Sheet1.AX34:Sheet1.AX34 Sheet1.AZ34:Sheet1.AZ34 Sheet1.AT30:Sheet1.AT30 Sheet1.AT26:Sheet1.AT26 Sheet1.AV30:Sheet1.AV30 Sheet1.AV26:Sheet1.AV26 Sheet1.AX30:Sheet1.AX30 Sheet1.AX26:Sheet1.AX26 Sheet1.AZ30:Sheet1.AZ30 Sheet1.AZ26:Sheet1.AZ26 Sheet1.AL30:Sheet1.AL30 Sheet1.AN30:Sheet1.AN30 Sheet1.AN26:Sheet1.AN26 Sheet1.AP30:Sheet1.AP30 Sheet1.AP26:Sheet1.AP26 Sheet1.AR30:Sheet1.AR30 Sheet1.AR26:Sheet1.AR26 Sheet1.AZ21:Sheet1.AZ21 Sheet1.AH19:Sheet1.AH19 Sheet1.AJ19:Sheet1.AJ19 Sheet1.AC19:Sheet1.AC19">
            <calcext:condition calcext:apply-style-name="Bad" calcext:value="&gt;=600" calcext:base-cell-address="Sheet1.AC14"/>
            <calcext:condition calcext:apply-style-name="Good" calcext:value="&gt;=0" calcext:base-cell-address="Sheet1.AC14"/>
          </calcext:conditional-format>
          <calcext:conditional-format calcext:target-range-address="Sheet1.AR14:Sheet1.AR14">
            <calcext:condition calcext:apply-style-name="Bad" calcext:value="&gt;=600" calcext:base-cell-address="Sheet1.AR14"/>
            <calcext:condition calcext:apply-style-name="Good" calcext:value="&gt;=0" calcext:base-cell-address="Sheet1.AR14"/>
          </calcext:conditional-format>
          <calcext:conditional-format calcext:target-range-address="Sheet1.AT14:Sheet1.AT14">
            <calcext:condition calcext:apply-style-name="Bad" calcext:value="&gt;=600" calcext:base-cell-address="Sheet1.AT14"/>
            <calcext:condition calcext:apply-style-name="Good" calcext:value="&gt;=0" calcext:base-cell-address="Sheet1.AT14"/>
          </calcext:conditional-format>
          <calcext:conditional-format calcext:target-range-address="Sheet1.AU14:Sheet1.AU14 Sheet1.AX14:Sheet1.AX14 Sheet1.BA14:Sheet1.BA14 Sheet1.BD14:Sheet1.BD14">
            <calcext:condition calcext:apply-style-name="Bad" calcext:value="&gt;=600" calcext:base-cell-address="Sheet1.AU14"/>
            <calcext:condition calcext:apply-style-name="Good" calcext:value="&gt;=0" calcext:base-cell-address="Sheet1.AU14"/>
          </calcext:conditional-format>
          <calcext:conditional-format calcext:target-range-address="Sheet1.AV14:Sheet1.AV14 Sheet1.AY14:Sheet1.AY14 Sheet1.BB14:Sheet1.BB14">
            <calcext:condition calcext:apply-style-name="Bad" calcext:value="&gt;=600" calcext:base-cell-address="Sheet1.AV14"/>
            <calcext:condition calcext:apply-style-name="Good" calcext:value="&gt;=0" calcext:base-cell-address="Sheet1.AV14"/>
          </calcext:conditional-format>
          <calcext:conditional-format calcext:target-range-address="Sheet1.AW14:Sheet1.AW14 Sheet1.AZ14:Sheet1.AZ14 Sheet1.BC20:Sheet1.BC20">
            <calcext:condition calcext:apply-style-name="Bad" calcext:value="&gt;=600" calcext:base-cell-address="Sheet1.AW14"/>
            <calcext:condition calcext:apply-style-name="Good" calcext:value="&gt;=0" calcext:base-cell-address="Sheet1.AW14"/>
          </calcext:conditional-format>
          <calcext:conditional-format calcext:target-range-address="Sheet1.BF14:Sheet1.BF14">
            <calcext:condition calcext:apply-style-name="Bad" calcext:value="&gt;=600" calcext:base-cell-address="Sheet1.BF14"/>
            <calcext:condition calcext:apply-style-name="Good" calcext:value="&gt;=0" calcext:base-cell-address="Sheet1.BF14"/>
          </calcext:conditional-format>
          <calcext:conditional-format calcext:target-range-address="Sheet1.BG14:Sheet1.BG14 Sheet1.BG16:Sheet1.BG16 Sheet1.BG18:Sheet1.BG18 Sheet1.BG20:Sheet1.BG20 Sheet1.BG22:Sheet1.BG22 Sheet1.BG24:Sheet1.BG24 Sheet1.BG26:Sheet1.BG26 Sheet1.BG28:Sheet1.BG28 Sheet1.BG30:Sheet1.BG30 Sheet1.BG32:Sheet1.BG32 Sheet1.BG34:Sheet1.BG34 Sheet1.BC32:Sheet1.BC32 Sheet1.BC34:Sheet1.BC34 Sheet1.BC26:Sheet1.BC26 Sheet1.BC28:Sheet1.BC28">
            <calcext:condition calcext:apply-style-name="Bad" calcext:value="&gt;=600" calcext:base-cell-address="Sheet1.BC14"/>
            <calcext:condition calcext:apply-style-name="Good" calcext:value="&gt;=0" calcext:base-cell-address="Sheet1.BC14"/>
          </calcext:conditional-format>
          <calcext:conditional-format calcext:target-range-address="Sheet1.BH14:Sheet1.BH14 Sheet1.BH16:Sheet1.BH16 Sheet1.BH18:Sheet1.BH18 Sheet1.BH20:Sheet1.BH20 Sheet1.BH22:Sheet1.BH22 Sheet1.BH24:Sheet1.BH24 Sheet1.BH26:Sheet1.BH26 Sheet1.BH28:Sheet1.BH28 Sheet1.BH30:Sheet1.BH30 Sheet1.BH32:Sheet1.BH32 Sheet1.BH34:Sheet1.BH34 Sheet1.BD32:Sheet1.BD32 Sheet1.BD34:Sheet1.BD34 Sheet1.BD26:Sheet1.BD26 Sheet1.BD28:Sheet1.BD28">
            <calcext:condition calcext:apply-style-name="Bad" calcext:value="&gt;=600" calcext:base-cell-address="Sheet1.BD14"/>
            <calcext:condition calcext:apply-style-name="Good" calcext:value="&gt;=0" calcext:base-cell-address="Sheet1.BD14"/>
          </calcext:conditional-format>
          <calcext:conditional-format calcext:target-range-address="Sheet1.BI14:Sheet1.BI14 Sheet1.BI16:Sheet1.BI16 Sheet1.BI18:Sheet1.BI18 Sheet1.BI20:Sheet1.BI20 Sheet1.BI22:Sheet1.BI22 Sheet1.BI24:Sheet1.BI24 Sheet1.BI26:Sheet1.BI26 Sheet1.BI28:Sheet1.BI28 Sheet1.BI30:Sheet1.BI30 Sheet1.BI32:Sheet1.BI32 Sheet1.BI34:Sheet1.BI34 Sheet1.BE32:Sheet1.BE32 Sheet1.BE34:Sheet1.BE34 Sheet1.BE26:Sheet1.BE26 Sheet1.BE28:Sheet1.BE28">
            <calcext:condition calcext:apply-style-name="Bad" calcext:value="&gt;=600" calcext:base-cell-address="Sheet1.BE14"/>
            <calcext:condition calcext:apply-style-name="Good" calcext:value="&gt;=0" calcext:base-cell-address="Sheet1.BE14"/>
          </calcext:conditional-format>
          <calcext:conditional-format calcext:target-range-address="Sheet1.BJ14:Sheet1.BJ14 Sheet1.BJ16:Sheet1.BJ16 Sheet1.BJ18:Sheet1.BJ18 Sheet1.BJ20:Sheet1.BJ20 Sheet1.BJ22:Sheet1.BJ22 Sheet1.BJ24:Sheet1.BJ24 Sheet1.BJ26:Sheet1.BJ26 Sheet1.BJ28:Sheet1.BJ28 Sheet1.BJ30:Sheet1.BJ30 Sheet1.BJ32:Sheet1.BJ32 Sheet1.BJ34:Sheet1.BJ34 Sheet1.BF32:Sheet1.BF32 Sheet1.BB32:Sheet1.BB32 Sheet1.BF34:Sheet1.BF34 Sheet1.BB34:Sheet1.BB34 Sheet1.BF26:Sheet1.BF26 Sheet1.BB26:Sheet1.BB26 Sheet1.BF28:Sheet1.BF28 Sheet1.BB28:Sheet1.BB28">
            <calcext:condition calcext:apply-style-name="Bad" calcext:value="&gt;=600" calcext:base-cell-address="Sheet1.BB14"/>
            <calcext:condition calcext:apply-style-name="Good" calcext:value="&gt;=0" calcext:base-cell-address="Sheet1.BB14"/>
          </calcext:conditional-format>
          <calcext:conditional-format calcext:target-range-address="Sheet1.BB31:Sheet1.BB31 Sheet1.AR33:Sheet1.BA33 Sheet1.AM29:Sheet1.BA29 Sheet1.AL25:Sheet1.BA25 Sheet1.AS24:Sheet1.AS24 Sheet1.AS19:Sheet1.AS20 Sheet1.AQ20:Sheet1.AQ20 Sheet1.AO20:Sheet1.AO20 Sheet1.AM20:Sheet1.AM20 Sheet1.AM18:Sheet1.AM18 Sheet1.AM16:Sheet1.AM16 Sheet1.AM14:Sheet1.AM14 Sheet1.AO18:Sheet1.AO18 Sheet1.AO16:Sheet1.AO16 Sheet1.AO14:Sheet1.AO14 Sheet1.AQ14:Sheet1.AQ14 Sheet1.AQ16:Sheet1.AQ16 Sheet1.AQ18:Sheet1.AQ18 Sheet1.AZ24:Sheet1.BA24 Sheet1.AZ19:Sheet1.BA20 Sheet1.AM22:Sheet1.AM22">
            <calcext:condition calcext:apply-style-name="Bad" calcext:value="&gt;=600" calcext:base-cell-address="Sheet1.AL14"/>
            <calcext:condition calcext:apply-style-name="Good" calcext:value="&gt;=0" calcext:base-cell-address="Sheet1.AL14"/>
          </calcext:conditional-format>
          <calcext:conditional-format calcext:target-range-address="Sheet1.AR33:Sheet1.BA33 Sheet1.AM29:Sheet1.BA29 Sheet1.AL25:Sheet1.BA25 Sheet1.AS24:Sheet1.AS24 Sheet1.AS19:Sheet1.AS20 Sheet1.AQ20:Sheet1.AQ20 Sheet1.AO20:Sheet1.AO20 Sheet1.AM20:Sheet1.AM20 Sheet1.AM18:Sheet1.AM18 Sheet1.AM16:Sheet1.AM16 Sheet1.AM14:Sheet1.AM14 Sheet1.AO18:Sheet1.AO18 Sheet1.AO16:Sheet1.AO16 Sheet1.AO14:Sheet1.AO14 Sheet1.AQ14:Sheet1.AQ14 Sheet1.AQ16:Sheet1.AQ16 Sheet1.AQ18:Sheet1.AQ18 Sheet1.AZ24:Sheet1.BA24 Sheet1.AZ19:Sheet1.BA20 Sheet1.AM22:Sheet1.AM22">
            <calcext:condition calcext:apply-style-name="Bad" calcext:value="&gt;=600" calcext:base-cell-address="Sheet1.AL14"/>
            <calcext:condition calcext:apply-style-name="Good" calcext:value="&gt;=0" calcext:base-cell-address="Sheet1.AL14"/>
          </calcext:conditional-format>
          <calcext:conditional-format calcext:target-range-address="Sheet1.AS31:Sheet1.AS31 Sheet1.AU31:Sheet1.AU31 Sheet1.AW31:Sheet1.AW31 Sheet1.AY31:Sheet1.AY31 Sheet1.BA31:Sheet1.BA31 Sheet1.AU27:Sheet1.AU27 Sheet1.AW27:Sheet1.AW27 Sheet1.AY27:Sheet1.AY27 Sheet1.BA27:Sheet1.BA27 Sheet1.AM27:Sheet1.AM27 Sheet1.AO27:Sheet1.AO27 Sheet1.AQ27:Sheet1.AQ27 Sheet1.AS27:Sheet1.AS27 Sheet1.AS22:Sheet1.AS22 Sheet1.BA22:Sheet1.BA22">
            <calcext:condition calcext:apply-style-name="Bad" calcext:value="&gt;=600" calcext:base-cell-address="Sheet1.AM22"/>
            <calcext:condition calcext:apply-style-name="Good" calcext:value="&gt;=0" calcext:base-cell-address="Sheet1.AM22"/>
          </calcext:conditional-format>
          <calcext:conditional-format calcext:target-range-address="Sheet1.AS32:Sheet1.AS32 Sheet1.AU32:Sheet1.AU32 Sheet1.AW32:Sheet1.AW32 Sheet1.AY32:Sheet1.AY32 Sheet1.BA32:Sheet1.BA32 Sheet1.AU28:Sheet1.AU28 Sheet1.AW28:Sheet1.AW28 Sheet1.AY28:Sheet1.AY28 Sheet1.BA28:Sheet1.BA28 Sheet1.AM28:Sheet1.AM28 Sheet1.AO28:Sheet1.AO28 Sheet1.AQ28:Sheet1.AQ28 Sheet1.AS28:Sheet1.AS28 Sheet1.AS18:Sheet1.AS18 Sheet1.BA23:Sheet1.BA23 Sheet1.BA18:Sheet1.BA18">
            <calcext:condition calcext:apply-style-name="Bad" calcext:value="&gt;=600" calcext:base-cell-address="Sheet1.AM18"/>
            <calcext:condition calcext:apply-style-name="Good" calcext:value="&gt;=0" calcext:base-cell-address="Sheet1.AM18"/>
          </calcext:conditional-format>
          <calcext:conditional-format calcext:target-range-address="Sheet1.AR31:Sheet1.AR31 Sheet1.AT31:Sheet1.AT31 Sheet1.AV31:Sheet1.AV31 Sheet1.AX31:Sheet1.AX31 Sheet1.AZ31:Sheet1.AZ31 Sheet1.AT27:Sheet1.AT27 Sheet1.AV27:Sheet1.AV27 Sheet1.AX27:Sheet1.AX27 Sheet1.AZ27:Sheet1.AZ27 Sheet1.AN27:Sheet1.AN27 Sheet1.AP27:Sheet1.AP27 Sheet1.AR27:Sheet1.AR27 Sheet1.AZ22:Sheet1.AZ22">
            <calcext:condition calcext:apply-style-name="Bad" calcext:value="&gt;=600" calcext:base-cell-address="Sheet1.AN22"/>
            <calcext:condition calcext:apply-style-name="Good" calcext:value="&gt;=0" calcext:base-cell-address="Sheet1.AN22"/>
          </calcext:conditional-format>
          <calcext:conditional-format calcext:target-range-address="Sheet1.AR32:Sheet1.AR32 Sheet1.AT32:Sheet1.AT32 Sheet1.AV32:Sheet1.AV32 Sheet1.AX32:Sheet1.AX32 Sheet1.AZ32:Sheet1.AZ32 Sheet1.AT28:Sheet1.AT28 Sheet1.AV28:Sheet1.AV28 Sheet1.AX28:Sheet1.AX28 Sheet1.AZ28:Sheet1.AZ28 Sheet1.AN28:Sheet1.AN28 Sheet1.AP28:Sheet1.AP28 Sheet1.AR28:Sheet1.AR28 Sheet1.AZ18:Sheet1.AZ18">
            <calcext:condition calcext:apply-style-name="Bad" calcext:value="&gt;=600" calcext:base-cell-address="Sheet1.AN18"/>
            <calcext:condition calcext:apply-style-name="Good" calcext:value="&gt;=0" calcext:base-cell-address="Sheet1.AN18"/>
          </calcext:conditional-format>
          <calcext:conditional-format calcext:target-range-address="Sheet1.AS34:Sheet1.AS34 Sheet1.AU34:Sheet1.AU34 Sheet1.AW34:Sheet1.AW34 Sheet1.AY34:Sheet1.AY34 Sheet1.BA34:Sheet1.BA34 Sheet1.AU30:Sheet1.AU30 Sheet1.AU26:Sheet1.AU26 Sheet1.AW30:Sheet1.AW30 Sheet1.AW26:Sheet1.AW26 Sheet1.AY30:Sheet1.AY30 Sheet1.AY26:Sheet1.AY26 Sheet1.BA30:Sheet1.BA30 Sheet1.BA26:Sheet1.BA26 Sheet1.AM30:Sheet1.AM30 Sheet1.AM26:Sheet1.AM26 Sheet1.AO30:Sheet1.AO30 Sheet1.AO26:Sheet1.AO26 Sheet1.AQ30:Sheet1.AQ30 Sheet1.AQ26:Sheet1.AQ26 Sheet1.AS26:Sheet1.AS26 Sheet1.AS21:Sheet1.AS21 Sheet1.AQ21:Sheet1.AQ21 Sheet1.AO21:Sheet1.AO21 Sheet1.AM21:Sheet1.AM21 Sheet1.AM19:Sheet1.AM19 Sheet1.AM17:Sheet1.AM17 Sheet1.AM15:Sheet1.AM15 Sheet1.AO19:Sheet1.AO19 Sheet1.AO17:Sheet1.AO17 Sheet1.AO15:Sheet1.AO15 Sheet1.AQ15:Sheet1.AQ15 Sheet1.AQ17:Sheet1.AQ17 Sheet1.BA21:Sheet1.BA21 Sheet1.AM23:Sheet1.AM23 Sheet1.AO23:Sheet1.AO23 Sheet1.AQ23:Sheet1.AQ23 Sheet1.AS23:Sheet1.AS23 Sheet1.AU23:Sheet1.AU23 Sheet1.AW23:Sheet1.AW23 Sheet1.AY23:Sheet1.AY23">
            <calcext:condition calcext:apply-style-name="Bad" calcext:value="&gt;=600" calcext:base-cell-address="Sheet1.AM15"/>
            <calcext:condition calcext:apply-style-name="Good" calcext:value="&gt;=0" calcext:base-cell-address="Sheet1.AM15"/>
          </calcext:conditional-format>
          <calcext:conditional-format calcext:target-range-address="Sheet1.AR34:Sheet1.AR34 Sheet1.AT34:Sheet1.AT34 Sheet1.AV34:Sheet1.AV34 Sheet1.AX34:Sheet1.AX34 Sheet1.AZ34:Sheet1.AZ34 Sheet1.AT30:Sheet1.AT30 Sheet1.AT26:Sheet1.AT26 Sheet1.AV30:Sheet1.AV30 Sheet1.AV26:Sheet1.AV26 Sheet1.AX30:Sheet1.AX30 Sheet1.AX26:Sheet1.AX26 Sheet1.AZ30:Sheet1.AZ30 Sheet1.AZ26:Sheet1.AZ26 Sheet1.AL30:Sheet1.AL30 Sheet1.AN30:Sheet1.AN30 Sheet1.AN26:Sheet1.AN26 Sheet1.AP30:Sheet1.AP30 Sheet1.AP26:Sheet1.AP26 Sheet1.AR30:Sheet1.AR30 Sheet1.AR26:Sheet1.AR26 Sheet1.AZ21:Sheet1.AZ21">
            <calcext:condition calcext:apply-style-name="Bad" calcext:value="&gt;=600" calcext:base-cell-address="Sheet1.AL21"/>
            <calcext:condition calcext:apply-style-name="Good" calcext:value="&gt;=0" calcext:base-cell-address="Sheet1.AL21"/>
          </calcext:conditional-format>
          <calcext:conditional-format calcext:target-range-address="Sheet1.AR20:Sheet1.AR20 Sheet1.AP20:Sheet1.AP20 Sheet1.AN20:Sheet1.AN20 Sheet1.AL20:Sheet1.AL20 Sheet1.AL18:Sheet1.AL18 Sheet1.AL16:Sheet1.AL16 Sheet1.AL14:Sheet1.AL14 Sheet1.AN18:Sheet1.AN18 Sheet1.AN16:Sheet1.AN16 Sheet1.AN14:Sheet1.AN14 Sheet1.AP18:Sheet1.AP18 Sheet1.AP16:Sheet1.AP16 Sheet1.AP14:Sheet1.AP14 Sheet1.AR16:Sheet1.AR16 Sheet1.AR18:Sheet1.AR18">
            <calcext:condition calcext:apply-style-name="Bad" calcext:value="&gt;=600" calcext:base-cell-address="Sheet1.AL14"/>
            <calcext:condition calcext:apply-style-name="Good" calcext:value="&gt;=0" calcext:base-cell-address="Sheet1.AL14"/>
          </calcext:conditional-format>
          <calcext:conditional-format calcext:target-range-address="Sheet1.AR21:Sheet1.AR21 Sheet1.AP21:Sheet1.AP23 Sheet1.AN21:Sheet1.AN21 Sheet1.AL21:Sheet1.AL21 Sheet1.AL19:Sheet1.AL19 Sheet1.AL17:Sheet1.AL17 Sheet1.AN19:Sheet1.AN19 Sheet1.AN17:Sheet1.AN17 Sheet1.AN15:Sheet1.AN15 Sheet1.AP19:Sheet1.AP19 Sheet1.AP17:Sheet1.AP17 Sheet1.AP15:Sheet1.AP15 Sheet1.AR17:Sheet1.AR17 Sheet1.AL23:Sheet1.AL23 Sheet1.AN23:Sheet1.AN23 Sheet1.AR23:Sheet1.AR23 Sheet1.AT23:Sheet1.AT23 Sheet1.AV23:Sheet1.AV23 Sheet1.AX23:Sheet1.AX23 Sheet1.AZ23:Sheet1.AZ23">
            <calcext:condition calcext:apply-style-name="Bad" calcext:value="&gt;=600" calcext:base-cell-address="Sheet1.AL15"/>
            <calcext:condition calcext:apply-style-name="Good" calcext:value="&gt;=0" calcext:base-cell-address="Sheet1.AL15"/>
          </calcext:conditional-format>
          <calcext:conditional-format calcext:target-range-address="Sheet1.AR20:Sheet1.AR20 Sheet1.AP20:Sheet1.AP20 Sheet1.AN20:Sheet1.AN20 Sheet1.AL20:Sheet1.AL20 Sheet1.AL18:Sheet1.AL18 Sheet1.AL16:Sheet1.AL16 Sheet1.AL14:Sheet1.AL14 Sheet1.AN18:Sheet1.AN18 Sheet1.AN16:Sheet1.AN16 Sheet1.AN14:Sheet1.AN14 Sheet1.AP18:Sheet1.AP18 Sheet1.AP16:Sheet1.AP16 Sheet1.AP14:Sheet1.AP14 Sheet1.AR16:Sheet1.AR16 Sheet1.AR18:Sheet1.AR18">
            <calcext:condition calcext:apply-style-name="Bad" calcext:value="&gt;=600" calcext:base-cell-address="Sheet1.AL14"/>
            <calcext:condition calcext:apply-style-name="Good" calcext:value="&gt;=0" calcext:base-cell-address="Sheet1.AL14"/>
          </calcext:conditional-format>
          <calcext:conditional-format calcext:target-range-address="Sheet1.AR20:Sheet1.AR20 Sheet1.AP20:Sheet1.AP20 Sheet1.AN20:Sheet1.AN20 Sheet1.AL20:Sheet1.AL20 Sheet1.AL18:Sheet1.AL18 Sheet1.AL16:Sheet1.AL16 Sheet1.AL14:Sheet1.AL14 Sheet1.AN18:Sheet1.AN18 Sheet1.AN16:Sheet1.AN16 Sheet1.AN14:Sheet1.AN14 Sheet1.AP18:Sheet1.AP18 Sheet1.AP16:Sheet1.AP16 Sheet1.AP14:Sheet1.AP14 Sheet1.AR16:Sheet1.AR16 Sheet1.AR18:Sheet1.AR18">
            <calcext:condition calcext:apply-style-name="Bad" calcext:value="&gt;=600" calcext:base-cell-address="Sheet1.AL14"/>
            <calcext:condition calcext:apply-style-name="Good" calcext:value="&gt;=0" calcext:base-cell-address="Sheet1.AL14"/>
          </calcext:conditional-format>
          <calcext:conditional-format calcext:target-range-address="Sheet1.AR21:Sheet1.AR21 Sheet1.AP21:Sheet1.AP23 Sheet1.AN21:Sheet1.AN21 Sheet1.AL21:Sheet1.AL21 Sheet1.AL19:Sheet1.AL19 Sheet1.AL17:Sheet1.AL17 Sheet1.AN19:Sheet1.AN19 Sheet1.AN17:Sheet1.AN17 Sheet1.AN15:Sheet1.AN15 Sheet1.AP19:Sheet1.AP19 Sheet1.AP17:Sheet1.AP17 Sheet1.AP15:Sheet1.AP15 Sheet1.AR17:Sheet1.AR17 Sheet1.AL23:Sheet1.AL23 Sheet1.AN23:Sheet1.AN23 Sheet1.AR23:Sheet1.AR23 Sheet1.AT23:Sheet1.AT23 Sheet1.AV23:Sheet1.AV23 Sheet1.AX23:Sheet1.AX23 Sheet1.AZ23:Sheet1.AZ23">
            <calcext:condition calcext:apply-style-name="Bad" calcext:value="&gt;=600" calcext:base-cell-address="Sheet1.AL15"/>
            <calcext:condition calcext:apply-style-name="Good" calcext:value="&gt;=0" calcext:base-cell-address="Sheet1.AL15"/>
          </calcext:conditional-format>
          <calcext:conditional-format calcext:target-range-address="Sheet1.AU18:Sheet1.AU18 Sheet1.AU16:Sheet1.AU16 Sheet1.AX16:Sheet1.AX16 Sheet1.BA16:Sheet1.BA16 Sheet1.BD16:Sheet1.BD16 Sheet1.AX18:Sheet1.AX18 Sheet1.BD18:Sheet1.BD18">
            <calcext:condition calcext:apply-style-name="Bad" calcext:value="&gt;=600" calcext:base-cell-address="Sheet1.AU16"/>
            <calcext:condition calcext:apply-style-name="Good" calcext:value="&gt;=0" calcext:base-cell-address="Sheet1.AU16"/>
          </calcext:conditional-format>
          <calcext:conditional-format calcext:target-range-address="Sheet1.AU17:Sheet1.AU17 Sheet1.AX17:Sheet1.AX17 Sheet1.BA17:Sheet1.BA17 Sheet1.BD17:Sheet1.BD17">
            <calcext:condition calcext:apply-style-name="Bad" calcext:value="&gt;=600" calcext:base-cell-address="Sheet1.AU17"/>
            <calcext:condition calcext:apply-style-name="Good" calcext:value="&gt;=0" calcext:base-cell-address="Sheet1.AU17"/>
          </calcext:conditional-format>
          <calcext:conditional-format calcext:target-range-address="Sheet1.AU16:Sheet1.AU16 Sheet1.AU18:Sheet1.AU18 Sheet1.AX16:Sheet1.AX16 Sheet1.BA16:Sheet1.BA16 Sheet1.BD16:Sheet1.BD16 Sheet1.AX18:Sheet1.AX18 Sheet1.BD18:Sheet1.BD18">
            <calcext:condition calcext:apply-style-name="Bad" calcext:value="&gt;=600" calcext:base-cell-address="Sheet1.AU16"/>
            <calcext:condition calcext:apply-style-name="Good" calcext:value="&gt;=0" calcext:base-cell-address="Sheet1.AU16"/>
          </calcext:conditional-format>
          <calcext:conditional-format calcext:target-range-address="Sheet1.AU16:Sheet1.AU16 Sheet1.AU18:Sheet1.AU18 Sheet1.AX16:Sheet1.AX16 Sheet1.BA16:Sheet1.BA16 Sheet1.BD16:Sheet1.BD16 Sheet1.AX18:Sheet1.AX18 Sheet1.BD18:Sheet1.BD18">
            <calcext:condition calcext:apply-style-name="Bad" calcext:value="&gt;=600" calcext:base-cell-address="Sheet1.AU16"/>
            <calcext:condition calcext:apply-style-name="Good" calcext:value="&gt;=0" calcext:base-cell-address="Sheet1.AU16"/>
          </calcext:conditional-format>
          <calcext:conditional-format calcext:target-range-address="Sheet1.AU17:Sheet1.AU17 Sheet1.AX17:Sheet1.AX17 Sheet1.BA17:Sheet1.BA17 Sheet1.BD17:Sheet1.BD17">
            <calcext:condition calcext:apply-style-name="Bad" calcext:value="&gt;=600" calcext:base-cell-address="Sheet1.AU17"/>
            <calcext:condition calcext:apply-style-name="Good" calcext:value="&gt;=0" calcext:base-cell-address="Sheet1.AU17"/>
          </calcext:conditional-format>
          <calcext:conditional-format calcext:target-range-address="Sheet1.AT18:Sheet1.AT18 Sheet1.AT16:Sheet1.AT16 Sheet1.AV16:Sheet1.AW16 Sheet1.AV18:Sheet1.AW18 Sheet1.AY16:Sheet1.AZ16 Sheet1.BB16:Sheet1.BB16 Sheet1.AY18:Sheet1.AY18 Sheet1.BB18:Sheet1.BB18">
            <calcext:condition calcext:apply-style-name="Bad" calcext:value="&gt;=600" calcext:base-cell-address="Sheet1.AT16"/>
            <calcext:condition calcext:apply-style-name="Good" calcext:value="&gt;=0" calcext:base-cell-address="Sheet1.AT16"/>
          </calcext:conditional-format>
          <calcext:conditional-format calcext:target-range-address="Sheet1.AT17:Sheet1.AT17 Sheet1.AV17:Sheet1.AW17 Sheet1.AY17:Sheet1.AZ17 Sheet1.BB17:Sheet1.BB17">
            <calcext:condition calcext:apply-style-name="Bad" calcext:value="&gt;=600" calcext:base-cell-address="Sheet1.AT17"/>
            <calcext:condition calcext:apply-style-name="Good" calcext:value="&gt;=0" calcext:base-cell-address="Sheet1.AT17"/>
          </calcext:conditional-format>
          <calcext:conditional-format calcext:target-range-address="Sheet1.AT18:Sheet1.AT18 Sheet1.AT16:Sheet1.AT16 Sheet1.AV16:Sheet1.AW16 Sheet1.AV18:Sheet1.AW18 Sheet1.AY16:Sheet1.AZ16 Sheet1.BB16:Sheet1.BB16 Sheet1.AY18:Sheet1.AY18 Sheet1.BB18:Sheet1.BB18">
            <calcext:condition calcext:apply-style-name="Bad" calcext:value="&gt;=600" calcext:base-cell-address="Sheet1.AT16"/>
            <calcext:condition calcext:apply-style-name="Good" calcext:value="&gt;=0" calcext:base-cell-address="Sheet1.AT16"/>
          </calcext:conditional-format>
          <calcext:conditional-format calcext:target-range-address="Sheet1.AT18:Sheet1.AT18 Sheet1.AT16:Sheet1.AT16 Sheet1.AV16:Sheet1.AW16 Sheet1.AV18:Sheet1.AW18 Sheet1.AY16:Sheet1.AZ16 Sheet1.BB16:Sheet1.BB16 Sheet1.AY18:Sheet1.AY18 Sheet1.BB18:Sheet1.BB18">
            <calcext:condition calcext:apply-style-name="Bad" calcext:value="&gt;=600" calcext:base-cell-address="Sheet1.AT16"/>
            <calcext:condition calcext:apply-style-name="Good" calcext:value="&gt;=0" calcext:base-cell-address="Sheet1.AT16"/>
          </calcext:conditional-format>
          <calcext:conditional-format calcext:target-range-address="Sheet1.AT17:Sheet1.AT17 Sheet1.AV17:Sheet1.AW17 Sheet1.AY17:Sheet1.AZ17 Sheet1.BB17:Sheet1.BB17">
            <calcext:condition calcext:apply-style-name="Bad" calcext:value="&gt;=600" calcext:base-cell-address="Sheet1.AT17"/>
            <calcext:condition calcext:apply-style-name="Good" calcext:value="&gt;=0" calcext:base-cell-address="Sheet1.AT17"/>
          </calcext:conditional-format>
          <calcext:conditional-format calcext:target-range-address="Sheet1.BF18:Sheet1.BF18 Sheet1.BF16:Sheet1.BF16">
            <calcext:condition calcext:apply-style-name="Bad" calcext:value="&gt;=600" calcext:base-cell-address="Sheet1.BF16"/>
            <calcext:condition calcext:apply-style-name="Good" calcext:value="&gt;=0" calcext:base-cell-address="Sheet1.BF16"/>
          </calcext:conditional-format>
          <calcext:conditional-format calcext:target-range-address="Sheet1.BF17:Sheet1.BF17">
            <calcext:condition calcext:apply-style-name="Bad" calcext:value="&gt;=600" calcext:base-cell-address="Sheet1.BF17"/>
            <calcext:condition calcext:apply-style-name="Good" calcext:value="&gt;=0" calcext:base-cell-address="Sheet1.BF17"/>
          </calcext:conditional-format>
          <calcext:conditional-format calcext:target-range-address="Sheet1.BF18:Sheet1.BF18 Sheet1.BF16:Sheet1.BF16">
            <calcext:condition calcext:apply-style-name="Bad" calcext:value="&gt;=600" calcext:base-cell-address="Sheet1.BF16"/>
            <calcext:condition calcext:apply-style-name="Good" calcext:value="&gt;=0" calcext:base-cell-address="Sheet1.BF16"/>
          </calcext:conditional-format>
          <calcext:conditional-format calcext:target-range-address="Sheet1.BF18:Sheet1.BF18 Sheet1.BF16:Sheet1.BF16">
            <calcext:condition calcext:apply-style-name="Bad" calcext:value="&gt;=600" calcext:base-cell-address="Sheet1.BF16"/>
            <calcext:condition calcext:apply-style-name="Good" calcext:value="&gt;=0" calcext:base-cell-address="Sheet1.BF16"/>
          </calcext:conditional-format>
          <calcext:conditional-format calcext:target-range-address="Sheet1.BF17:Sheet1.BF17">
            <calcext:condition calcext:apply-style-name="Bad" calcext:value="&gt;=600" calcext:base-cell-address="Sheet1.BF17"/>
            <calcext:condition calcext:apply-style-name="Good" calcext:value="&gt;=0" calcext:base-cell-address="Sheet1.BF17"/>
          </calcext:conditional-format>
          <calcext:conditional-format calcext:target-range-address="Sheet1.BB30:Sheet1.BB30">
            <calcext:condition calcext:apply-style-name="Bad" calcext:value="&gt;=600" calcext:base-cell-address="Sheet1.BB30"/>
            <calcext:condition calcext:apply-style-name="Good" calcext:value="&gt;=0" calcext:base-cell-address="Sheet1.BB30"/>
          </calcext:conditional-format>
          <calcext:conditional-format calcext:target-range-address="Sheet1.BB30:Sheet1.BB30">
            <calcext:condition calcext:apply-style-name="Bad" calcext:value="&gt;=600" calcext:base-cell-address="Sheet1.BB30"/>
            <calcext:condition calcext:apply-style-name="Good" calcext:value="&gt;=0" calcext:base-cell-address="Sheet1.BB30"/>
          </calcext:conditional-format>
          <calcext:conditional-format calcext:target-range-address="Sheet1.BC30:Sheet1.BC30">
            <calcext:condition calcext:apply-style-name="Bad" calcext:value="&gt;=600" calcext:base-cell-address="Sheet1.BC30"/>
            <calcext:condition calcext:apply-style-name="Good" calcext:value="&gt;=0" calcext:base-cell-address="Sheet1.BC30"/>
          </calcext:conditional-format>
          <calcext:conditional-format calcext:target-range-address="Sheet1.BC30:Sheet1.BC30">
            <calcext:condition calcext:apply-style-name="Bad" calcext:value="&gt;=600" calcext:base-cell-address="Sheet1.BC30"/>
            <calcext:condition calcext:apply-style-name="Good" calcext:value="&gt;=0" calcext:base-cell-address="Sheet1.BC30"/>
          </calcext:conditional-format>
          <calcext:conditional-format calcext:target-range-address="Sheet1.BE30:Sheet1.BE30">
            <calcext:condition calcext:apply-style-name="Bad" calcext:value="&gt;=600" calcext:base-cell-address="Sheet1.BE30"/>
            <calcext:condition calcext:apply-style-name="Good" calcext:value="&gt;=0" calcext:base-cell-address="Sheet1.BE30"/>
          </calcext:conditional-format>
          <calcext:conditional-format calcext:target-range-address="Sheet1.BE30:Sheet1.BE30">
            <calcext:condition calcext:apply-style-name="Bad" calcext:value="&gt;=600" calcext:base-cell-address="Sheet1.BE30"/>
            <calcext:condition calcext:apply-style-name="Good" calcext:value="&gt;=0" calcext:base-cell-address="Sheet1.BE30"/>
          </calcext:conditional-format>
          <calcext:conditional-format calcext:target-range-address="Sheet1.BF30:Sheet1.BF30">
            <calcext:condition calcext:apply-style-name="Bad" calcext:value="&gt;=600" calcext:base-cell-address="Sheet1.BF30"/>
            <calcext:condition calcext:apply-style-name="Good" calcext:value="&gt;=0" calcext:base-cell-address="Sheet1.BF30"/>
          </calcext:conditional-format>
          <calcext:conditional-format calcext:target-range-address="Sheet1.BF30:Sheet1.BF30">
            <calcext:condition calcext:apply-style-name="Bad" calcext:value="&gt;=600" calcext:base-cell-address="Sheet1.BF30"/>
            <calcext:condition calcext:apply-style-name="Good" calcext:value="&gt;=0" calcext:base-cell-address="Sheet1.BF30"/>
          </calcext:conditional-format>
          <calcext:conditional-format calcext:target-range-address="Sheet1.BC31:Sheet1.BC31">
            <calcext:condition calcext:apply-style-name="Bad" calcext:value="&gt;=600" calcext:base-cell-address="Sheet1.BC31"/>
            <calcext:condition calcext:apply-style-name="Good" calcext:value="&gt;=0" calcext:base-cell-address="Sheet1.BC31"/>
          </calcext:conditional-format>
          <calcext:conditional-format calcext:target-range-address="Sheet1.BC31:Sheet1.BC31">
            <calcext:condition calcext:apply-style-name="Bad" calcext:value="&gt;=600" calcext:base-cell-address="Sheet1.BC31"/>
            <calcext:condition calcext:apply-style-name="Good" calcext:value="&gt;=0" calcext:base-cell-address="Sheet1.BC31"/>
          </calcext:conditional-format>
          <calcext:conditional-format calcext:target-range-address="Sheet1.BD31:Sheet1.BD31">
            <calcext:condition calcext:apply-style-name="Bad" calcext:value="&gt;=600" calcext:base-cell-address="Sheet1.BD31"/>
            <calcext:condition calcext:apply-style-name="Good" calcext:value="&gt;=0" calcext:base-cell-address="Sheet1.BD31"/>
          </calcext:conditional-format>
          <calcext:conditional-format calcext:target-range-address="Sheet1.BD31:Sheet1.BD31">
            <calcext:condition calcext:apply-style-name="Bad" calcext:value="&gt;=600" calcext:base-cell-address="Sheet1.BD31"/>
            <calcext:condition calcext:apply-style-name="Good" calcext:value="&gt;=0" calcext:base-cell-address="Sheet1.BD31"/>
          </calcext:conditional-format>
          <calcext:conditional-format calcext:target-range-address="Sheet1.BE31:Sheet1.BE31">
            <calcext:condition calcext:apply-style-name="Bad" calcext:value="&gt;=600" calcext:base-cell-address="Sheet1.BE31"/>
            <calcext:condition calcext:apply-style-name="Good" calcext:value="&gt;=0" calcext:base-cell-address="Sheet1.BE31"/>
          </calcext:conditional-format>
          <calcext:conditional-format calcext:target-range-address="Sheet1.BE31:Sheet1.BE31">
            <calcext:condition calcext:apply-style-name="Bad" calcext:value="&gt;=600" calcext:base-cell-address="Sheet1.BE31"/>
            <calcext:condition calcext:apply-style-name="Good" calcext:value="&gt;=0" calcext:base-cell-address="Sheet1.BE31"/>
          </calcext:conditional-format>
          <calcext:conditional-format calcext:target-range-address="Sheet1.BB25:Sheet1.BB25">
            <calcext:condition calcext:apply-style-name="Bad" calcext:value="&gt;=600" calcext:base-cell-address="Sheet1.BB25"/>
            <calcext:condition calcext:apply-style-name="Good" calcext:value="&gt;=0" calcext:base-cell-address="Sheet1.BB25"/>
          </calcext:conditional-format>
          <calcext:conditional-format calcext:target-range-address="Sheet1.BB25:Sheet1.BB25">
            <calcext:condition calcext:apply-style-name="Bad" calcext:value="&gt;=600" calcext:base-cell-address="Sheet1.BB25"/>
            <calcext:condition calcext:apply-style-name="Good" calcext:value="&gt;=0" calcext:base-cell-address="Sheet1.BB25"/>
          </calcext:conditional-format>
          <calcext:conditional-format calcext:target-range-address="Sheet1.BB25:Sheet1.BB25">
            <calcext:condition calcext:apply-style-name="Bad" calcext:value="&gt;=600" calcext:base-cell-address="Sheet1.BB25"/>
            <calcext:condition calcext:apply-style-name="Good" calcext:value="&gt;=0" calcext:base-cell-address="Sheet1.BB25"/>
          </calcext:conditional-format>
          <calcext:conditional-format calcext:target-range-address="Sheet1.BC25:Sheet1.BC25">
            <calcext:condition calcext:apply-style-name="Bad" calcext:value="&gt;=600" calcext:base-cell-address="Sheet1.BC25"/>
            <calcext:condition calcext:apply-style-name="Good" calcext:value="&gt;=0" calcext:base-cell-address="Sheet1.BC25"/>
          </calcext:conditional-format>
          <calcext:conditional-format calcext:target-range-address="Sheet1.BC25:Sheet1.BC25">
            <calcext:condition calcext:apply-style-name="Bad" calcext:value="&gt;=600" calcext:base-cell-address="Sheet1.BC25"/>
            <calcext:condition calcext:apply-style-name="Good" calcext:value="&gt;=0" calcext:base-cell-address="Sheet1.BC25"/>
          </calcext:conditional-format>
          <calcext:conditional-format calcext:target-range-address="Sheet1.BC25:Sheet1.BC25">
            <calcext:condition calcext:apply-style-name="Bad" calcext:value="&gt;=600" calcext:base-cell-address="Sheet1.BC25"/>
            <calcext:condition calcext:apply-style-name="Good" calcext:value="&gt;=0" calcext:base-cell-address="Sheet1.BC25"/>
          </calcext:conditional-format>
          <calcext:conditional-format calcext:target-range-address="Sheet1.BD25:Sheet1.BD25">
            <calcext:condition calcext:apply-style-name="Bad" calcext:value="&gt;=600" calcext:base-cell-address="Sheet1.BD25"/>
            <calcext:condition calcext:apply-style-name="Good" calcext:value="&gt;=0" calcext:base-cell-address="Sheet1.BD25"/>
          </calcext:conditional-format>
          <calcext:conditional-format calcext:target-range-address="Sheet1.BD25:Sheet1.BD25">
            <calcext:condition calcext:apply-style-name="Bad" calcext:value="&gt;=600" calcext:base-cell-address="Sheet1.BD25"/>
            <calcext:condition calcext:apply-style-name="Good" calcext:value="&gt;=0" calcext:base-cell-address="Sheet1.BD25"/>
          </calcext:conditional-format>
          <calcext:conditional-format calcext:target-range-address="Sheet1.BD25:Sheet1.BD25">
            <calcext:condition calcext:apply-style-name="Bad" calcext:value="&gt;=600" calcext:base-cell-address="Sheet1.BD25"/>
            <calcext:condition calcext:apply-style-name="Good" calcext:value="&gt;=0" calcext:base-cell-address="Sheet1.BD25"/>
          </calcext:conditional-format>
          <calcext:conditional-format calcext:target-range-address="Sheet1.BC11:Sheet1.BC11 Sheet1.BC17:Sheet1.BC17 Sheet1.BC23:Sheet1.BC23">
            <calcext:condition calcext:apply-style-name="Bad" calcext:value="&gt;=600" calcext:base-cell-address="Sheet1.BC11"/>
            <calcext:condition calcext:apply-style-name="Good" calcext:value="&gt;=0" calcext:base-cell-address="Sheet1.BC11"/>
          </calcext:conditional-format>
          <calcext:conditional-format calcext:target-range-address="Sheet1.BC10:Sheet1.BC10 Sheet1.BC16:Sheet1.BC16 Sheet1.BC22:Sheet1.BC22">
            <calcext:condition calcext:apply-style-name="Bad" calcext:value="&gt;=600" calcext:base-cell-address="Sheet1.BC10"/>
            <calcext:condition calcext:apply-style-name="Good" calcext:value="&gt;=0" calcext:base-cell-address="Sheet1.BC10"/>
          </calcext:conditional-format>
          <calcext:conditional-format calcext:target-range-address="Sheet1.BC13:Sheet1.BC13 Sheet1.BC19:Sheet1.BC19">
            <calcext:condition calcext:apply-style-name="Bad" calcext:value="&gt;=600" calcext:base-cell-address="Sheet1.BC13"/>
            <calcext:condition calcext:apply-style-name="Good" calcext:value="&gt;=0" calcext:base-cell-address="Sheet1.BC13"/>
          </calcext:conditional-format>
          <calcext:conditional-format calcext:target-range-address="Sheet1.BC9:Sheet1.BC9 Sheet1.BC15:Sheet1.BC15 Sheet1.BC21:Sheet1.BC21">
            <calcext:condition calcext:apply-style-name="Bad" calcext:value="&gt;=600" calcext:base-cell-address="Sheet1.BC9"/>
            <calcext:condition calcext:apply-style-name="Good" calcext:value="&gt;=0" calcext:base-cell-address="Sheet1.BC9"/>
          </calcext:conditional-format>
          <calcext:conditional-format calcext:target-range-address="Sheet1.BC12:Sheet1.BC12 Sheet1.BC18:Sheet1.BC18 Sheet1.BC24:Sheet1.BC24">
            <calcext:condition calcext:apply-style-name="Bad" calcext:value="&gt;=600" calcext:base-cell-address="Sheet1.BC12"/>
            <calcext:condition calcext:apply-style-name="Good" calcext:value="&gt;=0" calcext:base-cell-address="Sheet1.BC12"/>
          </calcext:conditional-format>
          <calcext:conditional-format calcext:target-range-address="Sheet1.BC14:Sheet1.BC14 Sheet1.BC20:Sheet1.BC20">
            <calcext:condition calcext:apply-style-name="Bad" calcext:value="&gt;=600" calcext:base-cell-address="Sheet1.BC14"/>
            <calcext:condition calcext:apply-style-name="Good" calcext:value="&gt;=0" calcext:base-cell-address="Sheet1.BC14"/>
          </calcext:conditional-format>
          <calcext:conditional-format calcext:target-range-address="Sheet1.BB23:Sheet1.BB23">
            <calcext:condition calcext:apply-style-name="Bad" calcext:value="&gt;=600" calcext:base-cell-address="Sheet1.BB23"/>
            <calcext:condition calcext:apply-style-name="Good" calcext:value="&gt;=0" calcext:base-cell-address="Sheet1.BB23"/>
          </calcext:conditional-format>
          <calcext:conditional-format calcext:target-range-address="Sheet1.BB23:Sheet1.BB23">
            <calcext:condition calcext:apply-style-name="Bad" calcext:value="&gt;=600" calcext:base-cell-address="Sheet1.BB23"/>
            <calcext:condition calcext:apply-style-name="Good" calcext:value="&gt;=0" calcext:base-cell-address="Sheet1.BB23"/>
          </calcext:conditional-format>
          <calcext:conditional-format calcext:target-range-address="Sheet1.BD23:Sheet1.BD23">
            <calcext:condition calcext:apply-style-name="Bad" calcext:value="&gt;=600" calcext:base-cell-address="Sheet1.BD23"/>
            <calcext:condition calcext:apply-style-name="Good" calcext:value="&gt;=0" calcext:base-cell-address="Sheet1.BD23"/>
          </calcext:conditional-format>
          <calcext:conditional-format calcext:target-range-address="Sheet1.BD23:Sheet1.BD23">
            <calcext:condition calcext:apply-style-name="Bad" calcext:value="&gt;=600" calcext:base-cell-address="Sheet1.BD23"/>
            <calcext:condition calcext:apply-style-name="Good" calcext:value="&gt;=0" calcext:base-cell-address="Sheet1.BD23"/>
          </calcext:conditional-format>
          <calcext:conditional-format calcext:target-range-address="Sheet1.BF23:Sheet1.BF23">
            <calcext:condition calcext:apply-style-name="Bad" calcext:value="&gt;=600" calcext:base-cell-address="Sheet1.BF23"/>
            <calcext:condition calcext:apply-style-name="Good" calcext:value="&gt;=0" calcext:base-cell-address="Sheet1.BF23"/>
          </calcext:conditional-format>
          <calcext:conditional-format calcext:target-range-address="Sheet1.BF23:Sheet1.BF23">
            <calcext:condition calcext:apply-style-name="Bad" calcext:value="&gt;=600" calcext:base-cell-address="Sheet1.BF23"/>
            <calcext:condition calcext:apply-style-name="Good" calcext:value="&gt;=0" calcext:base-cell-address="Sheet1.BF23"/>
          </calcext:conditional-format>
          <calcext:conditional-format calcext:target-range-address="Sheet1.BE22:Sheet1.BE22">
            <calcext:condition calcext:apply-style-name="Bad" calcext:value="&gt;=600" calcext:base-cell-address="Sheet1.BE22"/>
            <calcext:condition calcext:apply-style-name="Good" calcext:value="&gt;=0" calcext:base-cell-address="Sheet1.BE22"/>
          </calcext:conditional-format>
          <calcext:conditional-format calcext:target-range-address="Sheet1.BB21:Sheet1.BB21">
            <calcext:condition calcext:apply-style-name="Bad" calcext:value="&gt;=600" calcext:base-cell-address="Sheet1.BB21"/>
            <calcext:condition calcext:apply-style-name="Good" calcext:value="&gt;=0" calcext:base-cell-address="Sheet1.BB21"/>
          </calcext:conditional-format>
          <calcext:conditional-format calcext:target-range-address="Sheet1.BB21:Sheet1.BB21">
            <calcext:condition calcext:apply-style-name="Bad" calcext:value="&gt;=600" calcext:base-cell-address="Sheet1.BB21"/>
            <calcext:condition calcext:apply-style-name="Good" calcext:value="&gt;=0" calcext:base-cell-address="Sheet1.BB21"/>
          </calcext:conditional-format>
          <calcext:conditional-format calcext:target-range-address="Sheet1.BD21:Sheet1.BD21">
            <calcext:condition calcext:apply-style-name="Bad" calcext:value="&gt;=600" calcext:base-cell-address="Sheet1.BD21"/>
            <calcext:condition calcext:apply-style-name="Good" calcext:value="&gt;=0" calcext:base-cell-address="Sheet1.BD21"/>
          </calcext:conditional-format>
          <calcext:conditional-format calcext:target-range-address="Sheet1.BD21:Sheet1.BD21">
            <calcext:condition calcext:apply-style-name="Bad" calcext:value="&gt;=600" calcext:base-cell-address="Sheet1.BD21"/>
            <calcext:condition calcext:apply-style-name="Good" calcext:value="&gt;=0" calcext:base-cell-address="Sheet1.BD21"/>
          </calcext:conditional-format>
          <calcext:conditional-format calcext:target-range-address="Sheet1.BF21:Sheet1.BF21">
            <calcext:condition calcext:apply-style-name="Bad" calcext:value="&gt;=600" calcext:base-cell-address="Sheet1.BF21"/>
            <calcext:condition calcext:apply-style-name="Good" calcext:value="&gt;=0" calcext:base-cell-address="Sheet1.BF21"/>
          </calcext:conditional-format>
          <calcext:conditional-format calcext:target-range-address="Sheet1.BF21:Sheet1.BF21">
            <calcext:condition calcext:apply-style-name="Bad" calcext:value="&gt;=600" calcext:base-cell-address="Sheet1.BF21"/>
            <calcext:condition calcext:apply-style-name="Good" calcext:value="&gt;=0" calcext:base-cell-address="Sheet1.BF21"/>
          </calcext:conditional-format>
          <calcext:conditional-format calcext:target-range-address="Sheet1.BF20:Sheet1.BF20">
            <calcext:condition calcext:apply-style-name="Bad" calcext:value="&gt;=600" calcext:base-cell-address="Sheet1.BF20"/>
            <calcext:condition calcext:apply-style-name="Good" calcext:value="&gt;=0" calcext:base-cell-address="Sheet1.BF20"/>
          </calcext:conditional-format>
          <calcext:conditional-format calcext:target-range-address="Sheet1.BE20:Sheet1.BE20">
            <calcext:condition calcext:apply-style-name="Bad" calcext:value="&gt;=600" calcext:base-cell-address="Sheet1.BE20"/>
            <calcext:condition calcext:apply-style-name="Good" calcext:value="&gt;=0" calcext:base-cell-address="Sheet1.BE20"/>
          </calcext:conditional-format>
          <calcext:conditional-format calcext:target-range-address="Sheet1.BD20:Sheet1.BD20">
            <calcext:condition calcext:apply-style-name="Bad" calcext:value="&gt;=600" calcext:base-cell-address="Sheet1.BD20"/>
            <calcext:condition calcext:apply-style-name="Good" calcext:value="&gt;=0" calcext:base-cell-address="Sheet1.BD20"/>
          </calcext:conditional-format>
          <calcext:conditional-format calcext:target-range-address="Sheet1.BE19:Sheet1.BE19">
            <calcext:condition calcext:apply-style-name="Bad" calcext:value="&gt;=600" calcext:base-cell-address="Sheet1.BE19"/>
            <calcext:condition calcext:apply-style-name="Good" calcext:value="&gt;=0" calcext:base-cell-address="Sheet1.BE19"/>
          </calcext:conditional-format>
          <calcext:conditional-format calcext:target-range-address="Sheet1.BE24:Sheet1.BE24">
            <calcext:condition calcext:apply-style-name="Bad" calcext:value="&gt;=600" calcext:base-cell-address="Sheet1.BE24"/>
            <calcext:condition calcext:apply-style-name="Good" calcext:value="&gt;=0" calcext:base-cell-address="Sheet1.BE24"/>
          </calcext:conditional-format>
          <calcext:conditional-format calcext:target-range-address="Sheet1.BE24:Sheet1.BE24">
            <calcext:condition calcext:apply-style-name="Bad" calcext:value="&gt;=600" calcext:base-cell-address="Sheet1.BE24"/>
            <calcext:condition calcext:apply-style-name="Good" calcext:value="&gt;=0" calcext:base-cell-address="Sheet1.BE24"/>
          </calcext:conditional-format>
          <calcext:conditional-format calcext:target-range-address="Sheet1.AA32:Sheet1.AA32">
            <calcext:condition calcext:apply-style-name="Bad" calcext:value="&gt;=600" calcext:base-cell-address="Sheet1.AA32"/>
            <calcext:condition calcext:apply-style-name="Good" calcext:value="&gt;=0" calcext:base-cell-address="Sheet1.AA32"/>
          </calcext:conditional-format>
          <calcext:conditional-format calcext:target-range-address="Sheet1.AB32:Sheet1.AB32 Sheet1.AD32:Sheet1.AD32 Sheet1.AF32:Sheet1.AF32 Sheet1.AH32:Sheet1.AH32 Sheet1.AJ32:Sheet1.AJ32 Sheet1.AL32:Sheet1.AL32 Sheet1.AN32:Sheet1.AN32 Sheet1.AP32:Sheet1.AP32">
            <calcext:condition calcext:apply-style-name="Bad" calcext:value="&gt;=600" calcext:base-cell-address="Sheet1.AB32"/>
            <calcext:condition calcext:apply-style-name="Good" calcext:value="&gt;=0" calcext:base-cell-address="Sheet1.AB32"/>
          </calcext:conditional-format>
          <calcext:conditional-format calcext:target-range-address="Sheet1.Z33:Sheet1.Z33">
            <calcext:condition calcext:apply-style-name="Bad" calcext:value="&gt;=600" calcext:base-cell-address="Sheet1.Z33"/>
            <calcext:condition calcext:apply-style-name="Good" calcext:value="&gt;=0" calcext:base-cell-address="Sheet1.Z33"/>
          </calcext:conditional-format>
          <calcext:conditional-format calcext:target-range-address="Sheet1.AB33:Sheet1.AB33 Sheet1.AD33:Sheet1.AD33 Sheet1.AF33:Sheet1.AF33 Sheet1.AH33:Sheet1.AH33 Sheet1.AJ33:Sheet1.AJ33 Sheet1.AL33:Sheet1.AL33 Sheet1.AN33:Sheet1.AN33 Sheet1.AP33:Sheet1.AP33">
            <calcext:condition calcext:apply-style-name="Bad" calcext:value="&gt;=600" calcext:base-cell-address="Sheet1.AB33"/>
            <calcext:condition calcext:apply-style-name="Good" calcext:value="&gt;=0" calcext:base-cell-address="Sheet1.AB33"/>
          </calcext:conditional-format>
          <calcext:conditional-format calcext:target-range-address="Sheet1.Z34:Sheet1.Z34">
            <calcext:condition calcext:apply-style-name="Bad" calcext:value="&gt;=600" calcext:base-cell-address="Sheet1.Z34"/>
            <calcext:condition calcext:apply-style-name="Good" calcext:value="&gt;=0" calcext:base-cell-address="Sheet1.Z34"/>
          </calcext:conditional-format>
          <calcext:conditional-format calcext:target-range-address="Sheet1.AA34:Sheet1.AA34">
            <calcext:condition calcext:apply-style-name="Bad" calcext:value="&gt;=600" calcext:base-cell-address="Sheet1.AA34"/>
            <calcext:condition calcext:apply-style-name="Good" calcext:value="&gt;=0" calcext:base-cell-address="Sheet1.AA34"/>
          </calcext:conditional-format>
          <calcext:conditional-format calcext:target-range-address="Sheet1.AC34:Sheet1.AC34 Sheet1.AE34:Sheet1.AE34 Sheet1.AG34:Sheet1.AG34 Sheet1.AI34:Sheet1.AI34 Sheet1.AK34:Sheet1.AK34 Sheet1.AM34:Sheet1.AM34 Sheet1.AO34:Sheet1.AO34 Sheet1.AQ34:Sheet1.AQ34">
            <calcext:condition calcext:apply-style-name="Bad" calcext:value="&gt;=600" calcext:base-cell-address="Sheet1.AC34"/>
            <calcext:condition calcext:apply-style-name="Good" calcext:value="&gt;=0" calcext:base-cell-address="Sheet1.AC34"/>
          </calcext:conditional-format>
          <calcext:conditional-format calcext:target-range-address="Sheet1.AC33:Sheet1.AC33 Sheet1.AE33:Sheet1.AE33 Sheet1.AG33:Sheet1.AG33 Sheet1.AI33:Sheet1.AI33 Sheet1.AK33:Sheet1.AK33 Sheet1.AM33:Sheet1.AM33 Sheet1.AO33:Sheet1.AO33 Sheet1.AQ33:Sheet1.AQ33">
            <calcext:condition calcext:apply-style-name="Bad" calcext:value="&gt;=600" calcext:base-cell-address="Sheet1.AC33"/>
            <calcext:condition calcext:apply-style-name="Good" calcext:value="&gt;=0" calcext:base-cell-address="Sheet1.AC33"/>
          </calcext:conditional-format>
          <calcext:conditional-format calcext:target-range-address="Sheet1.AC32:Sheet1.AC32 Sheet1.AE32:Sheet1.AE32 Sheet1.AG32:Sheet1.AG32 Sheet1.AI32:Sheet1.AI32 Sheet1.AK32:Sheet1.AK32 Sheet1.AM32:Sheet1.AM32 Sheet1.AO32:Sheet1.AO32 Sheet1.AQ32:Sheet1.AQ32">
            <calcext:condition calcext:apply-style-name="Bad" calcext:value="&gt;=600" calcext:base-cell-address="Sheet1.AC32"/>
            <calcext:condition calcext:apply-style-name="Good" calcext:value="&gt;=0" calcext:base-cell-address="Sheet1.AC32"/>
          </calcext:conditional-format>
          <calcext:conditional-format calcext:target-range-address="Sheet1.AC31:Sheet1.AC31 Sheet1.AE31:Sheet1.AE31 Sheet1.AG31:Sheet1.AG31 Sheet1.AI31:Sheet1.AI31 Sheet1.AK31:Sheet1.AK31 Sheet1.AM31:Sheet1.AM31 Sheet1.AO31:Sheet1.AO31 Sheet1.AQ31:Sheet1.AQ31">
            <calcext:condition calcext:apply-style-name="Bad" calcext:value="&gt;=600" calcext:base-cell-address="Sheet1.AC31"/>
            <calcext:condition calcext:apply-style-name="Good" calcext:value="&gt;=0" calcext:base-cell-address="Sheet1.AC31"/>
          </calcext:conditional-format>
          <calcext:conditional-format calcext:target-range-address="Sheet1.AD34:Sheet1.AD34 Sheet1.AF34:Sheet1.AF34 Sheet1.AH34:Sheet1.AH34 Sheet1.AJ34:Sheet1.AJ34 Sheet1.AL34:Sheet1.AL34 Sheet1.AN34:Sheet1.AN34 Sheet1.AP34:Sheet1.AP34">
            <calcext:condition calcext:apply-style-name="Bad" calcext:value="&gt;=600" calcext:base-cell-address="Sheet1.AD34"/>
            <calcext:condition calcext:apply-style-name="Good" calcext:value="&gt;=0" calcext:base-cell-address="Sheet1.AD34"/>
          </calcext:conditional-format>
          <calcext:conditional-format calcext:target-range-address="Sheet1.AS15:Sheet1.AS15">
            <calcext:condition calcext:apply-style-name="Bad" calcext:value="&gt;=600" calcext:base-cell-address="Sheet1.AS15"/>
            <calcext:condition calcext:apply-style-name="Good" calcext:value="&gt;=0" calcext:base-cell-address="Sheet1.AS15"/>
          </calcext:conditional-format>
          <calcext:conditional-format calcext:target-range-address="Sheet1.AS15:Sheet1.AS15">
            <calcext:condition calcext:apply-style-name="Bad" calcext:value="&gt;=600" calcext:base-cell-address="Sheet1.AS15"/>
            <calcext:condition calcext:apply-style-name="Good" calcext:value="&gt;=0" calcext:base-cell-address="Sheet1.AS15"/>
          </calcext:conditional-format>
          <calcext:conditional-format calcext:target-range-address="Sheet1.BE15:Sheet1.BE15">
            <calcext:condition calcext:apply-style-name="Bad" calcext:value="&gt;=600" calcext:base-cell-address="Sheet1.BE15"/>
            <calcext:condition calcext:apply-style-name="Good" calcext:value="&gt;=0" calcext:base-cell-address="Sheet1.BE15"/>
          </calcext:conditional-format>
          <calcext:conditional-format calcext:target-range-address="Sheet1.BE15:Sheet1.BE15">
            <calcext:condition calcext:apply-style-name="Bad" calcext:value="&gt;=600" calcext:base-cell-address="Sheet1.BE15"/>
            <calcext:condition calcext:apply-style-name="Good" calcext:value="&gt;=0" calcext:base-cell-address="Sheet1.BE15"/>
          </calcext:conditional-format>
          <calcext:conditional-format calcext:target-range-address="Sheet1.AD15:Sheet1.AD15">
            <calcext:condition calcext:apply-style-name="Bad" calcext:value="&gt;=600" calcext:base-cell-address="Sheet1.AD15"/>
            <calcext:condition calcext:apply-style-name="Good" calcext:value="&gt;=0" calcext:base-cell-address="Sheet1.AD15"/>
          </calcext:conditional-format>
          <calcext:conditional-format calcext:target-range-address="Sheet1.M27:Sheet1.M27">
            <calcext:condition calcext:apply-style-name="Bad" calcext:value="&gt;=600" calcext:base-cell-address="Sheet1.M27"/>
            <calcext:condition calcext:apply-style-name="Good" calcext:value="&gt;=0" calcext:base-cell-address="Sheet1.M27"/>
          </calcext:conditional-format>
          <calcext:conditional-format calcext:target-range-address="Sheet1.O27:Sheet1.O27">
            <calcext:condition calcext:apply-style-name="Bad" calcext:value="&gt;=600" calcext:base-cell-address="Sheet1.O27"/>
            <calcext:condition calcext:apply-style-name="Good" calcext:value="&gt;=0" calcext:base-cell-address="Sheet1.O27"/>
          </calcext:conditional-format>
          <calcext:conditional-format calcext:target-range-address="Sheet1.Q27:Sheet1.Q27">
            <calcext:condition calcext:apply-style-name="Bad" calcext:value="&gt;=600" calcext:base-cell-address="Sheet1.Q27"/>
            <calcext:condition calcext:apply-style-name="Good" calcext:value="&gt;=0" calcext:base-cell-address="Sheet1.Q27"/>
          </calcext:conditional-format>
          <calcext:conditional-format calcext:target-range-address="Sheet1.R27:Sheet1.R27">
            <calcext:condition calcext:apply-style-name="Bad" calcext:value="&gt;=600" calcext:base-cell-address="Sheet1.R27"/>
            <calcext:condition calcext:apply-style-name="Good" calcext:value="&gt;=0" calcext:base-cell-address="Sheet1.R27"/>
          </calcext:conditional-format>
          <calcext:conditional-format calcext:target-range-address="Sheet1.S27:Sheet1.S27">
            <calcext:condition calcext:apply-style-name="Bad" calcext:value="&gt;=600" calcext:base-cell-address="Sheet1.S27"/>
            <calcext:condition calcext:apply-style-name="Good" calcext:value="&gt;=0" calcext:base-cell-address="Sheet1.S27"/>
          </calcext:conditional-format>
          <calcext:conditional-format calcext:target-range-address="Sheet1.T27:Sheet1.T27">
            <calcext:condition calcext:apply-style-name="Bad" calcext:value="&gt;=600" calcext:base-cell-address="Sheet1.T27"/>
            <calcext:condition calcext:apply-style-name="Good" calcext:value="&gt;=0" calcext:base-cell-address="Sheet1.T27"/>
          </calcext:conditional-format>
          <calcext:conditional-format calcext:target-range-address="Sheet1.S28:Sheet1.S28">
            <calcext:condition calcext:apply-style-name="Bad" calcext:value="&gt;=600" calcext:base-cell-address="Sheet1.S28"/>
            <calcext:condition calcext:apply-style-name="Good" calcext:value="&gt;=0" calcext:base-cell-address="Sheet1.S28"/>
          </calcext:conditional-format>
          <calcext:conditional-format calcext:target-range-address="Sheet1.R28:Sheet1.R28">
            <calcext:condition calcext:apply-style-name="Bad" calcext:value="&gt;=600" calcext:base-cell-address="Sheet1.R28"/>
            <calcext:condition calcext:apply-style-name="Good" calcext:value="&gt;=0" calcext:base-cell-address="Sheet1.R28"/>
          </calcext:conditional-format>
          <calcext:conditional-format calcext:target-range-address="Sheet1.Q28:Sheet1.Q28">
            <calcext:condition calcext:apply-style-name="Bad" calcext:value="&gt;=600" calcext:base-cell-address="Sheet1.Q28"/>
            <calcext:condition calcext:apply-style-name="Good" calcext:value="&gt;=0" calcext:base-cell-address="Sheet1.Q28"/>
          </calcext:conditional-format>
          <calcext:conditional-format calcext:target-range-address="Sheet1.P28:Sheet1.P28">
            <calcext:condition calcext:apply-style-name="Bad" calcext:value="&gt;=600" calcext:base-cell-address="Sheet1.P28"/>
            <calcext:condition calcext:apply-style-name="Good" calcext:value="&gt;=0" calcext:base-cell-address="Sheet1.P28"/>
          </calcext:conditional-format>
          <calcext:conditional-format calcext:target-range-address="Sheet1.O28:Sheet1.O28">
            <calcext:condition calcext:apply-style-name="Bad" calcext:value="&gt;=600" calcext:base-cell-address="Sheet1.O28"/>
            <calcext:condition calcext:apply-style-name="Good" calcext:value="&gt;=0" calcext:base-cell-address="Sheet1.O28"/>
          </calcext:conditional-format>
          <calcext:conditional-format calcext:target-range-address="Sheet1.N28:Sheet1.N28">
            <calcext:condition calcext:apply-style-name="Bad" calcext:value="&gt;=600" calcext:base-cell-address="Sheet1.N28"/>
            <calcext:condition calcext:apply-style-name="Good" calcext:value="&gt;=0" calcext:base-cell-address="Sheet1.N28"/>
          </calcext:conditional-format>
          <calcext:conditional-format calcext:target-range-address="Sheet1.M28:Sheet1.M28">
            <calcext:condition calcext:apply-style-name="Bad" calcext:value="&gt;=600" calcext:base-cell-address="Sheet1.M28"/>
            <calcext:condition calcext:apply-style-name="Good" calcext:value="&gt;=0" calcext:base-cell-address="Sheet1.M28"/>
          </calcext:conditional-format>
          <calcext:conditional-format calcext:target-range-address="Sheet1.R29:Sheet1.R29">
            <calcext:condition calcext:apply-style-name="Bad" calcext:value="&gt;=600" calcext:base-cell-address="Sheet1.R29"/>
            <calcext:condition calcext:apply-style-name="Good" calcext:value="&gt;=0" calcext:base-cell-address="Sheet1.R29"/>
          </calcext:conditional-format>
          <calcext:conditional-format calcext:target-range-address="Sheet1.S29:Sheet1.S29">
            <calcext:condition calcext:apply-style-name="Bad" calcext:value="&gt;=600" calcext:base-cell-address="Sheet1.S29"/>
            <calcext:condition calcext:apply-style-name="Good" calcext:value="&gt;=0" calcext:base-cell-address="Sheet1.S29"/>
          </calcext:conditional-format>
          <calcext:conditional-format calcext:target-range-address="Sheet1.T29:Sheet1.T29">
            <calcext:condition calcext:apply-style-name="Bad" calcext:value="&gt;=600" calcext:base-cell-address="Sheet1.T29"/>
            <calcext:condition calcext:apply-style-name="Good" calcext:value="&gt;=0" calcext:base-cell-address="Sheet1.T29"/>
          </calcext:conditional-format>
          <calcext:conditional-format calcext:target-range-address="Sheet1.U29:Sheet1.U29">
            <calcext:condition calcext:apply-style-name="Bad" calcext:value="&gt;=600" calcext:base-cell-address="Sheet1.U29"/>
            <calcext:condition calcext:apply-style-name="Good" calcext:value="&gt;=0" calcext:base-cell-address="Sheet1.U29"/>
          </calcext:conditional-format>
          <calcext:conditional-format calcext:target-range-address="Sheet1.V29:Sheet1.V29">
            <calcext:condition calcext:apply-style-name="Bad" calcext:value="&gt;=600" calcext:base-cell-address="Sheet1.V29"/>
            <calcext:condition calcext:apply-style-name="Good" calcext:value="&gt;=0" calcext:base-cell-address="Sheet1.V29"/>
          </calcext:conditional-format>
          <calcext:conditional-format calcext:target-range-address="Sheet1.W29:Sheet1.W29">
            <calcext:condition calcext:apply-style-name="Bad" calcext:value="&gt;=600" calcext:base-cell-address="Sheet1.W29"/>
            <calcext:condition calcext:apply-style-name="Good" calcext:value="&gt;=0" calcext:base-cell-address="Sheet1.W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 style:data-style-name="N2" text:time-value="18:38:24.771171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8:57:53.073358237</meta:creation-date>
    <dc:date>2019-06-08T19:19:05.128187388</dc:date>
    <meta:editing-duration>PT2H34M25S</meta:editing-duration>
    <meta:editing-cycles>8</meta:editing-cycles>
    <meta:generator>LibreOffice/6.0.7.3$Linux_X86_64 LibreOffice_project/00m0$Build-3</meta:generator>
    <meta:document-statistic meta:table-count="1" meta:cell-count="2130" meta:object-count="0"/>
  </office:meta>
</office:document-meta>
</file>